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2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" style:family="paragraph" style:parent-style-name="Header">
      <style:paragraph-properties fo:text-align="start" style:justify-single-word="false"/>
      <style:text-properties officeooo:paragraph-rsid="0211dd7e"/>
    </style:style>
    <style:style style:name="P8" style:family="paragraph" style:parent-style-name="Header">
      <style:paragraph-properties fo:text-align="start" style:justify-single-word="false"/>
      <style:text-properties officeooo:paragraph-rsid="0289fb01"/>
    </style:style>
    <style:style style:name="P9" style:family="paragraph" style:parent-style-name="Header">
      <style:paragraph-properties fo:text-align="start" style:justify-single-word="false"/>
      <style:text-properties officeooo:paragraph-rsid="02a56131"/>
    </style:style>
    <style:style style:name="P1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11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13" style:family="paragraph" style:parent-style-name="Header">
      <style:paragraph-properties fo:text-align="center" style:justify-single-word="false"/>
      <style:text-properties officeooo:paragraph-rsid="00ab054e"/>
    </style:style>
    <style:style style:name="P14" style:family="paragraph" style:parent-style-name="Header">
      <style:paragraph-properties fo:text-align="center" style:justify-single-word="false"/>
      <style:text-properties officeooo:paragraph-rsid="00c10aa6"/>
    </style:style>
    <style:style style:name="P15" style:family="paragraph" style:parent-style-name="Footer">
      <style:text-properties officeooo:rsid="00178920" officeooo:paragraph-rsid="00178920"/>
    </style:style>
    <style:style style:name="P16" style:family="paragraph" style:parent-style-name="Footer">
      <style:text-properties officeooo:paragraph-rsid="002aa84d"/>
    </style:style>
    <style:style style:name="P17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P3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P3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P50" style:family="paragraph" style:parent-style-name="Footer">
      <style:text-properties officeooo:paragraph-rsid="00c384cf"/>
    </style:style>
    <style:style style:name="P51" style:family="paragraph" style:parent-style-name="Footer">
      <style:paragraph-properties fo:text-align="start" style:justify-single-word="false"/>
      <style:text-properties officeooo:paragraph-rsid="0211dd7e"/>
    </style:style>
    <style:style style:name="P52" style:family="paragraph" style:parent-style-name="Footer">
      <style:paragraph-properties fo:text-align="start" style:justify-single-word="false"/>
      <style:text-properties officeooo:paragraph-rsid="00d4df5c"/>
    </style:style>
    <style:style style:name="P53" style:family="paragraph" style:parent-style-name="Footer">
      <style:text-properties officeooo:rsid="0242edd8" officeooo:paragraph-rsid="0242edd8"/>
    </style:style>
    <style:style style:name="P54" style:family="paragraph" style:parent-style-name="Footer">
      <style:text-properties officeooo:paragraph-rsid="008d016c"/>
    </style:style>
    <style:style style:name="P55" style:family="paragraph" style:parent-style-name="Footer">
      <style:text-properties officeooo:paragraph-rsid="010f7046"/>
    </style:style>
    <style:style style:name="P56" style:family="paragraph" style:parent-style-name="Footer">
      <style:text-properties officeooo:paragraph-rsid="01120261"/>
    </style:style>
    <style:style style:name="P57" style:family="paragraph" style:parent-style-name="Footer">
      <style:paragraph-properties fo:text-align="end" style:justify-single-word="false"/>
      <style:text-properties officeooo:paragraph-rsid="00d4df5c"/>
    </style:style>
    <style:style style:name="P58" style:family="paragraph" style:parent-style-name="Footer">
      <style:text-properties officeooo:paragraph-rsid="00d4df5c"/>
    </style:style>
    <style:style style:name="P59" style:family="paragraph" style:parent-style-name="Footer">
      <style:text-properties officeooo:paragraph-rsid="00863005"/>
    </style:style>
    <style:style style:name="P60" style:family="paragraph" style:parent-style-name="Footer">
      <style:text-properties officeooo:paragraph-rsid="030c4d7d"/>
    </style:style>
    <style:style style:name="P61" style:family="paragraph" style:parent-style-name="Footer">
      <style:text-properties officeooo:paragraph-rsid="00a59a60"/>
    </style:style>
    <style:style style:name="P62" style:family="paragraph" style:parent-style-name="Footer">
      <style:text-properties officeooo:paragraph-rsid="004274bc"/>
    </style:style>
    <style:style style:name="P63" style:family="paragraph" style:parent-style-name="Footer">
      <style:text-properties officeooo:paragraph-rsid="00d8520c"/>
    </style:style>
    <style:style style:name="P64" style:family="paragraph" style:parent-style-name="Footer">
      <style:text-properties officeooo:rsid="001f8a2d" officeooo:paragraph-rsid="00bd36bc"/>
    </style:style>
    <style:style style:name="P65" style:family="paragraph" style:parent-style-name="Footer">
      <style:text-properties officeooo:rsid="001f8a2d" officeooo:paragraph-rsid="002b33ed"/>
    </style:style>
    <style:style style:name="P66" style:family="paragraph" style:parent-style-name="Footer">
      <style:text-properties officeooo:rsid="011350d1" officeooo:paragraph-rsid="011350d1"/>
    </style:style>
    <style:style style:name="P67" style:family="paragraph" style:parent-style-name="Footer">
      <style:text-properties officeooo:rsid="0096b4e2" officeooo:paragraph-rsid="0096b4e2"/>
    </style:style>
    <style:style style:name="P68" style:family="paragraph" style:parent-style-name="Footer">
      <style:text-properties officeooo:paragraph-rsid="0096b4e2"/>
    </style:style>
    <style:style style:name="P69" style:family="paragraph" style:parent-style-name="Footer">
      <style:text-properties officeooo:paragraph-rsid="02a682f9"/>
    </style:style>
    <style:style style:name="P7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1" style:family="paragraph" style:parent-style-name="Header">
      <style:paragraph-properties fo:margin-left="0cm" fo:margin-right="0cm" fo:text-indent="0cm" style:auto-text-indent="false"/>
    </style:style>
    <style:style style:name="P7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7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7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1" style:family="paragraph" style:parent-style-name="_5f_Header_20_D_20_page_20_impaire_20__28_D_29_">
      <style:text-properties officeooo:paragraph-rsid="01a13e78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impaire_20__28_D_29_">
      <style:text-properties officeooo:paragraph-rsid="00c87b35"/>
    </style:style>
    <style:style style:name="P84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5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paragraph-properties fo:text-align="start" style:justify-single-word="false"/>
    </style:style>
    <style:style style:name="P88" style:family="paragraph" style:parent-style-name="_5f_Header_20_G_20_page_20_paire_20__28_G_29_">
      <style:text-properties officeooo:paragraph-rsid="0334a5b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6" style:family="paragraph" style:parent-style-name="_5f_Paragraphe_5f_Réponse_5f_Elève" style:list-style-name=""/>
    <style:style style:name="P107" style:family="paragraph" style:parent-style-name="_5f_Paragraphe_5f_Réponse_5f_Pointillés_5f_Grisés" style:list-style-name="_5f_Numérotation_20_des_20_exercices"/>
    <style:style style:name="P108" style:family="paragraph" style:parent-style-name="_5f_Premier_5f_Titre_5f_Exercices_5f_avec_5f_Num_5f_Exo_5f_sans_5f_Titre" style:master-page-name="_33__5f_2_5f_SERIE_5f_M_5f_GAUCHE_5f_ET_5f_DROITE_5f_2COL">
      <style:paragraph-properties style:page-number="212" fo:break-before="auto" fo:break-after="auto"/>
    </style:style>
    <style:style style:name="P109" style:family="paragraph" style:parent-style-name="_5f_Titre_5f_Exercices_5f_sans_5f_Titre" style:list-style-name=""/>
    <style:style style:name="P110" style:family="paragraph">
      <style:paragraph-properties fo:text-align="center"/>
    </style:style>
    <style:style style:name="P11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1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13" style:family="paragraph">
      <loext:graphic-properties draw:fill="solid" draw:fill-color="#7fb241"/>
    </style:style>
    <style:style style:name="P11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d7e12c"/>
    </style:style>
    <style:style style:name="P11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1ca2b8"/>
    </style:style>
    <style:style style:name="P12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d62e4e"/>
    </style:style>
    <style:style style:name="P123" style:family="paragraph">
      <style:paragraph-properties fo:margin-left="0cm" fo:margin-right="0cm" fo:margin-top="0cm" fo:margin-bottom="0cm" fo:line-height="100%" fo:text-indent="0cm" style:writing-mode="lr-tb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add9e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7fb24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1ca2b8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1ca2b8" draw:opacity="5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b38d19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d3802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e8c32a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a3fa8"/>
    </style:style>
    <style:style style:name="T2" style:family="text">
      <style:text-properties officeooo:rsid="00415f3a"/>
    </style:style>
    <style:style style:name="T3" style:family="text">
      <style:text-properties officeooo:rsid="00386ebd"/>
    </style:style>
    <style:style style:name="T4" style:family="text">
      <style:text-properties officeooo:rsid="008d016c"/>
    </style:style>
    <style:style style:name="T5" style:family="text">
      <style:text-properties fo:font-variant="small-caps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4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5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6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7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2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29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30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3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32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4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5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6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7" style:family="text">
      <style:text-properties fo:font-variant="small-caps" fo:color="#9d0f89" loext:opacity="100%" style:font-name="Bitstream Vera Sans5" fo:font-size="16pt" fo:font-weight="bold" officeooo:rsid="01a13e78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6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7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68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69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70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71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72" style:family="text">
      <style:text-properties fo:font-variant="small-caps" officeooo:rsid="0054f64f"/>
    </style:style>
    <style:style style:name="T73" style:family="text">
      <style:text-properties fo:font-variant="small-caps" officeooo:rsid="0096b4e2"/>
    </style:style>
    <style:style style:name="T74" style:family="text">
      <style:text-properties fo:font-variant="small-caps" officeooo:rsid="00a847d5"/>
    </style:style>
    <style:style style:name="T75" style:family="text">
      <style:text-properties fo:font-variant="small-caps" officeooo:rsid="007d7a6f"/>
    </style:style>
    <style:style style:name="T76" style:family="text">
      <style:text-properties fo:font-variant="small-caps" officeooo:rsid="00990660"/>
    </style:style>
    <style:style style:name="T77" style:family="text">
      <style:text-properties fo:font-variant="small-caps" officeooo:rsid="00b5d2d1"/>
    </style:style>
    <style:style style:name="T78" style:family="text">
      <style:text-properties fo:font-variant="small-caps" officeooo:rsid="00b6801f"/>
    </style:style>
    <style:style style:name="T79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T80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T81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T82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T83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T84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T85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T86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T87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T88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T89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T90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T91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T92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T93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T94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T95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T96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T97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T98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T99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T100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T101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T102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T103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T104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T105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T106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T107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T108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T109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T110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T111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T112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T113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T114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T115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T116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T117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T118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T119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T120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T121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T122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T123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T124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T125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T126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T127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T128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T129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T130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T131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T132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T133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T134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T135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T136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T137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T138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T139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T140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T141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T142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T143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T144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T145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T146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T147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T148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T149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T150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2" style:family="text">
      <style:text-properties officeooo:rsid="01fe03f2"/>
    </style:style>
    <style:style style:name="T153" style:family="text">
      <style:text-properties officeooo:rsid="010c4d3a"/>
    </style:style>
    <style:style style:name="T154" style:family="text">
      <style:text-properties officeooo:rsid="00b6801f"/>
    </style:style>
    <style:style style:name="T155" style:family="text">
      <style:text-properties fo:font-size="16pt" style:font-size-asian="16pt" style:font-size-complex="16pt"/>
    </style:style>
    <style:style style:name="T156" style:family="text">
      <style:text-properties officeooo:rsid="01f8729d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60d7ef"/>
    </style:style>
    <style:style style:name="T161" style:family="text">
      <style:text-properties officeooo:rsid="02735980"/>
    </style:style>
    <style:style style:name="T162" style:family="text">
      <style:text-properties officeooo:rsid="02757f12"/>
    </style:style>
    <style:style style:name="T163" style:family="text">
      <style:text-properties officeooo:rsid="0272f9e5"/>
    </style:style>
    <style:style style:name="T164" style:family="text">
      <style:text-properties officeooo:rsid="026ec296"/>
    </style:style>
    <style:style style:name="T165" style:family="text">
      <style:text-properties officeooo:rsid="0268e0aa"/>
    </style:style>
    <style:style style:name="T166" style:family="text">
      <style:text-properties officeooo:rsid="0072f07f"/>
    </style:style>
    <style:style style:name="T16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8" style:family="text">
      <style:text-properties officeooo:rsid="014407b5"/>
    </style:style>
    <style:style style:name="T169" style:family="text">
      <style:text-properties officeooo:rsid="0334a5be"/>
    </style:style>
    <style:style style:name="T170" style:family="text">
      <style:text-properties officeooo:rsid="0315af39"/>
    </style:style>
    <style:style style:name="T171" style:family="text">
      <style:text-properties officeooo:rsid="009e3fdd"/>
    </style:style>
    <style:style style:name="T172" style:family="text">
      <style:text-properties officeooo:rsid="00a4cf55"/>
    </style:style>
    <style:style style:name="T173" style:family="text">
      <style:text-properties officeooo:rsid="00a59a60"/>
    </style:style>
    <style:style style:name="T174" style:family="text">
      <style:text-properties officeooo:rsid="0096b4e2"/>
    </style:style>
    <style:style style:name="T175" style:family="text">
      <style:text-properties officeooo:rsid="0032e83a"/>
    </style:style>
    <style:style style:name="T176" style:family="text">
      <style:text-properties officeooo:rsid="002b33ed"/>
    </style:style>
    <style:style style:name="T177" style:family="text">
      <style:text-properties officeooo:rsid="00a59037"/>
    </style:style>
    <style:style style:name="T178" style:family="text">
      <style:text-properties officeooo:rsid="0087f537"/>
    </style:style>
    <style:style style:name="T179" style:family="text"/>
    <style:style style:name="T180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81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8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>
          <style:column-sep style:width="0.021cm" style:color="#b2b2b2" style:height="100%" style:style="solid"/>
          <style:column style:rel-width="2579*" fo:start-indent="0cm" fo:end-indent="0.15cm"/>
          <style:column style:rel-width="2609*" fo:start-indent="0.15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0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add9e0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6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fb241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1ca2b8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9" style:family="graphic">
      <style:graphic-properties draw:stroke="solid" svg:stroke-width="0cm" svg:stroke-color="#000000" draw:marker-start="Concave" draw:marker-start-width="0.3cm" draw:marker-start-center="false" draw:marker-end="Concave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add9e0" draw:opacity="50%" draw:textarea-horizontal-align="justify" draw:textarea-vertical-align="middle" draw:auto-grow-height="false" fo:min-height="0.388cm" fo:min-width="2.471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35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1ca2b8" draw:opacity="50%" draw:textarea-horizontal-align="justify" draw:textarea-vertical-align="middle" draw:auto-grow-height="false" fo:min-height="1.171cm" fo:min-width="2.773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1ca2b8" draw:opacity="50%" draw:textarea-horizontal-align="justify" draw:textarea-vertical-align="middle" draw:auto-grow-height="false" fo:min-height="2.249cm" fo:min-width="1.212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3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fb241" draw:opacity="50%" draw:textarea-horizontal-align="justify" draw:textarea-vertical-align="middle" draw:auto-grow-height="false" fo:min-height="1.302cm" fo:min-width="3.875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40" style:family="graphic">
      <style:graphic-properties style:run-through="foreground"/>
    </style:style>
    <style:style style:name="gr4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add9e0" draw:opacity="50%" draw:textarea-horizontal-align="justify" draw:textarea-vertical-align="middle" draw:auto-grow-height="false" fo:min-height="0.695cm" fo:min-width="1.473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4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1ca2b8" draw:opacity="50%" draw:textarea-horizontal-align="justify" draw:textarea-vertical-align="middle" draw:auto-grow-height="false" fo:min-height="2.731cm" fo:min-width="3.5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  <style:paragraph-properties style:writing-mode="lr-tb"/>
    </style:style>
    <style:style style:name="gr43" style:family="graphic">
      <style:graphic-properties draw:stroke="dash" draw:stroke-dash="Dot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b38d19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4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d3802c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802c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38d19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4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8c32a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solid" svg:stroke-width="0cm" svg:stroke-color="#000000" draw:marker-start="" draw:marker-start-width="0.199cm" draw:marker-start-center="false" draw:marker-end="Concave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5" style:family="graphic">
      <style:graphic-properties draw:stroke="solid" svg:stroke-width="0cm" svg:stroke-color="#000000" draw:marker-start="Concave" draw:marker-start-width="0.199cm" draw:marker-start-center="false" draw:marker-end="Concav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.03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4" draw:z-index="366" draw:name="Shape2_7" draw:style-name="gr1" draw:text-style-name="P111" svg:width="2.703cm" svg:height="0.715cm" draw:transform="rotate (0.0872664625997165) translate (1.32644444444444cm 1.21884722222222cm)">
        <draw:text-box>
          <text:p text:style-name="P110"><text:span text:style-name="T180">Série 2</text:span></text:p>
        </draw:text-box>
      </draw:frame>
      <draw:frame text:anchor-type="page" text:anchor-page-number="4" draw:z-index="365" draw:name="Shape2_6" draw:style-name="gr2" draw:text-style-name="P112" svg:width="3.918cm" svg:height="1.031cm" draw:transform="rotate (0.0876155284501153) translate (0.137583333333333cm 0.342194444444444cm)">
        <draw:text-box>
          <text:p text:style-name="P110"><text:span text:style-name="T181">Fiche supplémentaire</text:span></text:p>
        </draw:text-box>
      </draw:frame>
      <draw:frame text:anchor-type="page" text:anchor-page-number="3" draw:z-index="364" draw:name="Shape2_5" draw:style-name="gr2" draw:text-style-name="P112" svg:width="3.918cm" svg:height="1.031cm" draw:transform="rotate (0.0876155284501153) translate (0.137583333333333cm 0.342194444444444cm)">
        <draw:text-box>
          <text:p text:style-name="P110"><text:span text:style-name="T181">Fiche supplémentaire</text:span></text:p>
        </draw:text-box>
      </draw:frame>
      <draw:path text:anchor-type="page" text:anchor-page-number="4" draw:z-index="363" draw:name="Shape1_5" draw:style-name="gr3" draw:text-style-name="P113" svg:width="4.329cm" svg:height="2.24cm" svg:x="0cm" svg:y="0cm" svg:viewBox="0 0 4330 2241" svg:d="M0 2241l3984-288c209-15 363-168 345-342l-170-1611h-4159z">
        <text:p/>
      </draw:path>
      <draw:line text:anchor-type="page" text:anchor-page-number="4" draw:z-index="362" draw:name="Shape3_41" draw:style-name="gr4" draw:text-style-name="P110" svg:x1="10.647cm" svg:y1="1.36cm" svg:x2="21.961cm" svg:y2="1.36cm">
        <text:p/>
      </draw:line>
      <draw:line text:anchor-type="page" text:anchor-page-number="3" draw:z-index="361" draw:name="Shape3_40" draw:style-name="gr4" draw:text-style-name="P110" svg:x1="10.647cm" svg:y1="1.36cm" svg:x2="21.961cm" svg:y2="1.36cm">
        <text:p/>
      </draw:line>
      <draw:line text:anchor-type="page" text:anchor-page-number="3" draw:z-index="360" draw:name="Shape3_12" draw:style-name="gr4" draw:text-style-name="P110" svg:x1="10.647cm" svg:y1="1.36cm" svg:x2="21.961cm" svg:y2="1.36cm">
        <text:p/>
      </draw:line>
      <draw:frame text:anchor-type="page" text:anchor-page-number="1" draw:z-index="17" draw:name="Shape2_4" draw:style-name="gr2" draw:text-style-name="P112" svg:width="3.918cm" svg:height="1.031cm" draw:transform="rotate (0.0876155284501153) translate (0.137583333333333cm 0.342194444444444cm)">
        <draw:text-box>
          <text:p text:style-name="P110"><text:span text:style-name="T181">Fiche supplémentaire</text:span></text:p>
        </draw:text-box>
      </draw:frame>
      <draw:frame text:anchor-type="page" text:anchor-page-number="2" draw:z-index="16" draw:name="Shape2_3" draw:style-name="gr2" draw:text-style-name="P112" svg:width="3.918cm" svg:height="1.031cm" draw:transform="rotate (0.0876155284501153) translate (0.137583333333333cm 0.342194444444444cm)">
        <draw:text-box>
          <text:p text:style-name="P110"><text:span text:style-name="T181">Fiche supplémentaire</text:span></text:p>
        </draw:text-box>
      </draw:frame>
      <draw:frame text:anchor-type="page" text:anchor-page-number="2" draw:z-index="15" draw:name="Shape2_2" draw:style-name="gr1" draw:text-style-name="P111" svg:width="2.703cm" svg:height="0.715cm" draw:transform="rotate (0.0872664625997165) translate (1.32644444444444cm 1.21884722222222cm)">
        <draw:text-box>
          <text:p text:style-name="P110"><text:span text:style-name="T180">Série 2</text:span></text:p>
        </draw:text-box>
      </draw:frame>
      <draw:path text:anchor-type="page" text:anchor-page-number="2" draw:z-index="14" draw:name="Shape1_0" draw:style-name="gr3" draw:text-style-name="P113" svg:width="4.329cm" svg:height="2.24cm" svg:x="0cm" svg:y="0cm" svg:viewBox="0 0 4330 2241" svg:d="M0 2241l3984-288c209-15 363-168 345-342l-170-1611h-4159z">
        <text:p/>
      </draw:path>
      <draw:frame text:anchor-type="page" text:anchor-page-number="1" draw:z-index="13" draw:name="Shape2" draw:style-name="gr1" draw:text-style-name="P111" svg:width="2.703cm" svg:height="0.715cm" draw:transform="rotate (0.0872664625997165) translate (1.32644444444444cm 1.21884722222222cm)">
        <draw:text-box>
          <text:p text:style-name="P110"><text:span text:style-name="T180">Série 2</text:span></text:p>
        </draw:text-box>
      </draw:frame>
      <draw:path text:anchor-type="page" text:anchor-page-number="1" draw:z-index="12" draw:name="Shape1" draw:style-name="gr3" draw:text-style-name="P113" svg:width="4.329cm" svg:height="2.24cm" svg:x="0cm" svg:y="0cm" svg:viewBox="0 0 4330 2241" svg:d="M0 2241l3984-288c209-15 363-168 345-342l-170-1611h-4159z">
        <text:p/>
      </draw:path>
      <draw:frame text:anchor-type="page" text:anchor-page-number="3" draw:z-index="5" draw:name="Shape2_1" draw:style-name="gr1" draw:text-style-name="P111" svg:width="2.703cm" svg:height="0.715cm" draw:transform="rotate (0.0872664625997165) translate (1.32644444444444cm 1.21884722222222cm)">
        <draw:text-box>
          <text:p text:style-name="P110"><text:span text:style-name="T180">Série 2</text:span></text:p>
        </draw:text-box>
      </draw:frame>
      <draw:line text:anchor-type="page" text:anchor-page-number="2" draw:z-index="2" draw:name="Shape3_0" draw:style-name="gr4" draw:text-style-name="P110" svg:x1="10.647cm" svg:y1="1.36cm" svg:x2="21.961cm" svg:y2="1.36cm">
        <text:p/>
      </draw:line>
      <draw:frame text:anchor-type="page" text:anchor-page-number="2" draw:z-index="1" draw:name="Shape2_0" draw:style-name="gr1" draw:text-style-name="P111" svg:width="2.703cm" svg:height="0.715cm" draw:transform="rotate (0.0872664625997165) translate (1.32644444444444cm 1.21884722222222cm)">
        <draw:text-box>
          <text:p text:style-name="P110"><text:span text:style-name="T180">Série 2</text:span></text:p>
        </draw:text-box>
      </draw:frame>
      <draw:path text:anchor-type="page" text:anchor-page-number="3" draw:z-index="0" draw:name="Shape1_1" draw:style-name="gr3" draw:text-style-name="P113" svg:width="4.329cm" svg:height="2.24cm" svg:x="0cm" svg:y="0cm" svg:viewBox="0 0 4330 2241" svg:d="M0 2241l3984-288c209-15 363-168 345-342l-170-1611h-4159z">
        <text:p/>
      </draw:path>
      <text:list xml:id="list3161053802" text:style-name="_5f_Numérotation_20_des_20_exercices">
        <text:list-item text:start-value="1">
          <text:h text:style-name="P108" text:outline-level="1" text:restart-numbering="true" text:start-value="1"><text:soft-page-break/>Complète avec la bonne unité de capacité.</text:h>
        </text:list-item>
      </text:list>
      <text:section text:style-name="Sect1" text:name="Section2">
        <text:list xml:id="list133217537689268" text:continue-numbering="true" text:style-name="_5f_Numérotation_20_des_20_exercices">
          <text:list-item>
            <text:list>
              <text:list-item>
                <text:p text:style-name="_5f_Paragraphe_5f_Réponse_5f_Elève">200L = 2 <text:span text:style-name="_5f_pointillés_20_gris">…....………..</text:span></text:p>
              </text:list-item>
              <text:list-item>
                <text:p text:style-name="_5f_Paragraphe_5f_Réponse_5f_Elève"><text:span text:style-name="_5f_Caractères">0,085 hL = 85 </text:span><text:span text:style-name="_5f_pointillés_20_gris">.….…..</text:span></text:p>
              </text:list-item>
              <text:list-item>
                <text:p text:style-name="_5f_Paragraphe_5f_Réponse_5f_Elève">25 000 mL = 2,5 <text:span text:style-name="_5f_pointillés_20_gris">…...</text:span></text:p>
              </text:list-item>
              <text:list-item>
                <text:p text:style-name="_5f_Paragraphe_5f_Réponse_5f_Elève"><text:span text:style-name="_5f_Caractères">4,01 mL = 0,401</text:span><text:span text:style-name="_5f_pointillés_20_gris">……..</text:span></text:p>
              </text:list-item>
              <text:list-item>
                <text:p text:style-name="_5f_Paragraphe_5f_Réponse_5f_Elève">78,22 hL = 7 822…<text:span text:style-name="_5f_pointillés_20_gris">....</text:span></text:p>
              </text:list-item>
              <text:list-item>
                <text:p text:style-name="_5f_Paragraphe_5f_Réponse_5f_Elève">1 722 daL = 172,2….</text:p>
              </text:list-item>
            </text:list>
          </text:list-item>
        </text:list>
      </text:section>
      <text:list xml:id="list133217054224236" text:continue-numbering="true" text:style-name="_5f_Numérotation_20_des_20_exercices">
        <text:list-item>
          <text:h text:style-name="_5f_Titre_5f_Exercices_5f_sans_5f_Titre" text:outline-level="1">Effectue les conversions suivantes.</text:h>
          <text:list>
            <text:list-item>
              <text:p text:style-name="_5f_Paragraphe_5f_Réponse_5f_Elève">1 L <text:tab/>= <text:span text:style-name="_5f_pointillés_20_gris">….................... </text:span>dL</text:p>
            </text:list-item>
            <text:list-item>
              <text:p text:style-name="_5f_Paragraphe_5f_Réponse_5f_Elève">1,53 daL <text:tab/>= <text:span text:style-name="_5f_pointillés_20_gris">….................... </text:span>cL </text:p>
            </text:list-item>
            <text:list-item>
              <text:p text:style-name="_5f_Paragraphe_5f_Réponse_5f_Elève">35 dL <text:tab/>= <text:span text:style-name="_5f_pointillés_20_gris">….................... </text:span>L </text:p>
            </text:list-item>
            <text:list-item>
              <text:p text:style-name="_5f_Paragraphe_5f_Réponse_5f_Elève">1 hL <text:tab/>= <text:span text:style-name="_5f_pointillés_20_gris">….................... </text:span>dL</text:p>
            </text:list-item>
            <text:list-item>
              <text:p text:style-name="_5f_Paragraphe_5f_Réponse_5f_Elève">12 dL <text:tab/>= <text:span text:style-name="_5f_pointillés_20_gris">….................... </text:span>daL</text:p>
            </text:list-item>
            <text:list-item>
              <text:p text:style-name="_5f_Paragraphe_5f_Réponse_5f_Elève">172,4 mL <text:tab/>= <text:span text:style-name="_5f_pointillés_20_gris">….................... </text:span>dL</text:p>
            </text:list-item>
          </text:list>
        </text:list-item>
        <text:list-item>
          <text:h text:style-name="_5f_Titre_5f_Exercices_5f_sans_5f_Titre" text:outline-level="1">Complète.</text:h>
          <text:list>
            <text:list-item>
              <text:p text:style-name="_5f_Paragraphe_5f_Réponse_5f_Elève">1 dm3 <text:tab/>= <text:span text:style-name="_5f_pointillés_20_gris">….................……………..<text:tab/></text:span>L</text:p>
            </text:list-item>
            <text:list-item>
              <text:p text:style-name="_5f_Paragraphe_5f_Réponse_5f_Elève">1 m3 <text:tab/>= <text:span text:style-name="_5f_pointillés_20_gris">….................……………..<text:tab/></text:span>L</text:p>
            </text:list-item>
            <text:list-item>
              <text:p text:style-name="_5f_Paragraphe_5f_Réponse_5f_Elève">1 hL <text:tab/>= <text:span text:style-name="_5f_pointillés_20_gris">….................……………..<text:tab/></text:span>cm<text:span text:style-name="_5f_Caractères_5f_exposant">3</text:span></text:p>
            </text:list-item>
            <text:list-item>
              <text:p text:style-name="_5f_Paragraphe_5f_Réponse_5f_Elève">131,2 L <text:tab/>= <text:span text:style-name="_5f_pointillés_20_gris">….................……………..<text:tab/></text:span>m<text:span text:style-name="_5f_Caractères_5f_exposant">3</text:span></text:p>
            </text:list-item>
            <text:list-item>
              <text:p text:style-name="_5f_Paragraphe_5f_Réponse_5f_Elève">35,635 cm<text:span text:style-name="_5f_Caractères_5f_exposant">3</text:span> <text:tab/>= <text:span text:style-name="_5f_pointillés_20_gris">….................……</text:span>.<text:tab/>dL</text:p>
            </text:list-item>
            <text:list-item>
              <text:p text:style-name="_5f_Paragraphe_5f_Réponse_5f_Elève">7 302 L <text:tab/>= 0,007 302 <text:span text:style-name="_5f_pointillés_20_gris">..……</text:span>.<text:tab/></text:p>
            </text:list-item>
            <text:list-item>
              <text:p text:style-name="_5f_Paragraphe_5f_Réponse_5f_Elève">10 000 000 mm<text:span text:style-name="_5f_Caractères_5f_exposant">3</text:span> = 100 <text:span text:style-name="_5f_pointillés_20_gris">.....…</text:span><text:tab/></text:p>
            </text:list-item>
          </text:list>
        </text:list-item>
        <text:list-item>
          <text:h text:style-name="_5f_Titre_5f_Exercices_5f_sans_5f_Titre" text:outline-level="1">Un pavé droit a pour dimensions 13 cm ; <text:line-break/>5 dm et 2 m.</text:h>
          <text:list>
            <text:list-item>
              <text:p text:style-name="_5f_Paragraphe_5f_avec_5f_Num_5f_Question">Calcule son volume en cm<text:span text:style-name="_5f_Caractères_5f_exposant"><text:span text:style-name="T178">3</text:span></text:span>.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</text:span></text:p>
      <text:p text:style-name="_5f_Paragraphe_5f_Réponse_5f_Pointillés_5f_Grisés"><text:span text:style-name="_5f_pointillés_20_gris">………………………………………………………………...</text:span></text:p>
      <text:list xml:id="list133218546345066" text:continue-numbering="true" text:style-name="_5f_Numérotation_20_des_20_exercices">
        <text:list-item>
          <text:list>
            <text:list-item>
              <text:p text:style-name="_5f_Paragraphe_5f_avec_5f_Num_5f_Question">Calcule son volume en L.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</text:span></text:p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33218067255133" text:continue-numbering="true" text:style-name="_5f_Numérotation_20_des_20_exercices">
        <text:list-item>
          <text:h text:style-name="_5f_Titre_5f_Exercices_5f_sans_5f_Titre" text:outline-level="1">Après avoir pris les mesures nécessaires, calcule le volume du cube et du pavé droit dont les patrons sont tracés ci-dessous :</text:h>
        </text:list-item>
      </text:list>
      <text:h text:style-name="_5f_Paragraphe" text:outline-level="1"><draw:g text:anchor-type="paragraph" draw:z-index="3" draw:name="Forme1_0" draw:style-name="gr23"><draw:polygon draw:style-name="gr57" draw:text-style-name="P133" svg:width="2.999cm" svg:height="2.999cm" draw:transform="rotate (-1.5707963267949) translate (6.00023611111113cm 0.0999722222222123cm)" svg:viewBox="0 0 3000 3000" draw:points="0,0 3000,0 3000,3000 0,3000"><text:p/></draw:polygon><draw:polygon draw:style-name="gr57" draw:text-style-name="P133" svg:width="2.999cm" svg:height="2.999cm" draw:transform="rotate (-1.5707963267949) translate (6.00023611111113cm 3.10097222222222cm)" svg:viewBox="0 0 3000 3000" draw:points="0,0 3000,0 3000,3000 0,3000"><text:p/></draw:polygon><draw:polygon draw:style-name="gr57" draw:text-style-name="P133" svg:width="2.999cm" svg:height="2.999cm" draw:transform="rotate (-1.5707963267949) translate (6.00023611111113cm 6.09997222222221cm)" svg:viewBox="0 0 3000 3000" draw:points="0,0 3000,0 3000,3000 0,3000"><text:p/></draw:polygon><draw:polygon draw:style-name="gr57" draw:text-style-name="P133" svg:width="2.999cm" svg:height="2.999cm" draw:transform="rotate (-1.5707963267949) translate (6.00023611111114cm 9.09997222222219cm)" svg:viewBox="0 0 3000 3000" draw:points="0,0 3000,0 3000,3000 0,3000"><text:p/></draw:polygon><draw:polygon draw:style-name="gr57" draw:text-style-name="P133" svg:width="2.999cm" svg:height="2.999cm" draw:transform="rotate (-1.5707963267949) translate (9.00023611111111cm 0.0999722222222123cm)" svg:viewBox="0 0 3000 3000" draw:points="0,0 3000,0 3000,3000 0,3000"><text:p/></draw:polygon><draw:polygon draw:style-name="gr57" draw:text-style-name="P133" svg:width="2.999cm" svg:height="2.999cm" draw:transform="rotate (-1.5707963267949) translate (3.00023611111111cm 3.10097222222222cm)" svg:viewBox="0 0 3000 3000" draw:points="0,0 3000,0 3000,3000 0,3000"><text:p/></draw:polygon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P106"><text:span text:style-name="_5f_Caractères"><text:tab/><text:tab/><text:tab/><text:tab/><text:tab/></text:span><text:span text:style-name="_5f_pointillés_20_gris">……………….</text:span></text:p>
      <text:p text:style-name="P106"><text:span text:style-name="_5f_Caractères"><text:tab/><text:tab/><text:tab/><text:tab/><text:tab/></text:span><text:span text:style-name="_5f_pointillés_20_gris">……………….</text:span></text:p>
      <text:p text:style-name="P106"><text:span text:style-name="_5f_Caractères"><text:tab/><text:tab/><text:tab/><text:tab/><text:tab/></text:span><text:span text:style-name="_5f_pointillés_20_gris">……………….</text:span></text:p>
      <text:p text:style-name="P106"><text:span text:style-name="_5f_Caractères"><text:tab/><text:tab/><text:tab/><text:tab/><text:tab/></text:span><text:span text:style-name="_5f_pointillés_20_gris">……………….</text:span></text:p>
      <text:p text:style-name="P106"><text:span text:style-name="_5f_Caractères"><text:tab/><text:tab/><text:tab/><text:tab/><text:tab/></text:span><text:span text:style-name="_5f_pointillés_20_gris">……………….</text:span></text:p>
      <text:p text:style-name="P106"><text:span text:style-name="_5f_Caractères"><text:tab/><text:tab/><text:tab/><text:tab/><text:tab/></text:span><text:span text:style-name="_5f_pointillés_20_gris">……………….</text:span></text:p>
      <text:p text:style-name="P106"><text:span text:style-name="_5f_Caractères"><text:tab/><text:tab/><text:tab/><text:tab/><text:tab/></text:span><text:span text:style-name="_5f_pointillés_20_gris">……………….</text:span></text:p>
      <text:p text:style-name="P106"><text:span text:style-name="_5f_Caractères"><text:tab/><text:tab/><text:tab/><text:tab/><text:tab/></text:span><text:span text:style-name="_5f_pointillés_20_gris">……………….</text:span></text:p>
      <text:p text:style-name="P106"><text:span text:style-name="_5f_Caractères"><text:tab/><text:tab/><text:tab/><text:tab/><text:tab/></text:span><text:span text:style-name="_5f_pointillés_20_gris">……………….</text:span></text:p>
      <text:p text:style-name="P106"><text:span text:style-name="_5f_Caractères"><text:tab/><text:tab/><text:tab/><text:tab/><text:tab/></text:span><text:span text:style-name="_5f_pointillés_20_gris">……………….</text:span></text:p>
      <text:p text:style-name="P106"><text:span text:style-name="_5f_Caractères"><text:tab/><text:tab/><text:tab/><text:tab/><text:tab/></text:span><text:span text:style-name="_5f_pointillés_20_gris">……………….</text:span></text:p>
      <text:p text:style-name="P106"><text:span text:style-name="_5f_Caractères"><text:tab/><text:tab/><text:tab/><text:tab/><text:tab/></text:span><text:span text:style-name="_5f_pointillés_20_gris">……………….</text:span></text:p>
      <text:p text:style-name="P106"><text:span text:style-name="_5f_pointillés_20_gris">……………………………………………………………….</text:span></text:p>
      <text:h text:style-name="_5f_Paragraphe" text:outline-level="1"><draw:g text:anchor-type="paragraph" draw:z-index="4" draw:name="Shape5_0" draw:style-name="gr23"><draw:polygon draw:style-name="gr57" draw:text-style-name="P133" svg:width="1.6cm" svg:height="2.798cm" draw:transform="rotate (-1.5707963267949) translate (2.79881221830298cm 0.0749220506536205cm)" svg:viewBox="0 0 1601 2799" draw:points="0,0 1601,0 1601,2799 0,2799"><text:p/></draw:polygon><draw:polygon draw:style-name="gr57" draw:text-style-name="P133" svg:width="2.798cm" svg:height="3.198cm" draw:transform="rotate (-1.5707963267949) translate (5.99843808380693cm 1.6757155594748cm)" svg:viewBox="0 0 2799 3199" draw:points="0,0 2799,0 2799,3199 0,3199"><text:p/></draw:polygon><draw:polygon draw:style-name="gr57" draw:text-style-name="P133" svg:width="1.6cm" svg:height="3.2cm" draw:transform="rotate (-1.5707963267949) translate (5.9999197875817cm 0.0749220506536205cm)" svg:viewBox="0 0 1601 3201" draw:points="0,0 1601,0 1601,3201 0,3201"><text:p/></draw:polygon><draw:polygon draw:style-name="gr57" draw:text-style-name="P133" svg:width="1.6cm" svg:height="3.2cm" draw:transform="rotate (-1.5707963267949) translate (5.99815589869281cm 4.47406093954251cm)" svg:viewBox="0 0 1601 3201" draw:points="0,0 1601,0 1601,3201 0,3201"><text:p/></draw:polygon><draw:polygon draw:style-name="gr57" draw:text-style-name="P133" svg:width="2.798cm" svg:height="3.198cm" draw:transform="rotate (-1.5707963267949) translate (5.99843808380693cm 6.07485444836369cm)" svg:viewBox="0 0 2799 3199" draw:points="0,0 2799,0 2799,3199 0,3199"><text:p/></draw:polygon><draw:polygon draw:style-name="gr57" draw:text-style-name="P133" svg:width="1.6cm" svg:height="2.798cm" draw:transform="rotate (-3.14159265358979) translate (7.59930017156862cm 4.47404832941406cm)" svg:viewBox="0 0 1601 2799" draw:points="0,0 1601,0 1601,2799 0,2799"><text:p/></draw:polygon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P106"><text:span text:style-name="_5f_Caractères"><text:tab/><text:tab/><text:tab/><text:tab/><text:tab/></text:span><text:span text:style-name="_5f_pointillés_20_gris">……………….</text:span></text:p>
      <text:p text:style-name="P106"><text:span text:style-name="_5f_Caractères"><text:tab/><text:tab/><text:tab/><text:tab/><text:tab/></text:span><text:span text:style-name="_5f_pointillés_20_gris">……………….</text:span></text:p>
      <text:p text:style-name="P106"><text:span text:style-name="_5f_Caractères"><text:tab/><text:tab/><text:tab/><text:tab/><text:tab/></text:span><text:span text:style-name="_5f_pointillés_20_gris">……………….</text:span></text:p>
      <text:p text:style-name="P106"><text:span text:style-name="_5f_Caractères"><text:tab/><text:tab/><text:tab/><text:tab/><text:tab/></text:span><text:span text:style-name="_5f_pointillés_20_gris">……………….</text:span></text:p>
      <text:p text:style-name="P106"><text:span text:style-name="_5f_Caractères"><text:tab/><text:tab/><text:tab/><text:tab/><text:tab/></text:span><text:span text:style-name="_5f_pointillés_20_gris">……………….</text:span></text:p>
      <text:p text:style-name="P106"><text:span text:style-name="_5f_Caractères"><text:tab/><text:tab/><text:tab/><text:tab/><text:tab/></text:span><text:span text:style-name="_5f_pointillés_20_gris">……………….</text:span></text:p>
      <text:p text:style-name="P106"><text:span text:style-name="_5f_Caractères"><text:tab/><text:tab/><text:tab/><text:tab/><text:tab/></text:span><text:span text:style-name="_5f_pointillés_20_gris">……………….</text:span></text:p>
      <text:p text:style-name="P106"><text:span text:style-name="_5f_pointillés_20_gris">……………………………………………………………….</text:span></text:p>
      <text:p text:style-name="P106"><text:span text:style-name="_5f_pointillés_20_gris"/></text:p>
      <text:list xml:id="list133218548766811" text:continue-numbering="true" text:style-name="_5f_Numérotation_20_des_20_exercices">
        <text:list-item>
          <text:h text:style-name="_5f_Titre_5f_Exercices_5f_sans_5f_Titre" text:outline-level="1"><text:soft-page-break/>Calcule le volume :</text:h>
          <text:list>
            <text:list-item>
              <text:p text:style-name="_5f_Paragraphe_5f_avec_5f_Num_5f_Question">d'un pavé droit possédant deux faces opposées carrées de côté 5 cm et une hauteur de 7 cm.</text:p>
            </text:list-item>
          </text:list>
        </text:list-item>
      </text:list>
      <text:list xml:id="list2802472864" text:style-name="_5f_Numérotation_20_des_20_exercices">
        <text:list-item>
          <text:list>
            <text:list-header>
              <text:p text:style-name="P107"><text:span text:style-name="_5f_pointillés_20_gris"><text:tab/></text:span></text:p>
            </text:list-header>
          </text:list>
        </text:list-item>
      </text:list>
      <text:list xml:id="list133218518582820" text:continue-list="list133218548766811" text:style-name="_5f_Numérotation_20_des_20_exercices">
        <text:list-item>
          <text:list>
            <text:list-item>
              <text:p text:style-name="_5f_Paragraphe_5f_avec_5f_Num_5f_Question">d'un cube de côté 2,5 dm.</text:p>
            </text:list-item>
          </text:list>
        </text:list-item>
      </text:list>
      <text:list xml:id="list133218272670065" text:continue-list="list2802472864" text:style-name="_5f_Numérotation_20_des_20_exercices">
        <text:list-item>
          <text:list>
            <text:list-header>
              <text:p text:style-name="P107"><text:span text:style-name="_5f_pointillés_20_gris"><text:tab/></text:span></text:p>
            </text:list-header>
          </text:list>
        </text:list-item>
      </text:list>
      <text:list xml:id="list133217023283053" text:continue-list="list133218518582820" text:style-name="_5f_Numérotation_20_des_20_exercices">
        <text:list-item>
          <text:h text:style-name="_5f_Titre_5f_Exercices_5f_sans_5f_Titre" text:outline-level="1">Calcule le volume d'un pavé droit dont la hauteur est de 9 cm, la largeur mesure la moitié de la hauteur et la longueur est le triple de la hauteur.</text:h>
        </text:list-item>
      </text:list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list xml:id="list133218243590244" text:continue-numbering="true" text:style-name="_5f_Numérotation_20_des_20_exercices">
        <text:list-item>
          <text:h text:style-name="_5f_Titre_5f_Exercices_5f_sans_5f_Titre" text:outline-level="1">Bilal veut se fabriquer le fauteuil en carton représenté ci-dessous. Les accoudoirs et les pieds sont des cubes. Calcule le volume de ce fauteuil.</text:h>
        </text:list-item>
      </text:list>
      <text:h text:style-name="_5f_Paragraphe" text:outline-level="1"><draw:g text:anchor-type="paragraph" draw:z-index="6" draw:name="Shape9" draw:style-name="gr23"><draw:line draw:style-name="gr43" draw:text-style-name="P126" svg:x1="3.006cm" svg:y1="6.561cm" svg:x2="2.505cm" svg:y2="6.804cm"><text:p/></draw:line><draw:line draw:style-name="gr43" draw:text-style-name="P126" svg:x1="1.503cm" svg:y1="6.81cm" svg:x2="2.504cm" svg:y2="6.81cm"><text:p/></draw:line><draw:line draw:style-name="gr43" draw:text-style-name="P126" svg:x1="2.505cm" svg:y1="7.66cm" svg:x2="2.505cm" svg:y2="6.76cm"><text:p/></draw:line><draw:line draw:style-name="gr43" draw:text-style-name="P126" svg:x1="3.005cm" svg:y1="7.56cm" svg:x2="2.805cm" svg:y2="7.66cm"><text:p/></draw:line><draw:line draw:style-name="gr43" draw:text-style-name="P126" svg:x1="2.004cm" svg:y1="7.559cm" svg:x2="3.004cm" svg:y2="7.559cm"><text:p/></draw:line><draw:line draw:style-name="gr43" draw:text-style-name="P126" svg:x1="2.004cm" svg:y1="7.56cm" svg:x2="1.503cm" svg:y2="7.803cm"><text:p/></draw:line><draw:line draw:style-name="gr43" draw:text-style-name="P126" svg:x1="2.004cm" svg:y1="6.561cm" svg:x2="1.503cm" svg:y2="6.81cm"><text:p/></draw:line><draw:line draw:style-name="gr43" draw:text-style-name="P126" svg:x1="2.004cm" svg:y1="7.559cm" svg:x2="2.004cm" svg:y2="6.46cm"><text:p/></draw:line><draw:line draw:style-name="gr43" draw:text-style-name="P126" svg:x1="1.503cm" svg:y1="7.634cm" svg:x2="1.503cm" svg:y2="6.81cm"><text:p/></draw:line><draw:line draw:style-name="gr43" draw:text-style-name="P126" svg:x1="1.303cm" svg:y1="7.66cm" svg:x2="1.303cm" svg:y2="7.417cm"><text:p/></draw:line><draw:line draw:style-name="gr43" draw:text-style-name="P126" svg:x1="1.303cm" svg:y1="7.417cm" svg:x2="0.802cm" svg:y2="7.66cm"><text:p/></draw:line><draw:line draw:style-name="gr43" draw:text-style-name="P126" svg:x1="0.291cm" svg:y1="8.391cm" svg:x2="1.303cm" svg:y2="8.391cm"><text:p/></draw:line><draw:line draw:style-name="gr43" draw:text-style-name="P126" svg:x1="0.291cm" svg:y1="8.391cm" svg:x2="-0.199cm" svg:y2="8.661cm"><text:p/></draw:line><draw:line draw:style-name="gr43" draw:text-style-name="P126" svg:x1="0.333cm" svg:y1="8.351cm" svg:x2="0.305cm" svg:y2="7.417cm"><text:p/></draw:line><draw:line draw:style-name="gr43" draw:text-style-name="P126" svg:x1="0.305cm" svg:y1="7.417cm" svg:x2="1.305cm" svg:y2="7.417cm"><text:p/></draw:line><draw:line draw:style-name="gr43" draw:text-style-name="P126" svg:x1="0.303cm" svg:y1="7.417cm" svg:x2="-0.199cm" svg:y2="7.66cm"><text:p/></draw:line><draw:line draw:style-name="gr43" draw:text-style-name="P126" svg:x1="6.313cm" svg:y1="7.417cm" svg:x2="7.313cm" svg:y2="7.417cm"><text:p/></draw:line><draw:line draw:style-name="gr43" draw:text-style-name="P126" svg:x1="6.31cm" svg:y1="8.391cm" svg:x2="5.82cm" svg:y2="8.661cm"><text:p/></draw:line><draw:line draw:style-name="gr43" draw:text-style-name="P126" svg:x1="6.313cm" svg:y1="8.391cm" svg:x2="7.303cm" svg:y2="8.391cm"><text:p/></draw:line><draw:line draw:style-name="gr43" draw:text-style-name="P126" svg:x1="6.35cm" svg:y1="8.39cm" svg:x2="6.33cm" svg:y2="7.417cm"><text:p/></draw:line><draw:line draw:style-name="gr43" draw:text-style-name="P126" svg:x1="6.325cm" svg:y1="7.417cm" svg:x2="5.812cm" svg:y2="7.66cm"><text:p/></draw:line><draw:line draw:style-name="gr43" draw:text-style-name="P126" svg:x1="7.511cm" svg:y1="7.263cm" svg:x2="7.501cm" svg:y2="6.81cm"><text:p/></draw:line><draw:line draw:style-name="gr43" draw:text-style-name="P126" svg:x1="8.012cm" svg:y1="6.561cm" svg:x2="7.501cm" svg:y2="6.81cm"><text:p/></draw:line><draw:line draw:style-name="gr43" draw:text-style-name="P126" svg:x1="7.501cm" svg:y1="6.81cm" svg:x2="8.512cm" svg:y2="6.81cm"><text:p/></draw:line><draw:line draw:style-name="gr43" draw:text-style-name="P126" svg:x1="2.004cm" svg:y1="6.561cm" svg:x2="9.013cm" svg:y2="6.561cm"><text:p/></draw:line><draw:line draw:style-name="gr43" draw:text-style-name="P126" svg:x1="5.812cm" svg:y1="5.16cm" svg:x2="7.815cm" svg:y2="5.16cm"><text:p/></draw:line><draw:line draw:style-name="gr43" draw:text-style-name="P126" svg:x1="5.812cm" svg:y1="5.159cm" svg:x2="5.812cm" svg:y2="3.159cm"><text:p/></draw:line><draw:line draw:style-name="gr43" draw:text-style-name="P126" svg:x1="4.81cm" svg:y1="5.16cm" svg:x2="5.811cm" svg:y2="5.16cm"><text:p/></draw:line><draw:line draw:style-name="gr43" draw:text-style-name="P126" svg:x1="4.81cm" svg:y1="5.66cm" svg:x2="5.811cm" svg:y2="5.16cm"><text:p/></draw:line><draw:line draw:style-name="gr43" draw:text-style-name="P126" svg:x1="2.004cm" svg:y1="6.563cm" svg:x2="2.004cm" svg:y2="4.563cm"><text:p/></draw:line><draw:line draw:style-name="gr43" draw:text-style-name="P126" svg:x1="0.802cm" svg:y1="5.16cm" svg:x2="2.805cm" svg:y2="5.16cm"><text:p/></draw:line><draw:line draw:style-name="gr43" draw:text-style-name="P126" svg:x1="0.828cm" svg:y1="5.159cm" svg:x2="0.802cm" svg:y2="3.159cm"><text:p/></draw:line><draw:line draw:style-name="gr43" draw:text-style-name="P126" svg:x1="2.004cm" svg:y1="2.561cm" svg:x2="9.013cm" svg:y2="2.561cm"><text:p/></draw:line><draw:line draw:style-name="gr43" draw:text-style-name="P126" svg:x1="2.004cm" svg:y1="2.561cm" svg:x2="0.802cm" svg:y2="3.161cm"><text:p/></draw:line><draw:line draw:style-name="gr43" draw:text-style-name="P126" svg:x1="2.004cm" svg:y1="4.563cm" svg:x2="9.013cm" svg:y2="4.563cm"><text:p/></draw:line><draw:line draw:style-name="gr43" draw:text-style-name="P126" svg:x1="2.004cm" svg:y1="4.563cm" svg:x2="-0.199cm" svg:y2="5.663cm"><text:p/></draw:line><draw:line draw:style-name="gr43" draw:text-style-name="P126" svg:x1="2.009cm" svg:y1="4.502cm" svg:x2="2.009cm" svg:y2="0.501cm"><text:p/></draw:line><draw:line draw:style-name="gr44" draw:text-style-name="P126" svg:x1="2.004cm" svg:y1="0.559cm" svg:x2="9.013cm" svg:y2="0.559cm"><text:p/></draw:line><draw:line draw:style-name="gr44" draw:text-style-name="P126" svg:x1="2.004cm" svg:y1="0.559cm" svg:x2="0.802cm" svg:y2="1.159cm"><text:p/></draw:line><draw:line draw:style-name="gr44" draw:text-style-name="P126" svg:x1="9.016cm" svg:y1="0.559cm" svg:x2="7.814cm" svg:y2="1.159cm"><text:p/></draw:line><draw:line draw:style-name="gr44" draw:text-style-name="P126" svg:x1="9.017cm" svg:y1="0.559cm" svg:x2="9.017cm" svg:y2="6.56cm"><text:p/></draw:line><draw:line draw:style-name="gr44" draw:text-style-name="P126" svg:x1="0.802cm" svg:y1="1.16cm" svg:x2="7.811cm" svg:y2="1.16cm"><text:p/></draw:line><draw:line draw:style-name="gr44" draw:text-style-name="P126" svg:x1="7.814cm" svg:y1="3.16cm" svg:x2="7.814cm" svg:y2="1.16cm"><text:p/></draw:line><draw:line draw:style-name="gr44" draw:text-style-name="P126" svg:x1="0.802cm" svg:y1="3.16cm" svg:x2="0.802cm" svg:y2="1.16cm"><text:p/></draw:line><draw:line draw:style-name="gr44" draw:text-style-name="P126" svg:x1="0.802cm" svg:y1="3.159cm" svg:x2="7.811cm" svg:y2="3.159cm"><text:p/></draw:line><draw:line draw:style-name="gr44" draw:text-style-name="P126" svg:x1="9.015cm" svg:y1="2.579cm" svg:x2="6.812cm" svg:y2="3.66cm"><text:p/></draw:line><draw:line draw:style-name="gr44" draw:text-style-name="P126" svg:x1="0.802cm" svg:y1="3.159cm" svg:x2="-0.199cm" svg:y2="3.659cm"><text:p/></draw:line><draw:line draw:style-name="gr44" draw:text-style-name="P126" svg:x1="0.802cm" svg:y1="1.16cm" svg:x2="7.811cm" svg:y2="1.16cm"><text:p/></draw:line><draw:line draw:style-name="gr44" draw:text-style-name="P126" svg:x1="2.809cm" svg:y1="3.159cm" svg:x2="1.808cm" svg:y2="3.659cm"><text:p/></draw:line><draw:line draw:style-name="gr44" draw:text-style-name="P126" svg:x1="5.811cm" svg:y1="3.159cm" svg:x2="4.81cm" svg:y2="3.659cm"><text:p/></draw:line><draw:line draw:style-name="gr44" draw:text-style-name="P126" svg:x1="6.813cm" svg:y1="3.659cm" svg:x2="4.81cm" svg:y2="3.659cm"><text:p/></draw:line><draw:line draw:style-name="gr44" draw:text-style-name="P126" svg:x1="1.804cm" svg:y1="3.659cm" svg:x2="-0.199cm" svg:y2="3.659cm"><text:p/></draw:line><draw:line draw:style-name="gr44" draw:text-style-name="P126" svg:x1="-0.199cm" svg:y1="5.659cm" svg:x2="-0.199cm" svg:y2="3.659cm"><text:p/></draw:line><draw:line draw:style-name="gr44" draw:text-style-name="P126" svg:x1="1.808cm" svg:y1="5.659cm" svg:x2="1.808cm" svg:y2="3.659cm"><text:p/></draw:line><draw:line draw:style-name="gr44" draw:text-style-name="P126" svg:x1="2.805cm" svg:y1="5.159cm" svg:x2="2.805cm" svg:y2="3.159cm"><text:p/></draw:line><draw:line draw:style-name="gr44" draw:text-style-name="P126" svg:x1="4.81cm" svg:y1="5.659cm" svg:x2="4.81cm" svg:y2="3.659cm"><text:p/></draw:line><draw:line draw:style-name="gr44" draw:text-style-name="P126" svg:x1="6.812cm" svg:y1="5.659cm" svg:x2="6.812cm" svg:y2="3.659cm"><text:p/></draw:line><draw:line draw:style-name="gr44" draw:text-style-name="P126" svg:x1="9.015cm" svg:y1="4.563cm" svg:x2="6.812cm" svg:y2="5.663cm"><text:p/></draw:line><draw:line draw:style-name="gr44" draw:text-style-name="P126" svg:x1="2.809cm" svg:y1="5.16cm" svg:x2="1.808cm" svg:y2="5.66cm"><text:p/></draw:line><draw:line draw:style-name="gr44" draw:text-style-name="P126" svg:x1="6.813cm" svg:y1="5.66cm" svg:x2="4.81cm" svg:y2="5.66cm"><text:p/></draw:line><draw:line draw:style-name="gr44" draw:text-style-name="P126" svg:x1="1.804cm" svg:y1="5.66cm" svg:x2="-0.199cm" svg:y2="5.66cm"><text:p/></draw:line><draw:line draw:style-name="gr44" draw:text-style-name="P126" svg:x1="4.808cm" svg:y1="5.16cm" svg:x2="2.805cm" svg:y2="5.16cm"><text:p/></draw:line><draw:line draw:style-name="gr44" draw:text-style-name="P126" svg:x1="4.806cm" svg:y1="5.66cm" svg:x2="1.702cm" svg:y2="5.66cm"><text:p/></draw:line><draw:line draw:style-name="gr44" draw:text-style-name="P126" svg:x1="6.812cm" svg:y1="7.66cm" svg:x2="6.812cm" svg:y2="5.66cm"><text:p/></draw:line><draw:line draw:style-name="gr44" draw:text-style-name="P126" svg:x1="-0.199cm" svg:y1="7.66cm" svg:x2="-0.199cm" svg:y2="5.66cm"><text:p/></draw:line><draw:line draw:style-name="gr44" draw:text-style-name="P126" svg:x1="-0.199cm" svg:y1="7.662cm" svg:x2="6.81cm" svg:y2="7.662cm"><text:p/></draw:line><draw:line draw:style-name="gr44" draw:text-style-name="P126" svg:x1="9.015cm" svg:y1="6.561cm" svg:x2="6.812cm" svg:y2="7.661cm"><text:p/></draw:line><draw:line draw:style-name="gr44" draw:text-style-name="P126" svg:x1="8.516cm" svg:y1="7.861cm" svg:x2="8.516cm" svg:y2="6.81cm"><text:p/></draw:line><draw:line draw:style-name="gr44" draw:text-style-name="P126" svg:x1="9.017cm" svg:y1="7.56cm" svg:x2="9.017cm" svg:y2="6.46cm"><text:p/></draw:line><draw:line draw:style-name="gr44" draw:text-style-name="P126" svg:x1="7.313cm" svg:y1="8.417cm" svg:x2="7.313cm" svg:y2="7.417cm"><text:p/></draw:line><draw:line draw:style-name="gr44" draw:text-style-name="P126" svg:x1="6.812cm" svg:y1="8.662cm" svg:x2="6.812cm" svg:y2="7.662cm"><text:p/></draw:line><draw:line draw:style-name="gr44" draw:text-style-name="P126" svg:x1="5.812cm" svg:y1="8.662cm" svg:x2="5.812cm" svg:y2="7.662cm"><text:p/></draw:line><draw:line draw:style-name="gr44" draw:text-style-name="P126" svg:x1="0.802cm" svg:y1="8.662cm" svg:x2="0.802cm" svg:y2="7.662cm"><text:p/></draw:line><draw:line draw:style-name="gr44" draw:text-style-name="P126" svg:x1="-0.199cm" svg:y1="8.662cm" svg:x2="-0.199cm" svg:y2="7.662cm"><text:p/></draw:line><draw:line draw:style-name="gr44" draw:text-style-name="P126" svg:x1="-0.199cm" svg:y1="8.661cm" svg:x2="0.802cm" svg:y2="8.661cm"><text:p/></draw:line><draw:line draw:style-name="gr44" draw:text-style-name="P126" svg:x1="5.812cm" svg:y1="8.661cm" svg:x2="6.813cm" svg:y2="8.661cm"><text:p/></draw:line><draw:line draw:style-name="gr44" draw:text-style-name="P126" svg:x1="7.314cm" svg:y1="8.417cm" svg:x2="6.812cm" svg:y2="8.66cm"><text:p/></draw:line><draw:line draw:style-name="gr44" draw:text-style-name="P126" svg:x1="9.017cm" svg:y1="7.53cm" svg:x2="8.516cm" svg:y2="7.834cm"><text:p/></draw:line><draw:line draw:style-name="gr44" draw:text-style-name="P126" svg:x1="7.314cm" svg:y1="8.418cm" svg:x2="6.812cm" svg:y2="8.661cm"><text:p/></draw:line><draw:line draw:style-name="gr44" draw:text-style-name="P126" svg:x1="1.303cm" svg:y1="8.417cm" svg:x2="0.801cm" svg:y2="8.66cm"><text:p/></draw:line><draw:line draw:style-name="gr44" draw:text-style-name="P126" svg:x1="1.303cm" svg:y1="8.462cm" svg:x2="1.303cm" svg:y2="7.662cm"><text:p/></draw:line><draw:polygon draw:style-name="gr45" draw:text-style-name="P130" svg:width="7.008cm" svg:height="1.999cm" svg:x="0.802cm" svg:y="1.16cm" svg:viewBox="0 0 7009 2000" draw:points="0,0 7009,0 7009,2000 0,2000"><text:p/></draw:polygon><draw:polygon draw:style-name="gr46" draw:text-style-name="P131" svg:width="8.21cm" svg:height="0.612cm" svg:x="0.802cm" svg:y="0.547cm" svg:viewBox="0 0 8211 613" draw:points="1215,19 8211,0 7009,613 0,613"><text:p/></draw:polygon><draw:polygon draw:style-name="gr47" draw:text-style-name="P131" svg:width="3.003cm" svg:height="0.499cm" svg:x="-0.199cm" svg:y="3.159cm" svg:viewBox="0 0 3004 500" draw:points="1001,0 3004,0 2003,500 0,500"><text:p/></draw:polygon><draw:polygon draw:style-name="gr47" draw:text-style-name="P131" svg:width="3.003cm" svg:height="0.499cm" svg:x="4.81cm" svg:y="3.159cm" svg:viewBox="0 0 3004 500" draw:points="1001,0 3004,0 2003,500 0,500"><text:p/></draw:polygon><draw:polygon draw:style-name="gr47" draw:text-style-name="P131" svg:width="3.003cm" svg:height="0.499cm" svg:x="1.808cm" svg:y="5.16cm" svg:viewBox="0 0 3004 500" draw:points="1001,0 3004,0 3004,500 0,500"><text:p/></draw:polygon><draw:line draw:style-name="gr43" draw:text-style-name="P126" svg:x1="3.005cm" svg:y1="7.561cm" svg:x2="3.005cm" svg:y2="6.561cm"><text:p/></draw:line><draw:polygon draw:style-name="gr45" draw:text-style-name="P130" svg:width="7.008cm" svg:height="1.999cm" svg:x="-0.199cm" svg:y="5.66cm" svg:viewBox="0 0 7009 2000" draw:points="0,0 7009,0 7009,2000 0,2000"><text:p/></draw:polygon><draw:polygon draw:style-name="gr48" draw:text-style-name="P130" svg:width="2.002cm" svg:height="1.999cm" svg:x="-0.199cm" svg:y="3.659cm" svg:viewBox="0 0 2003 2000" draw:points="0,0 2003,0 2003,2000 0,2000"><text:p/></draw:polygon><draw:polygon draw:style-name="gr48" draw:text-style-name="P130" svg:width="2.002cm" svg:height="1.999cm" svg:x="4.81cm" svg:y="3.659cm" svg:viewBox="0 0 2003 2000" draw:points="0,0 2003,0 2003,2000 0,2000"><text:p/></draw:polygon><draw:polygon draw:style-name="gr48" draw:text-style-name="P130" svg:width="3.003cm" svg:height="1.999cm" svg:x="2.805cm" svg:y="3.159cm" svg:viewBox="0 0 3004 2000" draw:points="0,0 3004,0 2003,500 2003,2000 0,2000"><text:p/></draw:polygon><draw:polygon draw:style-name="gr49" draw:text-style-name="P132" svg:width="1.201cm" svg:height="2.599cm" svg:x="7.814cm" svg:y="0.559cm" svg:viewBox="0 0 1202 2600" draw:points="0,600 1202,0 1202,2019 0,2600"><text:p/></draw:polygon><draw:polygon draw:style-name="gr49" draw:text-style-name="P132" svg:width="1cm" svg:height="2.499cm" svg:x="1.808cm" svg:y="3.159cm" svg:viewBox="0 0 1001 2500" draw:points="0,500 1001,0 1001,2000 0,2500"><text:p/></draw:polygon><draw:polygon draw:style-name="gr49" draw:text-style-name="P132" svg:width="2.202cm" svg:height="3.08cm" svg:x="6.812cm" svg:y="2.579cm" svg:viewBox="0 0 2203 3081" draw:points="0,1081 2203,0 2203,1981 0,3081"><text:p/></draw:polygon><draw:polygon draw:style-name="gr49" draw:text-style-name="P132" svg:width="2.202cm" svg:height="3.099cm" svg:x="6.812cm" svg:y="4.563cm" svg:viewBox="0 0 2203 3100" draw:points="0,1100 2203,0 2203,2000 0,3100"><text:p/></draw:polygon><draw:polygon draw:style-name="gr49" draw:text-style-name="P132" svg:width="0.501cm" svg:height="1.242cm" svg:x="6.812cm" svg:y="7.417cm" svg:viewBox="0 0 502 1243" draw:points="0,243 501,0 502,1001 0,1243"><text:p/></draw:polygon><draw:polygon draw:style-name="gr49" draw:text-style-name="P132" svg:width="0.5cm" svg:height="1.243cm" svg:x="8.516cm" svg:y="6.561cm" svg:viewBox="0 0 501 1244" draw:points="0,249 501,0 501,970 0,1244"><text:p/></draw:polygon><draw:polygon draw:style-name="gr49" draw:text-style-name="P132" svg:width="0.5cm" svg:height="0.999cm" svg:x="0.802cm" svg:y="7.662cm" svg:viewBox="0 0 501 1000" draw:points="0,0 501,0 501,757 0,1000"><text:p/></draw:polygon><draw:polygon draw:style-name="gr48" draw:text-style-name="P130" svg:width="1cm" svg:height="0.999cm" svg:x="5.812cm" svg:y="7.662cm" svg:viewBox="0 0 1001 1000" draw:points="0,0 1001,0 1001,1000 0,1000"><text:p/></draw:polygon><draw:polygon draw:style-name="gr48" draw:text-style-name="P130" svg:width="1cm" svg:height="0.999cm" svg:x="-0.199cm" svg:y="7.662cm" svg:viewBox="0 0 1001 1000" draw:points="0,0 1001,0 1001,1000 0,1000"><text:p/></draw:polygon><draw:line draw:style-name="gr44" draw:text-style-name="P126" svg:x1="7.524cm" svg:y1="7.835cm" svg:x2="8.525cm" svg:y2="7.835cm"><text:p/></draw:line><draw:polygon draw:style-name="gr48" draw:text-style-name="P130" svg:width="1.002cm" svg:height="0.997cm" svg:x="7.509cm" svg:y="6.837cm" svg:viewBox="0 0 1003 998" draw:points="1003,0 1003,998 15,998 0,491"><text:p/></draw:polygon><draw:line draw:style-name="gr44" draw:text-style-name="P126" svg:x1="7.524cm" svg:y1="7.834cm" svg:x2="7.509cm" svg:y2="7.327cm"><text:p/></draw:line><draw:line draw:style-name="gr44" draw:text-style-name="P126" svg:x1="2.505cm" svg:y1="7.82cm" svg:x2="2.505cm" svg:y2="7.662cm"><text:p/></draw:line><draw:line draw:style-name="gr44" draw:text-style-name="P126" svg:x1="2.505cm" svg:y1="7.82cm" svg:x2="2.805cm" svg:y2="7.662cm"><text:p/></draw:line><draw:line draw:style-name="gr44" draw:text-style-name="P126" svg:x1="1.503cm" svg:y1="7.819cm" svg:x2="2.504cm" svg:y2="7.819cm"><text:p/></draw:line><draw:line draw:style-name="gr44" draw:text-style-name="P126" svg:x1="1.503cm" svg:y1="7.82cm" svg:x2="1.503cm" svg:y2="7.662cm"><text:p/></draw:line><draw:polygon draw:style-name="gr48" draw:text-style-name="P130" svg:width="1cm" svg:height="0.157cm" svg:x="1.503cm" svg:y="7.662cm" svg:viewBox="0 0 1001 158" draw:points="0,0 1001,0 1001,158 0,158"><text:p/></draw:polygon><draw:polygon draw:style-name="gr49" draw:text-style-name="P132" svg:width="0.299cm" svg:height="0.157cm" svg:x="2.505cm" svg:y="7.662cm" svg:viewBox="0 0 300 158" draw:points="0,0 300,0 300,0 0,158"><text:p/></draw:polygon><draw:frame draw:style-name="gr50" draw:text-style-name="P124" svg:width="1.803cm" svg:height="0.701cm" svg:x="4.207cm" svg:y="-0.141cm"><draw:text-box><text:p text:style-name="P123"><text:span text:style-name="T182">70 cm</text:span></text:p></draw:text-box></draw:frame><draw:line draw:style-name="gr51" draw:text-style-name="P126" svg:x1="4.307cm" svg:y1="0.16cm" svg:x2="2.004cm" svg:y2="0.16cm"><text:p/></draw:line><draw:line draw:style-name="gr51" draw:text-style-name="P126" svg:x1="5.709cm" svg:y1="0.16cm" svg:x2="9.013cm" svg:y2="0.16cm"><text:p/></draw:line><draw:frame draw:style-name="gr50" draw:text-style-name="P124" svg:width="1.802cm" svg:height="0.701cm" draw:transform="rotate (-1.5707963267949) translate (9.64141666666667cm 0.760236111111111cm)"><draw:text-box><text:p text:style-name="P123"><text:span text:style-name="T182">20 cm</text:span></text:p></draw:text-box></draw:frame><draw:line draw:style-name="gr51" draw:text-style-name="P126" svg:x1="9.315cm" svg:y1="2.141cm" svg:x2="9.315cm" svg:y2="2.621cm"><text:p/></draw:line><draw:line draw:style-name="gr51" draw:text-style-name="P126" svg:x1="7.112cm" svg:y1="5.261cm" svg:x2="7.112cm" svg:y2="5.661cm"><text:p/></draw:line><draw:line draw:style-name="gr51" draw:text-style-name="P126" svg:x1="7.112cm" svg:y1="4.079cm" svg:x2="7.112cm" svg:y2="3.659cm"><text:p/></draw:line><draw:frame draw:style-name="gr52" draw:text-style-name="P124" svg:width="1.802cm" svg:height="0.703cm" draw:transform="rotate (-1.5707963267949) translate (7.44008333333333cm 3.89819444444444cm)"><draw:text-box><text:p text:style-name="P123"><text:span text:style-name="T182">20 cm</text:span></text:p></draw:text-box></draw:frame><draw:line draw:style-name="gr51" draw:text-style-name="P126" svg:x1="9.315cm" svg:y1="0.96cm" svg:x2="9.315cm" svg:y2="0.54cm"><text:p/></draw:line><draw:frame draw:style-name="gr53" draw:text-style-name="P124" svg:width="1.802cm" svg:height="0.671cm" draw:transform="rotate (0.488168591782814) translate (7.61294444444444cm 1.20473611111111cm)"><draw:text-box><text:p text:style-name="P123"><text:span text:style-name="T182">20 cm</text:span></text:p></draw:text-box></draw:frame><draw:frame draw:style-name="gr54" draw:text-style-name="P124" svg:width="1.802cm" svg:height="1.091cm" svg:x="7.513cm" svg:y="8.088cm"><draw:text-box><text:p text:style-name="P123"><text:span text:style-name="T182">10 </text:span></text:p><text:p text:style-name="P123"><text:span text:style-name="T182">cm</text:span></text:p></draw:text-box></draw:frame><draw:line draw:style-name="gr29" draw:text-style-name="P126" svg:x1="7.511cm" svg:y1="8.06cm" svg:x2="8.512cm" svg:y2="8.06cm"><text:p/></draw:line><draw:line draw:style-name="gr55" draw:text-style-name="P126" svg:x1="7.814cm" svg:y1="0.96cm" svg:x2="9.016cm" svg:y2="0.36cm"><text:p/></draw:line><draw:line draw:style-name="gr56" draw:text-style-name="P126" svg:x1="6.71cm" svg:y1="3.659cm" svg:x2="7.311cm" svg:y2="3.659cm"><text:p/></draw:line><draw:line draw:style-name="gr56" draw:text-style-name="P126" svg:x1="6.71cm" svg:y1="5.66cm" svg:x2="7.311cm" svg:y2="5.66cm"><text:p/></draw:line><draw:frame draw:style-name="gr52" draw:text-style-name="P124" svg:width="1.8cm" svg:height="0.703cm" draw:transform="rotate (-1.5707963267949) translate (9.61319444444444cm 4.78013888888889cm)"><draw:text-box><text:p text:style-name="P123"><text:span text:style-name="T182">20 cm</text:span></text:p></draw:text-box></draw:frame><draw:line draw:style-name="gr51" draw:text-style-name="P126" svg:x1="9.288cm" svg:y1="6.162cm" svg:x2="9.288cm" svg:y2="6.642cm"><text:p/></draw:line><draw:line draw:style-name="gr51" draw:text-style-name="P126" svg:x1="9.288cm" svg:y1="4.983cm" svg:x2="9.288cm" svg:y2="4.563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h text:style-name="P109" text:outline-level="1"/>
      <text:h text:style-name="P109" text:outline-level="1"/>
      <text:h text:style-name="P109" text:outline-level="1"/>
      <text:list xml:id="list133217986738946" text:continue-numbering="true" text:style-name="_5f_Numérotation_20_des_20_exercices">
        <text:list-item>
          <text:h text:style-name="_5f_Titre_5f_Exercices_5f_sans_5f_Titre" text:outline-level="1">La fiche technique d'un congélateur donne les dimensions intérieures suivantes : (L × P × H) en cm : 44 × 42 × 47.</text:h>
        </text:list-item>
      </text:list>
      <text:h text:style-name="_5f_Paragraphe" text:outline-level="1">Détermine la capacité de ce congélateur en litres.</text:h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list xml:id="list133217356361797" text:continue-numbering="true" text:style-name="_5f_Numérotation_20_des_20_exercices">
        <text:list-item>
          <text:h text:style-name="_5f_Titre_5f_Exercices_5f_sans_5f_Titre" text:outline-level="1">Un bac à fleurs est réalisé en bois à l'aide de planches de 12 mm d'épaisseur. La longueur du bac est de 110 cm, sa largeur de 65 cm et sa hauteur de 45 cm (ces dimensions sont mesurées à l'extérieur).</text:h>
        </text:list-item>
      </text:list>
      <text:h text:style-name="_5f_Paragraphe" text:outline-level="1">Combien de sacs de terre de 25 L faut‑il acheter pour remplir le bac ?</text:h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list xml:id="list133217082761116" text:continue-numbering="true" text:style-name="_5f_Numérotation_20_des_20_exercices">
        <text:list-item>
          <text:h text:style-name="_5f_Titre_5f_Exercices_5f_sans_5f_Titre" text:outline-level="1"><text:span text:style-name="Character_5f_20_5f_style">Un homme au repos fait pénétrer dans ses poumons 0,5 L d'air à chaque inspiration. <text:line-break/>Combien lui en faudra‑t‑il pour inspirer au total 1 m3 ?</text:span></text:h>
        </text:list-item>
      </text:list>
      <text:p text:style-name="_5f_Paragraphe_5f_Réponse_5f_Pointillés_5f_Grisés"><text:span text:style-name="_5f_pointillés_20_gris"><text:tab/></text:span></text:p>
      <text:list xml:id="list133218109481035" text:continue-numbering="true" text:style-name="_5f_Numérotation_20_des_20_exercices">
        <text:list-item>
          <text:h text:style-name="_5f_Titre_5f_Exercices_5f_sans_5f_Titre" text:outline-level="1"><text:span text:style-name="Character_5f_20_5f_style">Une baignoire est remplie à ras bord. On y plonge un cube plein de 25 cm d’arête qui coule immédiatement au fond de la baignoire en la faisant déborder. Quelle quantité d’eau, en litres, s’est échappée de la baignoire ?</text:span></text:h>
        </text:list-item>
      </text:list>
      <text:p text:style-name="_5f_Paragraphe_5f_Réponse_5f_Pointillés_5f_Grisés"><text:span text:style-name="_5f_pointillés_20_gris"><text:tab/></text:span></text:p>
      <text:list xml:id="list133218002946577" text:continue-numbering="true" text:style-name="_5f_Numérotation_20_des_20_exercices">
        <text:list-item>
          <text:h text:style-name="_5f_Titre_5f_Exercices_5f_sans_5f_Titre" text:outline-level="1"><text:span text:style-name="Character_5f_20_5f_style">Un verre de cocktail est pratiquement rempli à ras bord (il manque 15 mL pour le remplir complètement). Pour la décoration, un barman y plonge un pavé droit plein coloré dont la largeur mesure 2 cm et la longueur et la hauteur mesurent 3 cm chacune. L’objet coule au fond du verre. Le cocktail va-t-il déborder ?</text:span></text:h>
        </text:list-item>
      </text:list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list xml:id="list133217695063515" text:continue-numbering="true" text:style-name="_5f_Numérotation_20_des_20_exercices">
        <text:list-item>
          <text:h text:style-name="_5f_Titre_5f_Exercices_5f_sans_5f_Titre" text:outline-level="1"><text:span text:style-name="Character_5f_20_5f_style">Un bûcheron vient de découper un tronc de chêne qui pèse 2 100 kg. Pour en faire un meuble de rangement, il y creuse une cavité cubique de côté 120 cm. Sachant que la masse volumique du chêne est de 700 kg par m³, combien pèse le meuble une fois creusé ?</text:span></text:h>
        </text:list-item>
      </text:list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h text:style-name="_5f_Paragraphe" text:outline-level="1"><text:span text:style-name="_5f_pointillés_20_gris"/></text:h>
      <text:list xml:id="list133218706886585" text:continue-numbering="true" text:style-name="_5f_Numérotation_20_des_20_exercices">
        <text:list-item>
          <text:h text:style-name="_5f_Titre_5f_Exercices_5f_sans_5f_Titre" text:outline-level="1"><text:soft-page-break/>Pour aller plus loin</text:h>
        </text:list-item>
      </text:list>
      <text:h text:style-name="_5f_Paragraphe" text:outline-level="1">Après avoir cherché les formules qu’il faut utiliser, calcule les volumes des solides suivants :</text:h>
      <text:list xml:id="list133217028658664" text:continue-numbering="true" text:style-name="_5f_Numérotation_20_des_20_exercices">
        <text:list-item>
          <text:list>
            <text:list-item>
              <text:p text:style-name="_5f_Paragraphe_5f_avec_5f_Num_5f_Question">Un prisme droit, à base triangulaire :</text:p>
            </text:list-item>
          </text:list>
        </text:list-item>
      </text:list>
      <text:h text:style-name="_5f_Paragraphe" text:outline-level="1"><draw:g text:anchor-type="paragraph" draw:z-index="7" draw:name="Shape10" draw:style-name="gr23"><draw:g draw:style-name="gr40"><draw:line draw:style-name="gr29" draw:text-style-name="P126" svg:x1="0.921cm" svg:y1="6.813cm" svg:x2="4.921cm" svg:y2="6.813cm"><text:p/></draw:line><draw:frame draw:style-name="gr37" draw:text-style-name="P124" svg:width="1.5cm" svg:height="0.673cm" svg:x="2.122cm" svg:y="6.841cm"><draw:text-box><text:p text:style-name="P123"><text:span text:style-name="T182">4 cm</text:span></text:p></draw:text-box></draw:frame><draw:line draw:style-name="gr29" draw:text-style-name="P126" svg:x1="0.621cm" svg:y1="6.513cm" svg:x2="0.621cm" svg:y2="3.513cm"><text:p/></draw:line><draw:line draw:style-name="gr29" draw:text-style-name="P126" svg:x1="5.119cm" svg:y1="6.716cm" svg:x2="9.219cm" svg:y2="3.616cm"><text:p/></draw:line><draw:frame draw:style-name="gr36" draw:text-style-name="P124" svg:width="1.502cm" svg:height="0.675cm" draw:transform="rotate (-1.5707963267949) translate (0.694972222222222cm 4.21393055555556cm)"><draw:text-box><text:p text:style-name="P123"><text:span text:style-name="T182">3 cm</text:span></text:p></draw:text-box></draw:frame><draw:frame draw:style-name="gr36" draw:text-style-name="P124" svg:width="1.5cm" svg:height="0.675cm" draw:transform="rotate (0.640884901332318) translate (6.56166666666667cm 5.66561111111111cm)"><draw:text-box><text:p text:style-name="P123"><text:span text:style-name="T182">7 cm</text:span></text:p></draw:text-box></draw:frame></draw:g><draw:g draw:style-name="gr40"><draw:g draw:style-name="gr40"><draw:custom-shape draw:style-name="gr41" draw:text-style-name="P125" svg:width="4.001cm" svg:height="3.001cm" svg:x="0.921cm" svg:y="3.512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draw:style-name="gr42" draw:text-style-name="P129" svg:width="8.055cm" svg:height="6.017cm" svg:x="0.921cm" svg:y="0.49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draw:g><draw:line draw:style-name="gr26" draw:text-style-name="P126" svg:x1="0.921cm" svg:y1="6.513cm" svg:x2="4.921cm" svg:y2="3.513cm"><text:p/></draw:line><draw:line draw:style-name="gr26" draw:text-style-name="P126" svg:x1="4.921cm" svg:y1="0.515cm" svg:x2="4.921cm" svg:y2="3.515cm"><text:p/></draw:line><draw:line draw:style-name="gr26" draw:text-style-name="P126" svg:x1="8.921cm" svg:y1="3.513cm" svg:x2="4.921cm" svg:y2="3.513cm"><text:p/></draw:line><draw:custom-shape draw:style-name="gr32" draw:text-style-name="P126" svg:width="0.202cm" svg:height="0.2cm" svg:x="0.921cm" svg:y="6.313cm"><text:p/><draw:enhanced-geometry svg:viewBox="0 0 21600 21600" draw:type="rectangle" draw:enhanced-path="M 0 0 L 21600 0 21600 21600 0 21600 0 0 Z N"/></draw:custom-shape><draw:custom-shape draw:style-name="gr33" draw:text-style-name="P126" svg:width="0.2cm" svg:height="0.2cm" svg:x="4.921cm" svg:y="3.313cm"><text:p/><draw:enhanced-geometry svg:viewBox="0 0 21600 21600" draw:type="rectangle" draw:enhanced-path="M 0 0 L 21600 0 21600 21600 0 21600 0 0 Z N"/></draw:custom-shape></draw:g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.</text:span></text:p>
      <text:list xml:id="list133218247995269" text:continue-numbering="true" text:style-name="_5f_Numérotation_20_des_20_exercices">
        <text:list-item>
          <text:list>
            <text:list-item>
              <text:p text:style-name="_5f_Paragraphe_5f_avec_5f_Num_5f_Question">Un autre prisme droit (la face avant est un trapèze) :</text:p>
            </text:list-item>
          </text:list>
        </text:list-item>
      </text:list>
      <text:h text:style-name="_5f_Paragraphe" text:outline-level="1"><draw:g text:anchor-type="paragraph" draw:z-index="8" draw:name="Shape11" draw:style-name="gr23"><draw:custom-shape draw:style-name="gr32" draw:text-style-name="P126" svg:width="0.177cm" svg:height="0.17cm" svg:x="0.169cm" svg:y="5.785cm"><text:p/><draw:enhanced-geometry svg:viewBox="0 0 21600 21600" draw:type="rectangle" draw:enhanced-path="M 0 0 L 21600 0 21600 21600 0 21600 0 0 Z N"/></draw:custom-shape><draw:polygon draw:style-name="gr24" draw:text-style-name="P125" svg:width="6.993cm" svg:height="2.545cm" svg:x="0.171cm" svg:y="3.408cm" svg:viewBox="0 0 6994 2546" draw:points="0,0 5246,0 6994,2546 0,2546"><text:p/></draw:polygon><draw:custom-shape draw:style-name="gr38" draw:text-style-name="P128" svg:width="3.481cm" svg:height="5.054cm" svg:x="5.434cm" svg:y="0.901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9" draw:text-style-name="P127" svg:width="6.995cm" svg:height="2.509cm" svg:x="0.169cm" svg:y="0.901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draw:style-name="gr30" draw:text-style-name="P124" svg:width="1.273cm" svg:height="1.075cm" draw:transform="rotate (-1.5707963267949) translate (-0.00352777777777778cm 4.00402777777778cm)"><draw:text-box><text:p text:style-name="P123"><text:span text:style-name="T182">3 cm</text:span></text:p></draw:text-box></draw:frame><draw:line draw:style-name="gr29" draw:text-style-name="P126" svg:x1="-0.004cm" svg:y1="5.954cm" svg:x2="-0.004cm" svg:y2="3.408cm"><text:p/></draw:line><draw:line draw:style-name="gr29" draw:text-style-name="P126" svg:x1="0.171cm" svg:y1="6.209cm" svg:x2="7.165cm" svg:y2="6.209cm"><text:p/></draw:line><draw:frame draw:style-name="gr30" draw:text-style-name="P124" svg:width="1.311cm" svg:height="1.075cm" svg:x="3.143cm" svg:y="6.124cm"><draw:text-box><text:p text:style-name="P123"><text:span text:style-name="T182">8 cm</text:span></text:p></draw:text-box></draw:frame><draw:line draw:style-name="gr29" draw:text-style-name="P126" svg:x1="7.338cm" svg:y1="6.125cm" svg:x2="9.087cm" svg:y2="3.579cm"><text:p/></draw:line><draw:frame draw:style-name="gr30" draw:text-style-name="P124" svg:width="1.287cm" svg:height="1.075cm" draw:transform="rotate (0.959931088596881) translate (7.79109722222222cm 5.28990277777778cm)"><draw:text-box><text:p text:style-name="P123"><text:span text:style-name="T182">7 cm</text:span></text:p></draw:text-box></draw:frame><draw:line draw:style-name="gr29" draw:text-style-name="P126" svg:x1="1.919cm" svg:y1="0.694cm" svg:x2="7.165cm" svg:y2="0.694cm"><text:p/></draw:line><draw:frame draw:style-name="gr30" draw:text-style-name="P124" svg:width="1.313cm" svg:height="1.075cm" svg:x="4.016cm" svg:y="0.185cm"><draw:text-box><text:p text:style-name="P123"><text:span text:style-name="T182">6 cm</text:span></text:p></draw:text-box></draw:frame><draw:custom-shape draw:style-name="gr32" draw:text-style-name="P126" svg:width="0.177cm" svg:height="0.17cm" svg:x="0.169cm" svg:y="5.785cm"><text:p/><draw:enhanced-geometry svg:viewBox="0 0 21600 21600" draw:type="rectangle" draw:enhanced-path="M 0 0 L 21600 0 21600 21600 0 21600 0 0 Z N"/></draw:custom-shape><draw:custom-shape draw:style-name="gr32" draw:text-style-name="P126" svg:width="0.177cm" svg:height="0.17cm" svg:x="0.169cm" svg:y="5.785cm"><text:p/><draw:enhanced-geometry svg:viewBox="0 0 21600 21600" draw:type="rectangle" draw:enhanced-path="M 0 0 L 21600 0 21600 21600 0 21600 0 0 Z N"/></draw:custom-shape><draw:custom-shape draw:style-name="gr32" draw:text-style-name="P126" svg:width="0.177cm" svg:height="0.17cm" svg:x="0.169cm" svg:y="5.785cm"><text:p/><draw:enhanced-geometry svg:viewBox="0 0 21600 21600" draw:type="rectangle" draw:enhanced-path="M 0 0 L 21600 0 21600 21600 0 21600 0 0 Z N"/></draw:custom-shape><draw:custom-shape draw:style-name="gr32" draw:text-style-name="P126" svg:width="0.177cm" svg:height="0.17cm" svg:x="0.169cm" svg:y="5.785cm"><text:p/><draw:enhanced-geometry svg:viewBox="0 0 21600 21600" draw:type="rectangle" draw:enhanced-path="M 0 0 L 21600 0 21600 21600 0 21600 0 0 Z N"/></draw:custom-shape><draw:custom-shape draw:style-name="gr32" draw:text-style-name="P126" svg:width="0.177cm" svg:height="0.17cm" svg:x="0.169cm" svg:y="3.409cm"><text:p/><draw:enhanced-geometry svg:viewBox="0 0 21600 21600" draw:type="rectangle" draw:enhanced-path="M 0 0 L 21600 0 21600 21600 0 21600 0 0 Z N"/></draw:custom-shape><draw:line draw:style-name="gr25" draw:text-style-name="P126" svg:x1="0.171cm" svg:y1="3.409cm" svg:x2="0.3cm" svg:y2="3.221cm"><text:p/></draw:line><draw:line draw:style-name="gr25" draw:text-style-name="P126" svg:x1="0.344cm" svg:y1="3.409cm" svg:x2="0.426cm" svg:y2="3.288cm"><text:p/></draw:line><draw:line draw:style-name="gr25" draw:text-style-name="P126" svg:x1="0.256cm" svg:y1="3.288cm" svg:x2="0.432cm" svg:y2="3.288cm"><text:p/></draw:line><draw:line draw:style-name="gr25" draw:text-style-name="P126" svg:x1="2.001cm" svg:y1="1.022cm" svg:x2="2.083cm" svg:y2="0.901cm"><text:p/></draw:line><draw:line draw:style-name="gr25" draw:text-style-name="P126" svg:x1="1.824cm" svg:y1="1.022cm" svg:x2="2cm" svg:y2="1.022cm"><text:p/></draw:line><draw:line draw:style-name="gr25" draw:text-style-name="P126" svg:x1="6.927cm" svg:y1="1.022cm" svg:x2="7.009cm" svg:y2="0.901cm"><text:p/></draw:line><draw:line draw:style-name="gr25" draw:text-style-name="P126" svg:x1="2.001cm" svg:y1="1.022cm" svg:x2="2.083cm" svg:y2="0.901cm"><text:p/></draw:line><draw:line draw:style-name="gr25" draw:text-style-name="P126" svg:x1="5.266cm" svg:y1="3.409cm" svg:x2="5.348cm" svg:y2="3.288cm"><text:p/></draw:line><draw:line draw:style-name="gr25" draw:text-style-name="P126" svg:x1="5.327cm" svg:y1="3.288cm" svg:x2="5.503cm" svg:y2="3.288cm"><text:p/></draw:line><draw:line draw:style-name="gr25" draw:text-style-name="P126" svg:x1="6.927cm" svg:y1="1.022cm" svg:x2="7.103cm" svg:y2="1.022cm"><text:p/></draw:line><draw:line draw:style-name="gr25" draw:text-style-name="P126" svg:x1="5.507cm" svg:y1="3.545cm" svg:x2="5.6cm" svg:y2="3.408cm"><text:p/></draw:line><draw:line draw:style-name="gr25" draw:text-style-name="P126" svg:x1="5.521cm" svg:y1="3.288cm" svg:x2="5.601cm" svg:y2="3.408cm"><text:p/></draw:line><draw:line draw:style-name="gr25" draw:text-style-name="P126" svg:x1="7.084cm" svg:y1="1.032cm" svg:x2="7.164cm" svg:y2="1.152cm"><text:p/></draw:line><draw:line draw:style-name="gr25" draw:text-style-name="P126" svg:x1="7.164cm" svg:y1="1.155cm" svg:x2="7.257cm" svg:y2="1.018cm"><text:p/></draw:line><draw:line draw:style-name="gr25" draw:text-style-name="P126" svg:x1="8.739cm" svg:y1="3.462cm" svg:x2="8.832cm" svg:y2="3.325cm"><text:p/></draw:line><draw:line draw:style-name="gr25" draw:text-style-name="P126" svg:x1="7.072cm" svg:y1="5.838cm" svg:x2="7.165cm" svg:y2="5.701cm"><text:p/></draw:line><draw:line draw:style-name="gr25" draw:text-style-name="P126" svg:x1="7.165cm" svg:y1="5.701cm" svg:x2="7.245cm" svg:y2="5.821cm"><text:p/></draw:line><draw:line draw:style-name="gr25" draw:text-style-name="P126" svg:x1="8.739cm" svg:y1="3.459cm" svg:x2="8.819cm" svg:y2="3.579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.</text:span></text:p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33218502800211" text:continue-numbering="true" text:style-name="_5f_Numérotation_20_des_20_exercices">
        <text:list-item>
          <text:list>
            <text:list-item>
              <text:p text:style-name="_5f_Paragraphe_5f_avec_5f_Num_5f_Question">Un toit :</text:p>
            </text:list-item>
          </text:list>
        </text:list-item>
      </text:list>
      <text:h text:style-name="_5f_Paragraphe" text:outline-level="1"><draw:g text:anchor-type="paragraph" draw:z-index="9" draw:name="Shape12" draw:style-name="gr23"><draw:custom-shape draw:style-name="gr34" draw:text-style-name="P125" svg:width="6cm" svg:height="2.001cm" svg:x="0.002cm" svg:y="1.713cm"><text:p/><draw:enhanced-geometry svg:viewBox="0 0 21600 21600" draw:glue-points="?f0 0 ?f1 10800 0 21600 10800 21600 21600 21600 ?f7 10800" draw:text-areas="?f1 10800 ?f2 18000 ?f3 7200 ?f4 21600" draw:type="isosceles-triangle" draw:modifiers="10729.8116980503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5" draw:text-style-name="P128" svg:width="6.601cm" svg:height="2.899cm" draw:transform="skewX (0.000523598775598296) rotate (-0.168424272817453) translate (3.24202777777778cm 0.299861111111111cm)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26" draw:text-style-name="P126" svg:x1="0.001cm" svg:y1="3.715cm" svg:x2="3.501cm" svg:y2="2.815cm"><text:p/></draw:line><draw:line draw:style-name="gr26" draw:text-style-name="P126" svg:x1="9.513cm" svg:y1="2.843cm" svg:x2="3.503cm" svg:y2="2.815cm"><text:p/></draw:line><draw:line draw:style-name="gr26" draw:text-style-name="P126" svg:x1="6.489cm" svg:y1="0.864cm" svg:x2="3.503cm" svg:y2="2.813cm"><text:p/></draw:line><draw:line draw:style-name="gr29" draw:text-style-name="P126" svg:x1="0.001cm" svg:y1="4.013cm" svg:x2="6.001cm" svg:y2="4.013cm"><text:p/></draw:line><draw:line draw:style-name="gr29" draw:text-style-name="P126" svg:x1="6.301cm" svg:y1="3.914cm" svg:x2="9.762cm" svg:y2="3.002cm"><text:p/></draw:line><draw:line draw:style-name="gr29" draw:text-style-name="P126" svg:x1="3.002cm" svg:y1="3.713cm" svg:x2="3.002cm" svg:y2="1.713cm"><text:p/></draw:line><draw:frame draw:style-name="gr36" draw:text-style-name="P124" svg:width="1.502cm" svg:height="0.675cm" svg:x="2.401cm" svg:y="4.039cm"><draw:text-box><text:p text:style-name="P123"><text:span text:style-name="T182">6 cm</text:span></text:p></draw:text-box></draw:frame><draw:frame draw:style-name="gr37" draw:text-style-name="P124" svg:width="1.5cm" svg:height="0.673cm" draw:transform="rotate (0.264068315826742) translate (7.50358333333333cm 3.49955555555556cm)"><draw:text-box><text:p text:style-name="P123"><text:span text:style-name="T182">5 cm</text:span></text:p></draw:text-box></draw:frame><draw:frame draw:style-name="gr37" draw:text-style-name="P124" svg:width="1.5cm" svg:height="0.673cm" draw:transform="rotate (-1.5707963267949) translate (3.57363888888889cm 1.91381944444444cm)"><draw:text-box><text:p text:style-name="P123"><text:span text:style-name="T182">2 cm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.</text:span></text:p>
      <text:h text:style-name="_5f_Paragraphe" text:outline-level="1"><text:span text:style-name="_5f_pointillés_20_gris"/></text:h>
      <text:list xml:id="list133216614352822" text:continue-numbering="true" text:style-name="_5f_Numérotation_20_des_20_exercices">
        <text:list-item>
          <text:list>
            <text:list-item>
              <text:p text:style-name="_5f_Paragraphe_5f_avec_5f_Num_5f_Question">Une rigole :</text:p>
            </text:list-item>
          </text:list>
        </text:list-item>
      </text:list>
      <text:h text:style-name="_5f_Paragraphe" text:outline-level="1"><draw:g text:anchor-type="paragraph" draw:z-index="10" draw:name="Shape13" draw:style-name="gr23"><draw:polygon draw:style-name="gr24" draw:text-style-name="P125" svg:width="5.942cm" svg:height="4.244cm" svg:x="1.019cm" svg:y="1.674cm" svg:viewBox="0 0 5943 4245" draw:points="0,4245 5943,4245 5943,0 4669,0 4669,1698 1273,1698 1273,0 0,0"><text:p/></draw:polygon><draw:line draw:style-name="gr25" draw:text-style-name="P126" svg:x1="1.019cm" svg:y1="1.672cm" svg:x2="3.566cm" svg:y2="0.399cm"><text:p/></draw:line><draw:line draw:style-name="gr25" draw:text-style-name="P126" svg:x1="2.293cm" svg:y1="1.672cm" svg:x2="4.84cm" svg:y2="0.399cm"><text:p/></draw:line><draw:line draw:style-name="gr25" draw:text-style-name="P126" svg:x1="2.293cm" svg:y1="3.372cm" svg:x2="4.84cm" svg:y2="2.099cm"><text:p/></draw:line><draw:line draw:style-name="gr26" draw:text-style-name="P126" svg:x1="5.688cm" svg:y1="3.372cm" svg:x2="8.235cm" svg:y2="2.099cm"><text:p/></draw:line><draw:line draw:style-name="gr25" draw:text-style-name="P126" svg:x1="5.688cm" svg:y1="1.672cm" svg:x2="8.235cm" svg:y2="0.399cm"><text:p/></draw:line><draw:line draw:style-name="gr25" draw:text-style-name="P126" svg:x1="6.962cm" svg:y1="1.672cm" svg:x2="9.509cm" svg:y2="0.399cm"><text:p/></draw:line><draw:line draw:style-name="gr25" draw:text-style-name="P126" svg:x1="6.962cm" svg:y1="5.919cm" svg:x2="9.509cm" svg:y2="4.646cm"><text:p/></draw:line><draw:line draw:style-name="gr26" draw:text-style-name="P126" svg:x1="3.565cm" svg:y1="0.399cm" svg:x2="3.565cm" svg:y2="4.644cm"><text:p/></draw:line><draw:line draw:style-name="gr26" draw:text-style-name="P126" svg:x1="9.508cm" svg:y1="4.646cm" svg:x2="3.565cm" svg:y2="4.646cm"><text:p/></draw:line><draw:line draw:style-name="gr25" draw:text-style-name="P126" svg:x1="4.838cm" svg:y1="0.399cm" svg:x2="3.565cm" svg:y2="0.399cm"><text:p/></draw:line><draw:line draw:style-name="gr25" draw:text-style-name="P126" svg:x1="4.84cm" svg:y1="0.399cm" svg:x2="4.84cm" svg:y2="2.097cm"><text:p/></draw:line><draw:line draw:style-name="gr25" draw:text-style-name="P126" svg:x1="5.689cm" svg:y1="2.099cm" svg:x2="4.84cm" svg:y2="2.099cm"><text:p/></draw:line><draw:line draw:style-name="gr26" draw:text-style-name="P126" svg:x1="5.688cm" svg:y1="2.099cm" svg:x2="8.235cm" svg:y2="2.099cm"><text:p/></draw:line><draw:line draw:style-name="gr25" draw:text-style-name="P126" svg:x1="5.688cm" svg:y1="2.098cm" svg:x2="5.688cm" svg:y2="1.674cm"><text:p/></draw:line><draw:line draw:style-name="gr26" draw:text-style-name="P126" svg:x1="8.235cm" svg:y1="0.399cm" svg:x2="8.235cm" svg:y2="2.097cm"><text:p/></draw:line><draw:line draw:style-name="gr25" draw:text-style-name="P126" svg:x1="9.508cm" svg:y1="0.399cm" svg:x2="8.235cm" svg:y2="0.399cm"><text:p/></draw:line><draw:line draw:style-name="gr25" draw:text-style-name="P126" svg:x1="9.509cm" svg:y1="0.399cm" svg:x2="9.509cm" svg:y2="4.644cm"><text:p/></draw:line><draw:polygon draw:style-name="gr27" draw:text-style-name="P127" svg:width="3.819cm" svg:height="1.272cm" svg:x="1.019cm" svg:y="0.399cm" svg:viewBox="0 0 3820 1273" draw:points="0,1273 2547,0 3820,0 1273,1273"><text:p/></draw:polygon><draw:polygon draw:style-name="gr27" draw:text-style-name="P127" svg:width="3.819cm" svg:height="1.272cm" svg:x="5.688cm" svg:y="0.399cm" svg:viewBox="0 0 3820 1273" draw:points="0,1273 2547,0 3820,0 1273,1273"><text:p/></draw:polygon><draw:polygon draw:style-name="gr27" draw:text-style-name="P127" svg:width="3.395cm" svg:height="1.272cm" svg:x="2.293cm" svg:y="2.099cm" svg:viewBox="0 0 3396 1273" draw:points="0,1273 2547,0 3396,0 3396,1273"><text:p/></draw:polygon><draw:polygon draw:style-name="gr28" draw:text-style-name="P128" svg:width="2.546cm" svg:height="2.97cm" svg:x="2.293cm" svg:y="0.399cm" svg:viewBox="0 0 2547 2971" draw:points="0,1273 2547,0 2547,1698 0,2971"><text:p/></draw:polygon><draw:polygon draw:style-name="gr28" draw:text-style-name="P128" svg:width="2.546cm" svg:height="5.517cm" svg:x="6.962cm" svg:y="0.399cm" svg:viewBox="0 0 2547 5518" draw:points="0,1273 2547,0 2547,4245 0,5518"><text:p/></draw:polygon><draw:line draw:style-name="gr25" draw:text-style-name="P126" svg:x1="1.613cm" svg:y1="1.586cm" svg:x2="1.528cm" svg:y2="1.756cm"><text:p/></draw:line><draw:line draw:style-name="gr25" draw:text-style-name="P126" svg:x1="1.698cm" svg:y1="1.586cm" svg:x2="1.613cm" svg:y2="1.756cm"><text:p/></draw:line><draw:line draw:style-name="gr25" draw:text-style-name="P126" svg:x1="6.367cm" svg:y1="1.586cm" svg:x2="6.282cm" svg:y2="1.756cm"><text:p/></draw:line><draw:line draw:style-name="gr25" draw:text-style-name="P126" svg:x1="6.452cm" svg:y1="1.586cm" svg:x2="6.367cm" svg:y2="1.756cm"><text:p/></draw:line><draw:line draw:style-name="gr29" draw:text-style-name="P126" svg:x1="1.019cm" svg:y1="6.171cm" svg:x2="6.962cm" svg:y2="6.171cm"><text:p/></draw:line><draw:frame draw:style-name="gr30" draw:text-style-name="P124" svg:width="1.53cm" svg:height="1.075cm" svg:x="3.225cm" svg:y="6.11cm"><draw:text-box><text:p text:style-name="P123"><text:span text:style-name="T182">14 cm</text:span></text:p></draw:text-box></draw:frame><draw:frame draw:style-name="gr31" draw:text-style-name="P124" svg:width="1.53cm" svg:height="0.664cm" svg:x="3.48cm" svg:y="3.452cm"><draw:text-box><text:p text:style-name="P123"><text:span text:style-name="T182">8 cm</text:span></text:p></draw:text-box></draw:frame><draw:line draw:style-name="gr29" draw:text-style-name="P126" svg:x1="2.293cm" svg:y1="3.571cm" svg:x2="5.689cm" svg:y2="3.571cm"><text:p/></draw:line><draw:line draw:style-name="gr26" draw:text-style-name="P126" svg:x1="1.019cm" svg:y1="5.919cm" svg:x2="3.566cm" svg:y2="4.646cm"><text:p/></draw:line><draw:line draw:style-name="gr25" draw:text-style-name="P126" svg:x1="2.207cm" svg:y1="2.267cm" svg:x2="2.377cm" svg:y2="2.267cm"><text:p/></draw:line><draw:line draw:style-name="gr25" draw:text-style-name="P126" svg:x1="2.207cm" svg:y1="2.353cm" svg:x2="2.377cm" svg:y2="2.353cm"><text:p/></draw:line><draw:line draw:style-name="gr25" draw:text-style-name="P126" svg:x1="2.207cm" svg:y1="2.436cm" svg:x2="2.377cm" svg:y2="2.436cm"><text:p/></draw:line><draw:line draw:style-name="gr25" draw:text-style-name="P126" svg:x1="5.603cm" svg:y1="2.353cm" svg:x2="5.773cm" svg:y2="2.353cm"><text:p/></draw:line><draw:line draw:style-name="gr25" draw:text-style-name="P126" svg:x1="5.603cm" svg:y1="2.436cm" svg:x2="5.773cm" svg:y2="2.436cm"><text:p/></draw:line><draw:line draw:style-name="gr25" draw:text-style-name="P126" svg:x1="5.603cm" svg:y1="2.521cm" svg:x2="5.773cm" svg:y2="2.521cm"><text:p/></draw:line><draw:line draw:style-name="gr29" draw:text-style-name="P126" svg:x1="0.764cm" svg:y1="1.674cm" svg:x2="0.764cm" svg:y2="5.919cm"><text:p/></draw:line><draw:line draw:style-name="gr29" draw:text-style-name="P126" svg:x1="2.122cm" svg:y1="1.674cm" svg:x2="2.122cm" svg:y2="3.372cm"><text:p/></draw:line><draw:frame draw:style-name="gr31" draw:text-style-name="P124" svg:width="1.527cm" svg:height="0.664cm" draw:transform="rotate (1.57655591332648) translate (1.64570833333333cm 3.11502777777778cm)"><draw:text-box><text:p text:style-name="P123"><text:span text:style-name="T182">3 cm</text:span></text:p></draw:text-box></draw:frame><draw:custom-shape draw:style-name="gr32" draw:text-style-name="P126" svg:width="0.255cm" svg:height="0.257cm" svg:x="1.018cm" svg:y="5.662cm"><text:p/><draw:enhanced-geometry svg:viewBox="0 0 21600 21600" draw:type="rectangle" draw:enhanced-path="M 0 0 L 21600 0 21600 21600 0 21600 0 0 Z N"/></draw:custom-shape><draw:custom-shape draw:style-name="gr32" draw:text-style-name="P126" svg:width="0.255cm" svg:height="0.255cm" svg:x="1.018cm" svg:y="1.673cm"><text:p/><draw:enhanced-geometry svg:viewBox="0 0 21600 21600" draw:type="rectangle" draw:enhanced-path="M 0 0 L 21600 0 21600 21600 0 21600 0 0 Z N"/></draw:custom-shape><draw:custom-shape draw:style-name="gr32" draw:text-style-name="P126" svg:width="0.257cm" svg:height="0.255cm" svg:x="2.038cm" svg:y="1.673cm"><text:p/><draw:enhanced-geometry svg:viewBox="0 0 21600 21600" draw:type="rectangle" draw:enhanced-path="M 0 0 L 21600 0 21600 21600 0 21600 0 0 Z N"/></draw:custom-shape><draw:custom-shape draw:style-name="gr32" draw:text-style-name="P126" svg:width="0.255cm" svg:height="0.257cm" svg:x="2.293cm" svg:y="3.115cm"><text:p/><draw:enhanced-geometry svg:viewBox="0 0 21600 21600" draw:type="rectangle" draw:enhanced-path="M 0 0 L 21600 0 21600 21600 0 21600 0 0 Z N"/></draw:custom-shape><draw:custom-shape draw:style-name="gr32" draw:text-style-name="P126" svg:width="0.257cm" svg:height="0.257cm" svg:x="5.433cm" svg:y="3.115cm"><text:p/><draw:enhanced-geometry svg:viewBox="0 0 21600 21600" draw:type="rectangle" draw:enhanced-path="M 0 0 L 21600 0 21600 21600 0 21600 0 0 Z N"/></draw:custom-shape><draw:custom-shape draw:style-name="gr32" draw:text-style-name="P126" svg:width="0.255cm" svg:height="0.255cm" svg:x="5.689cm" svg:y="1.673cm"><text:p/><draw:enhanced-geometry svg:viewBox="0 0 21600 21600" draw:type="rectangle" draw:enhanced-path="M 0 0 L 21600 0 21600 21600 0 21600 0 0 Z N"/></draw:custom-shape><draw:custom-shape draw:style-name="gr32" draw:text-style-name="P126" svg:width="0.257cm" svg:height="0.255cm" svg:x="6.707cm" svg:y="1.673cm"><text:p/><draw:enhanced-geometry svg:viewBox="0 0 21600 21600" draw:type="rectangle" draw:enhanced-path="M 0 0 L 21600 0 21600 21600 0 21600 0 0 Z N"/></draw:custom-shape><draw:custom-shape draw:style-name="gr32" draw:text-style-name="P126" svg:width="0.257cm" svg:height="0.257cm" svg:x="6.707cm" svg:y="5.662cm"><text:p/><draw:enhanced-geometry svg:viewBox="0 0 21600 21600" draw:type="rectangle" draw:enhanced-path="M 0 0 L 21600 0 21600 21600 0 21600 0 0 Z N"/></draw:custom-shape><draw:custom-shape draw:style-name="gr33" draw:text-style-name="P126" svg:width="0.257cm" svg:height="0.255cm" svg:x="9.254cm" svg:y="4.389cm"><text:p/><draw:enhanced-geometry svg:viewBox="0 0 21600 21600" draw:type="rectangle" draw:enhanced-path="M 0 0 L 21600 0 21600 21600 0 21600 0 0 Z N"/></draw:custom-shape><draw:custom-shape draw:style-name="gr33" draw:text-style-name="P126" svg:width="0.255cm" svg:height="0.255cm" svg:x="3.565cm" svg:y="4.389cm"><text:p/><draw:enhanced-geometry svg:viewBox="0 0 21600 21600" draw:type="rectangle" draw:enhanced-path="M 0 0 L 21600 0 21600 21600 0 21600 0 0 Z N"/></draw:custom-shape><draw:custom-shape draw:style-name="gr33" draw:text-style-name="P126" svg:width="0.255cm" svg:height="0.255cm" svg:x="3.565cm" svg:y="0.399cm"><text:p/><draw:enhanced-geometry svg:viewBox="0 0 21600 21600" draw:type="rectangle" draw:enhanced-path="M 0 0 L 21600 0 21600 21600 0 21600 0 0 Z N"/></draw:custom-shape><draw:custom-shape draw:style-name="gr33" draw:text-style-name="P126" svg:width="0.255cm" svg:height="0.255cm" svg:x="4.585cm" svg:y="0.399cm"><text:p/><draw:enhanced-geometry svg:viewBox="0 0 21600 21600" draw:type="rectangle" draw:enhanced-path="M 0 0 L 21600 0 21600 21600 0 21600 0 0 Z N"/></draw:custom-shape><draw:custom-shape draw:style-name="gr33" draw:text-style-name="P126" svg:width="0.257cm" svg:height="0.255cm" svg:x="7.98cm" svg:y="1.842cm"><text:p/><draw:enhanced-geometry svg:viewBox="0 0 21600 21600" draw:type="rectangle" draw:enhanced-path="M 0 0 L 21600 0 21600 21600 0 21600 0 0 Z N"/></draw:custom-shape><draw:custom-shape draw:style-name="gr33" draw:text-style-name="P126" svg:width="0.255cm" svg:height="0.255cm" svg:x="8.236cm" svg:y="0.399cm"><text:p/><draw:enhanced-geometry svg:viewBox="0 0 21600 21600" draw:type="rectangle" draw:enhanced-path="M 0 0 L 21600 0 21600 21600 0 21600 0 0 Z N"/></draw:custom-shape><draw:custom-shape draw:style-name="gr33" draw:text-style-name="P126" svg:width="0.257cm" svg:height="0.255cm" svg:x="9.254cm" svg:y="0.399cm"><text:p/><draw:enhanced-geometry svg:viewBox="0 0 21600 21600" draw:type="rectangle" draw:enhanced-path="M 0 0 L 21600 0 21600 21600 0 21600 0 0 Z N"/></draw:custom-shape><draw:custom-shape draw:style-name="gr32" draw:text-style-name="P126" svg:width="0.255cm" svg:height="0.255cm" svg:x="4.839cm" svg:y="1.842cm"><text:p/><draw:enhanced-geometry svg:viewBox="0 0 21600 21600" draw:type="rectangle" draw:enhanced-path="M 0 0 L 21600 0 21600 21600 0 21600 0 0 Z N"/></draw:custom-shape><draw:line draw:style-name="gr29" draw:text-style-name="P126" svg:x1="7.133cm" svg:y1="6.087cm" svg:x2="9.68cm" svg:y2="4.729cm"><text:p/></draw:line><draw:frame draw:style-name="gr30" draw:text-style-name="P124" svg:width="1.53cm" svg:height="1.075cm" draw:transform="rotate (0.4925319149128) translate (7.72583333333333cm 5.67619444444444cm)"><draw:text-box><text:p text:style-name="P123"><text:span text:style-name="T182">10 cm</text:span></text:p></draw:text-box></draw:frame></draw:g><draw:frame text:anchor-type="paragraph" draw:z-index="11" draw:name="Shape15" draw:style-name="gr22" draw:text-style-name="P124" svg:width="1.802cm" svg:height="0.671cm" draw:transform="rotate (1.57568324870048) translate (0.0934861111111111cm 4.48204166666667cm)"><draw:text-box><text:p text:style-name="P123"><text:span text:style-name="T182">9 cm</text:span></text:p></draw:text-box></draw:frame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.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4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5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5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6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2" style:family="paragraph" style:parent-style-name="Footer"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officeooo:paragraph-rsid="002aa84d"/>
    </style:style>
    <style:style style:name="MP6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fb241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1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2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MP13" style:family="paragraph" style:parent-style-name="Footer">
      <style:text-properties officeooo:paragraph-rsid="00c384cf"/>
    </style:style>
    <style:style style:name="MP1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17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MP1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20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MP21" style:family="paragraph" style:parent-style-name="Header">
      <style:paragraph-properties fo:text-align="start" style:justify-single-word="false"/>
      <style:text-properties officeooo:paragraph-rsid="0211dd7e"/>
    </style:style>
    <style:style style:name="MP22" style:family="paragraph" style:parent-style-name="Footer">
      <style:paragraph-properties fo:text-align="start" style:justify-single-word="false"/>
      <style:text-properties officeooo:paragraph-rsid="0211dd7e"/>
    </style:style>
    <style:style style:name="MP23" style:family="paragraph" style:parent-style-name="Footer">
      <style:text-properties officeooo:rsid="0242edd8" officeooo:paragraph-rsid="0242edd8"/>
    </style:style>
    <style:style style:name="MP2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25" style:family="paragraph" style:parent-style-name="Footer">
      <style:text-properties officeooo:paragraph-rsid="008d016c"/>
    </style:style>
    <style:style style:name="MP26" style:family="paragraph" style:parent-style-name="Header">
      <style:paragraph-properties fo:margin-left="0cm" fo:margin-right="0cm" fo:text-indent="0cm" style:auto-text-indent="false"/>
    </style:style>
    <style:style style:name="MP27" style:family="paragraph" style:parent-style-name="Footer">
      <style:text-properties officeooo:paragraph-rsid="010f7046"/>
    </style:style>
    <style:style style:name="MP28" style:family="paragraph" style:parent-style-name="Footer">
      <style:text-properties officeooo:paragraph-rsid="01120261"/>
    </style:style>
    <style:style style:name="MP2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30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MP33" style:family="paragraph" style:parent-style-name="_5f_Header_20_D_20_page_20_impaire_20__28_D_29_">
      <style:text-properties officeooo:paragraph-rsid="01a13e78"/>
    </style:style>
    <style:style style:name="MP34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6" style:family="paragraph" style:parent-style-name="Header">
      <style:paragraph-properties fo:text-align="center" style:justify-single-word="false"/>
      <style:text-properties officeooo:paragraph-rsid="00ab054e"/>
    </style:style>
    <style:style style:name="MP3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MP3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MP39" style:family="paragraph" style:parent-style-name="Footer">
      <style:paragraph-properties fo:text-align="end" style:justify-single-word="false"/>
      <style:text-properties officeooo:paragraph-rsid="00d4df5c"/>
    </style:style>
    <style:style style:name="MP40" style:family="paragraph" style:parent-style-name="Footer">
      <style:paragraph-properties fo:text-align="start" style:justify-single-word="false"/>
      <style:text-properties officeooo:paragraph-rsid="00d4df5c"/>
    </style:style>
    <style:style style:name="MP41" style:family="paragraph" style:parent-style-name="_5f_Header_20_G_20_page_20_impaire_20__28_D_29_">
      <style:text-properties officeooo:paragraph-rsid="01259ec2"/>
    </style:style>
    <style:style style:name="MP42" style:family="paragraph" style:parent-style-name="_5f_Header_20_G_20_page_20_paire_20__28_G_29_">
      <style:text-properties officeooo:paragraph-rsid="00eb2abc"/>
    </style:style>
    <style:style style:name="MP43" style:family="paragraph" style:parent-style-name="_5f_Footer_20_page_20_paire_20__28_G_29_">
      <style:text-properties fo:font-size="9pt" style:font-size-asian="9pt" style:font-size-complex="9pt"/>
    </style:style>
    <style:style style:name="MP44" style:family="paragraph" style:parent-style-name="_5f_Header_20_N_20_page_20_impaire_20__28_D_29_">
      <style:paragraph-properties fo:text-align="start" style:justify-single-word="false"/>
    </style:style>
    <style:style style:name="MP45" style:family="paragraph" style:parent-style-name="Footer">
      <style:text-properties officeooo:paragraph-rsid="00d4df5c"/>
    </style:style>
    <style:style style:name="MP46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47" style:family="paragraph">
      <loext:graphic-properties draw:fill="solid" draw:fill-color="#d7e12c"/>
    </style:style>
    <style:style style:name="MP48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MP4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50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MP5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52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MP5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54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MP5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56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MP5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58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MP5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60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M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62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MP6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64" style:family="paragraph" style:parent-style-name="Footer">
      <style:text-properties officeooo:paragraph-rsid="00863005"/>
    </style:style>
    <style:style style:name="MP65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MP66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MP6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MP6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MP69" style:family="paragraph" style:parent-style-name="_5f_Header_20_N_20_page_20_impaire_20__28_D_29_">
      <style:text-properties officeooo:rsid="0277791e" officeooo:paragraph-rsid="0277791e"/>
    </style:style>
    <style:style style:name="MP70" style:family="paragraph" style:parent-style-name="_5f_Header_20_N_20_page_20_impaire_20__28_D_29_">
      <style:text-properties officeooo:rsid="027aa87d" officeooo:paragraph-rsid="027aa87d"/>
    </style:style>
    <style:style style:name="MP7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7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73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M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75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MP7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77" style:family="paragraph" style:parent-style-name="_5f_Header_20_G_20_page_20_paire_20__28_G_29_">
      <style:paragraph-properties fo:text-align="start" style:justify-single-word="false"/>
    </style:style>
    <style:style style:name="MP78" style:family="paragraph" style:parent-style-name="Footer">
      <style:text-properties officeooo:paragraph-rsid="030c4d7d"/>
    </style:style>
    <style:style style:name="MP79" style:family="paragraph" style:parent-style-name="_5f_Header_20_G_20_page_20_paire_20__28_G_29_">
      <style:text-properties officeooo:paragraph-rsid="0334a5be"/>
    </style:style>
    <style:style style:name="MP80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MP81" style:family="paragraph" style:parent-style-name="Header">
      <style:paragraph-properties fo:text-align="start" style:justify-single-word="false"/>
      <style:text-properties officeooo:paragraph-rsid="0289fb01"/>
    </style:style>
    <style:style style:name="MP82" style:family="paragraph" style:parent-style-name="Footer">
      <style:text-properties officeooo:paragraph-rsid="00a59a60"/>
    </style:style>
    <style:style style:name="MP83" style:family="paragraph" style:parent-style-name="Footer">
      <style:text-properties officeooo:paragraph-rsid="004274bc"/>
    </style:style>
    <style:style style:name="MP84" style:family="paragraph" style:parent-style-name="Header">
      <style:paragraph-properties fo:text-align="center" style:justify-single-word="false"/>
      <style:text-properties officeooo:paragraph-rsid="00c10aa6"/>
    </style:style>
    <style:style style:name="MP85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MP86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7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MP88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MP89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MP90" style:family="paragraph" style:parent-style-name="Footer">
      <style:text-properties officeooo:paragraph-rsid="00d8520c"/>
    </style:style>
    <style:style style:name="MP91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MP92" style:family="paragraph" style:parent-style-name="_5f_Header_20_G_20_page_20_impaire_20__28_D_29_">
      <style:text-properties officeooo:paragraph-rsid="00c87b35"/>
    </style:style>
    <style:style style:name="MP9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5a3fa8"/>
    </style:style>
    <style:style style:name="MT2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0415f3a"/>
    </style:style>
    <style:style style:name="MT4" style:family="text">
      <style:text-properties officeooo:rsid="00386ebd"/>
    </style:style>
    <style:style style:name="MT5" style:family="text">
      <style:text-properties officeooo:rsid="008d016c"/>
    </style:style>
    <style:style style:name="MT6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MT9" style:family="text">
      <style:text-properties officeooo:rsid="01fe03f2"/>
    </style:style>
    <style:style style:name="MT10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1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MT13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MT14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MT15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6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MT1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8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MT19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20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MT23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MT24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25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MT27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MT28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9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MT30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MT31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MT33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MT34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MT35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MT36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MT37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3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39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MT40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41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MT42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43" style:family="text">
      <style:text-properties officeooo:rsid="010c4d3a"/>
    </style:style>
    <style:style style:name="MT44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45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MT46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MT47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MT48" style:family="text">
      <style:text-properties fo:font-variant="small-caps" fo:color="#9d0f89" loext:opacity="100%" style:font-name="Bitstream Vera Sans5" fo:font-size="16pt" fo:font-weight="bold" officeooo:rsid="01a13e78"/>
    </style:style>
    <style:style style:name="MT49" style:family="text">
      <style:text-properties officeooo:rsid="00b6801f"/>
    </style:style>
    <style:style style:name="MT50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51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2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MT53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MT54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MT55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6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7" style:family="text">
      <style:text-properties fo:font-size="16pt" style:font-size-asian="16pt" style:font-size-complex="16pt"/>
    </style:style>
    <style:style style:name="MT58" style:family="text"/>
    <style:style style:name="MT59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MT60" style:family="text">
      <style:text-properties officeooo:rsid="01f8729d"/>
    </style:style>
    <style:style style:name="MT61" style:family="text">
      <style:text-properties officeooo:rsid="01b6dc57"/>
    </style:style>
    <style:style style:name="MT62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63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MT64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MT65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MT66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7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MT68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9" style:family="text">
      <style:text-properties officeooo:rsid="00b5d2d1"/>
    </style:style>
    <style:style style:name="MT70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71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72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MT73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MT74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MT75" style:family="text">
      <style:text-properties officeooo:rsid="015f088a"/>
    </style:style>
    <style:style style:name="MT76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7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MT78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9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MT80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8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82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83" style:family="text">
      <style:text-properties officeooo:rsid="0160d7ef"/>
    </style:style>
    <style:style style:name="MT84" style:family="text">
      <style:text-properties officeooo:rsid="02735980"/>
    </style:style>
    <style:style style:name="MT85" style:family="text">
      <style:text-properties officeooo:rsid="02757f12"/>
    </style:style>
    <style:style style:name="MT86" style:family="text">
      <style:text-properties officeooo:rsid="0272f9e5"/>
    </style:style>
    <style:style style:name="MT87" style:family="text">
      <style:text-properties officeooo:rsid="026ec296"/>
    </style:style>
    <style:style style:name="MT88" style:family="text">
      <style:text-properties officeooo:rsid="0268e0aa"/>
    </style:style>
    <style:style style:name="MT89" style:family="text">
      <style:text-properties officeooo:rsid="0072f07f"/>
    </style:style>
    <style:style style:name="MT90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9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92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MT93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MT94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95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MT96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MT98" style:family="text">
      <style:text-properties officeooo:rsid="014407b5"/>
    </style:style>
    <style:style style:name="MT99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100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MT101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MT102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MT103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04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MT105" style:family="text">
      <style:text-properties officeooo:rsid="0334a5be"/>
    </style:style>
    <style:style style:name="MT10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107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MT108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MT109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0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MT111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12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MT113" style:family="text">
      <style:text-properties officeooo:rsid="0315af39"/>
    </style:style>
    <style:style style:name="MT114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15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MT116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MT11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1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1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20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MT121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MT122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MT125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MT126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MT12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30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MT131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32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MT133" style:family="text">
      <style:text-properties officeooo:rsid="009e3fdd"/>
    </style:style>
    <style:style style:name="MT134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MT137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MT138" style:family="text">
      <style:text-properties fo:font-variant="small-caps" officeooo:rsid="0054f64f"/>
    </style:style>
    <style:style style:name="MT139" style:family="text">
      <style:text-properties fo:font-variant="small-caps"/>
    </style:style>
    <style:style style:name="MT140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41" style:family="text">
      <style:text-properties officeooo:rsid="00a4cf55"/>
    </style:style>
    <style:style style:name="MT14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MT146" style:family="text">
      <style:text-properties officeooo:rsid="00a59a60"/>
    </style:style>
    <style:style style:name="MT147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MT150" style:family="text">
      <style:text-properties fo:font-variant="small-caps" officeooo:rsid="0096b4e2"/>
    </style:style>
    <style:style style:name="MT151" style:family="text">
      <style:text-properties fo:font-variant="small-caps" officeooo:rsid="00a847d5"/>
    </style:style>
    <style:style style:name="MT152" style:family="text">
      <style:text-properties officeooo:rsid="0096b4e2"/>
    </style:style>
    <style:style style:name="MT153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MT154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MT155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6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MT157" style:family="text">
      <style:text-properties officeooo:rsid="0032e83a"/>
    </style:style>
    <style:style style:name="MT158" style:family="text">
      <style:text-properties officeooo:rsid="002b33ed"/>
    </style:style>
    <style:style style:name="MT15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2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MT163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MT166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MT167" style:family="text">
      <style:text-properties fo:font-variant="small-caps" officeooo:rsid="007d7a6f"/>
    </style:style>
    <style:style style:name="MT168" style:family="text">
      <style:text-properties officeooo:rsid="00a59037"/>
    </style:style>
    <style:style style:name="MT169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MT171" style:family="text">
      <style:text-properties fo:font-variant="small-caps" officeooo:rsid="00990660"/>
    </style:style>
    <style:style style:name="MT172" style:family="text">
      <style:text-properties fo:font-variant="small-caps" officeooo:rsid="00b5d2d1"/>
    </style:style>
    <style:style style:name="MT173" style:family="text">
      <style:text-properties fo:font-variant="small-caps" officeooo:rsid="00b6801f"/>
    </style:style>
    <style:style style:name="MT174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5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6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MT177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MT178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79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HTML" style:page-layout-name="Mpm2"/>
    <style:master-page style:name="Endnote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3__5f_1_5f_SERIE_5f_M_5f_GAUCHE_5f_ET_5f_DROITE_5f_2COL" style:display-name="3_1_SERIE_M_GAUCHE_ET_DROITE_2COL" style:page-layout-name="Mpm10" draw:style-name="Mdp1">
      <style:header>
        <text:p text:style-name="MP1">Volumes : Volumes par comptage</text:p>
      </style:header>
      <style:footer>
        <text:p text:style-name="MP2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25" draw:name="Shape4_17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/><text:span text:style-name="MT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1" draw:style-name="Mdp1">
      <style:header>
        <text:p text:style-name="MP6"><draw:line text:anchor-type="paragraph" draw:z-index="121" draw:name="Shape7_8" draw:style-name="Mgr3" draw:text-style-name="MP7" svg:x1="9.042cm" svg:y1="0.36cm" svg:x2="20.461cm" svg:y2="0.36cm"><text:p/></draw:line><draw:path text:anchor-type="paragraph" draw:z-index="122" draw:name="Shape5_1" draw:style-name="Mgr4" draw:text-style-name="MP8" svg:width="4.329cm" svg:height="2.24cm" svg:x="-1.499cm" svg:y="-1cm" svg:viewBox="0 0 4330 2241" svg:d="M0 2241l3984-288c209-15 363-168 345-342l-170-1611h-4159z"><text:p/></draw:path><draw:frame text:anchor-type="paragraph" draw:z-index="123" draw:name="Shape6_2" draw:style-name="Mgr5" draw:text-style-name="MP9" svg:width="2.703cm" svg:height="0.715cm" draw:transform="rotate (0.0872664625997165) translate (-0.172861111111111cm 0.218722222222222cm)"><draw:text-box><text:p text:style-name="MP7"><text:span text:style-name="MT2">Série 1</text:span></text:p></draw:text-box></draw:frame>T<text:span text:style-name="MT3">itre de la série</text:span></text:p>
      </style:header>
      <style:header-left>
        <text:p text:style-name="MP6"><draw:line text:anchor-type="paragraph" draw:z-index="116" draw:name="Shape7_9" draw:style-name="Mgr3" draw:text-style-name="MP7" svg:x1="9.042cm" svg:y1="0.36cm" svg:x2="20.461cm" svg:y2="0.36cm"><text:p/></draw:line><draw:path text:anchor-type="paragraph" draw:z-index="117" draw:name="Shape5_2" draw:style-name="Mgr4" draw:text-style-name="MP8" svg:width="4.329cm" svg:height="2.24cm" svg:x="-1.499cm" svg:y="-1cm" svg:viewBox="0 0 4330 2241" svg:d="M0 2241l3984-288c209-15 363-168 345-342l-170-1611h-4159z"><text:p/></draw:path><draw:frame text:anchor-type="paragraph" draw:z-index="118" draw:name="Shape6_5" draw:style-name="Mgr5" draw:text-style-name="MP9" svg:width="2.703cm" svg:height="0.715cm" draw:transform="rotate (0.0872664625997165) translate (-0.172861111111111cm 0.218722222222222cm)"><draw:text-box><text:p text:style-name="MP7"><text:span text:style-name="MT2">Série 1</text:span></text:p></draw:text-box></draw:frame>T<text:span text:style-name="MT3">itre de la série</text:span></text:p>
      </style:header-left>
      <style:footer>
        <text:p text:style-name="MP2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20" draw:name="Shape8_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4">Angles</text:span> • <text:span text:style-name="MT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10"><text:span text:style-name="MT5"><text:s text:c="15"/>A</text:span>ires : Aires de triangles</text:p>
      </style:header>
      <style:footer>
        <text:p text:style-name="MP11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19" draw:name="Shape4_17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2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115" draw:name="Shape4_181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12" draw:name="Shape4_182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13" draw:name="Shape4_183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16"><text:span text:style-name="MT5"><text:s text:c="15"/>A</text:span>ires : Calculer une aire</text:p>
      </style:header>
      <style:footer>
        <text:p text:style-name="MP11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77" draw:name="Shape4_16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2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78" draw:name="Shape4_159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79" draw:name="Shape4_16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80" draw:name="Shape4_158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9">Aires </text:span>: <text:span text:style-name="MT9">problèmes <text:s text:c="4"/></text:span></text:h>
      </style:footer>
      <style:footer-left>
        <text:p text:style-name="MP18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19"><text:span text:style-name="MT5"><text:s text:c="15"/>A</text:span>ires : Aire et unité</text:p>
      </style:header>
      <style:header-left>
        <text:p text:style-name="MP19"><text:span text:style-name="MT5"><text:s text:c="15"/>A</text:span>ires : Aire et unité</text:p>
      </style:header-left>
      <style:footer>
        <text:p text:style-name="MP11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55" draw:name="Shape4_15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157" draw:name="Shape4_100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53" draw:name="Shape4_15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56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21"><text:span text:style-name="MT10">Conversions d’unités : </text:span><text:span text:style-name="MT11">Problèmes</text:span></text:p>
      </style:header>
      <style:header-left>
        <text:p text:style-name="MP21"><text:span text:style-name="MT10">Conversions d’unités : </text:span><text:span text:style-name="MT11">Problèmes</text:span></text:p>
      </style:header-left>
      <style:footer>
        <text:p text:style-name="MP11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13">problèmes</text:span></text:p></draw:text-box></draw:frame><draw:g text:anchor-type="paragraph" draw:z-index="159" draw:name="Shape4_6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14">Conversions d’unités : </text:span><text:span text:style-name="MT13">problèmes</text:span></text:p></draw:text-box></draw:frame><draw:g text:anchor-type="paragraph" draw:z-index="156" draw:name="Shape4_142" draw:style-name="Mgr1"><draw:path draw:style-name="Mgr6" draw:text-style-name="MP14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15">Conversions d’unités : </text:span><text:span text:style-name="MT11">Problèmes</text:span></text:p>
      </style:header>
      <style:header-left>
        <text:p text:style-name="_5f_Header_20_N_20_page_20_paire_20__28_G_29_"><text:s/><text:span text:style-name="MT15">Conversions d’unités : </text:span><text:span text:style-name="MT11">Problèmes</text:span></text:p>
      </style:header-left>
      <style:footer>
        <text:p text:style-name="MP2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13">problèmes</text:span></text:p></draw:text-box></draw:frame><draw:g text:anchor-type="paragraph" draw:z-index="160" draw:name="Shape4_147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6">Conversions d’unités </text:span><text:span text:style-name="MT8">: </text:span><text:span text:style-name="MT16">problèmes</text:span></text:p></draw:text-box></draw:frame><draw:g text:anchor-type="paragraph" draw:z-index="158" draw:name="Shape4_63" draw:style-name="Mgr1"><draw:path draw:style-name="Mgr6" draw:text-style-name="MP14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10">Conversions d’unités : </text:span><text:span text:style-name="MT17">Aires</text:span></text:p>
      </style:header>
      <style:header-left>
        <text:p text:style-name="_5f_Header_20_N_20_page_20_paire_20__28_G_29_"><text:span text:style-name="MT10">Conversions d’unités : </text:span><text:span text:style-name="MT17">Aires</text:span></text:p>
      </style:header-left>
      <style:footer>
        <text:p text:style-name="MP11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2">Conversions d’unités : </text:span><text:span text:style-name="MT18">Aires</text:span></text:h></draw:text-box></draw:frame><draw:g text:anchor-type="paragraph" draw:z-index="163" draw:name="Shape4_146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15">Conversions d’unités : </text:span><text:span text:style-name="MT17">Aires</text:span></text:p>
      </style:header>
      <style:header-left>
        <text:p text:style-name="Header"><text:s/><text:span text:style-name="MT15">Conversions d’unités : </text:span><text:span text:style-name="MT17">Aires</text:span></text:p>
      </style:header-left>
      <style:footer>
        <text:p text:style-name="MP2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18">aires</text:span></text:p></draw:text-box></draw:frame><draw:g text:anchor-type="paragraph" draw:z-index="165" draw:name="Shape4_5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61" draw:name="Shape4_153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2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10">Conversions d’unités : </text:span><text:span text:style-name="MT19">Vitesse</text:span></text:p>
      </style:header>
      <style:header-left>
        <text:p text:style-name="_5f_Header_20_N_20_page_20_impaire_20__28_D_29_"><text:span text:style-name="MT10">Conversions d’unités : </text:span><text:span text:style-name="MT19">Vitesse</text:span></text:p>
      </style:header-left>
      <style:footer>
        <text:p text:style-name="MP11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20">vitesse</text:span><text:span text:style-name="MT8"> </text:span></text:p></draw:text-box></draw:frame><draw:g text:anchor-type="paragraph" draw:z-index="168" draw:name="Shape4_140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64" draw:name="Shape4_4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14">Conversions d’unités : </text:span><text:span text:style-name="MT20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15">Conversions d’unités : </text:span><text:span text:style-name="MT21">Temps et durées</text:span></text:p>
      </style:header>
      <style:header-left>
        <text:p text:style-name="_5f_Header_20_N_20_page_20_impaire_20__28_D_29_"><text:s/><text:span text:style-name="MT15">Conversions d’unités : </text:span><text:span text:style-name="MT21">Temps et durées</text:span></text:p>
      </style:header-left>
      <style:footer>
        <text:p text:style-name="MP2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22">Temps et </text:span><text:span text:style-name="MT23">Durée</text:span><text:span text:style-name="MT8"> </text:span></text:p></draw:text-box></draw:frame><draw:g text:anchor-type="paragraph" draw:z-index="170" draw:name="Shape4_137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66" draw:name="Shape4_143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44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10">Conversions d’unités : </text:span><text:span text:style-name="MT24">Temps et d</text:span><text:span text:style-name="MT25">urées</text:span></text:p>
      </style:header>
      <style:header-left>
        <text:p text:style-name="_5f_Header_20_N_20_page_20_impaire_20__28_D_29_"><text:span text:style-name="MT10">Conversions d’unités : </text:span><text:span text:style-name="MT24">Temps et d</text:span><text:span text:style-name="MT25">urées</text:span></text:p>
      </style:header-left>
      <style:footer>
        <text:p text:style-name="MP11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26">temps et </text:span><text:span text:style-name="MT27">durées</text:span><text:span text:style-name="MT8"> </text:span></text:p></draw:text-box></draw:frame><draw:g text:anchor-type="paragraph" draw:z-index="173" draw:name="Shape4_132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9" draw:name="Shape4_141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14">Conversions d’unités : </text:span><text:span text:style-name="MT26">temps et </text:span><text:span text:style-name="MT27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15">Conversions d’unités : </text:span><text:span text:style-name="MT24">Temps et d</text:span><text:span text:style-name="MT25">urées</text:span></text:p>
      </style:header>
      <style:header-left>
        <text:p text:style-name="Header"><text:s/><text:span text:style-name="MT15">Conversions d’unités : </text:span><text:span text:style-name="MT24">Temps et d</text:span><text:span text:style-name="MT25">urées</text:span></text:p>
      </style:header-left>
      <style:footer>
        <text:p text:style-name="MP2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26">temps et </text:span><text:span text:style-name="MT27">durées</text:span><text:span text:style-name="MT8"> </text:span></text:p></draw:text-box></draw:frame><draw:g text:anchor-type="paragraph" draw:z-index="174" draw:name="Shape4_131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71" draw:name="Shape4_138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39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10">Conversions d’unités : </text:span><text:span text:style-name="MT28">Capacités</text:span></text:p>
      </style:header>
      <style:header-left>
        <text:p text:style-name="_5f_Header_20_N_20_page_20_impaire_20__28_D_29_"><text:span text:style-name="MT10">Conversions d’unités : </text:span><text:span text:style-name="MT28">Capacités</text:span></text:p>
      </style:header-left>
      <style:footer>
        <text:p text:style-name="MP11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29">Capacités</text:span><text:span text:style-name="MT8"> </text:span></text:p></draw:text-box></draw:frame><draw:g text:anchor-type="paragraph" draw:z-index="177" draw:name="Shape4_148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15">Conversions d’unités : </text:span><text:span text:style-name="MT28">Capacités</text:span></text:p>
      </style:header>
      <style:header-left>
        <text:p text:style-name="Header"><text:s/><text:span text:style-name="MT15">Conversions d’unités : </text:span><text:span text:style-name="MT28">Capacités</text:span></text:p>
      </style:header-left>
      <style:footer>
        <text:p text:style-name="MP2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30">capacités</text:span><text:span text:style-name="MT8"> </text:span></text:p></draw:text-box></draw:frame><draw:g text:anchor-type="paragraph" draw:z-index="180" draw:name="Shape4_136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75" draw:name="Shape4_134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3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31"><text:s/></text:span><text:span text:style-name="MT15">Conversions d’unités : </text:span><text:span text:style-name="MT31">masses</text:span></text:p>
      </style:header>
      <style:header-left>
        <text:p text:style-name="_5f_Header_20_N_20_page_20_impaire_20__28_D_29_"><text:span text:style-name="MT31"><text:s/></text:span><text:span text:style-name="MT15">Conversions d’unités : </text:span><text:span text:style-name="MT31">masses</text:span></text:p>
      </style:header-left>
      <style:footer>
        <text:p text:style-name="MP2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32">Masses</text:span><text:span text:style-name="MT8"> </text:span></text:p></draw:text-box></draw:frame><draw:g text:anchor-type="paragraph" draw:z-index="183" draw:name="Shape4_128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draw:g text:anchor-type="paragraph" draw:z-index="178" draw:name="Shape4_126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1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9" draw:name="Shape4_3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14">Conversions d’unités : </text:span><text:span text:style-name="MT33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15">Conversions d’unités : </text:span><text:span text:style-name="MT31">masses</text:span></text:p>
      </style:header>
      <style:header-left>
        <text:p text:style-name="_5f_Header_20_N_20_page_20_impaire_20__28_D_29_"><text:s/><text:span text:style-name="MT15">Conversions d’unités : </text:span><text:span text:style-name="MT31">masses</text:span></text:p>
      </style:header-left>
      <style:footer>
        <text:p text:style-name="MP2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34">masses</text:span><text:span text:style-name="MT8"> </text:span></text:p></draw:text-box></draw:frame><draw:g text:anchor-type="paragraph" draw:z-index="186" draw:name="Shape4_123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81" draw:name="Shape4_129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3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24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95" draw:name="Shape4_10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35">Périmètre : </text:span><text:span text:style-name="MT36">Problèmes</text:span></text:p></draw:text-box></draw:frame></text:p>
      </style:footer>
      <style:footer-left>
        <text:p text:style-name="MP24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5"><text:span text:style-name="MT35">Périmètre : </text:span><text:span text:style-name="MT36">Problèmes</text:span></text:p></draw:text-box></draw:frame><draw:g text:anchor-type="paragraph" draw:z-index="191" draw:name="Shape4_1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196" draw:name="Shape4_108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93" draw:name="Shape4_120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21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200" draw:name="Shape3_16" draw:style-name="Mgr3" draw:text-style-name="MP7" svg:x1="12.726cm" svg:y1="0.399cm" svg:x2="20.496cm" svg:y2="0.36cm"><text:p/></draw:line><text:span text:style-name="MT37">Périmètre</text:span> : <text:span text:style-name="MT38">Périmètres et unités</text:span></text:p>
      </style:header>
      <style:header-left>
        <text:p text:style-name="MP26"><draw:line text:anchor-type="paragraph" draw:z-index="201" draw:name="Shape3_17" draw:style-name="Mgr3" draw:text-style-name="MP7" svg:x1="16.083cm" svg:y1="0.383cm" svg:x2="20.496cm" svg:y2="0.36cm"><text:p/></draw:line><text:span text:style-name="MT37">Périmètre</text:span> : <text:span text:style-name="MT38">Périmètres et unités</text:span></text:p>
      </style:header-left>
      <style:footer>
        <text:p text:style-name="MP11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97" draw:name="Shape4_1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5">Périmètre <text:s/>: </text:span><text:span text:style-name="MT39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02" draw:name="Shape4_12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98" draw:name="Shape4_263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265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206" draw:name="Shape3_11" draw:style-name="Mgr3" draw:text-style-name="MP7" svg:x1="12.45cm" svg:y1="0.362cm" svg:x2="20.497cm" svg:y2="0.36cm"><text:p/></draw:line><text:span text:style-name="MT37">Périmètre</text:span> : <text:span text:style-name="MT40">Mesurer, reporter</text:span></text:p>
      </style:header>
      <style:header-left>
        <text:p text:style-name="_5f_Header_20_M_20_page_20_impaire_20__28_D_29_"><draw:line text:anchor-type="paragraph" draw:z-index="207" draw:name="Shape3_20" draw:style-name="Mgr3" draw:text-style-name="MP7" svg:x1="12.45cm" svg:y1="0.362cm" svg:x2="20.497cm" svg:y2="0.36cm"><text:p/></draw:line><text:span text:style-name="MT37">Périmètre</text:span> : <text:span text:style-name="MT40">Mesurer, reporter</text:span></text:p>
      </style:header-left>
      <style:footer>
        <text:p text:style-name="MP11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203" draw:name="Shape4_11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35">Périmètre : </text:span><text:span text:style-name="MT41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10" draw:name="Shape4_18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04" draw:name="Shape4_114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15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37">Périmètre</text:span> : <text:span text:style-name="MT37">Calculs sur une figure</text:span></text:p>
      </style:header>
      <style:header-left>
        <text:p text:style-name="_5f_Header_20_M_20_page_20_paire_20__28_G_29_"><text:span text:style-name="MT37">Périmètre</text:span> : <text:span text:style-name="MT37">Calculs sur une figure</text:span></text:p>
      </style:header-left>
      <style:footer>
        <text:p text:style-name="MP11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13" draw:name="Shape4_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8" draw:name="Shape4_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9" draw:name="Shape4_96" draw:style-name="Mgr1"><draw:path draw:style-name="Mgr2" draw:text-style-name="MP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15" draw:name="Shape4_93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11" draw:name="Shape4_102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101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42">Proportionnalité et pourcentage</text:span><text:span text:style-name="MT43"> </text:span>: <text:span text:style-name="MT44">Pourcentages</text:span> </text:p>
      </style:header>
      <style:header-left>
        <text:p text:style-name="_5f_Header_20_D_20_page_20_impaire_20__28_D_29_"><text:span text:style-name="MT42">Proportionnalité et pourcentage</text:span><text:span text:style-name="MT43"> </text:span>: <text:span text:style-name="MT44">Pourcentages</text:span> </text:p>
      </style:header-left>
      <style:footer>
        <text:p text:style-name="MP11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17" draw:name="Shape4_98" draw:style-name="Mgr1"><draw:path draw:style-name="Mgr7" draw:text-style-name="MP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5">Proportionnalité et pourcentage : </text:span><text:span text:style-name="MT46">pourcentages</text:span></text:p></draw:text-box></draw:frame></text:p>
      </style:footer>
      <style:footer-left>
        <text:p text:style-name="MP2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8"><text:span text:style-name="MT47">Proportionnalité et pourcentages : </text:span><text:span text:style-name="MT46">pourcentages</text:span></text:p></draw:text-box></draw:frame><draw:g text:anchor-type="paragraph" draw:z-index="214" draw:name="Shape4_112" draw:style-name="Mgr1"><draw:path draw:style-name="Mgr7" draw:text-style-name="MP15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42">Proportionnalité et pourcentages</text:span><text:span text:style-name="MT43"> </text:span>: <text:span text:style-name="MT42">proportionnalité</text:span> </text:p>
        <text:p text:style-name="MP29"/>
      </style:header>
      <style:header-left>
        <text:p text:style-name="Header"><text:span text:style-name="MT42">Proportionnalité et pourcentages</text:span><text:span text:style-name="MT43"> </text:span>: <text:span text:style-name="MT42">proportionnalité</text:span> </text:p>
        <text:p text:style-name="MP29"/>
      </style:header-left>
      <style:footer>
        <text:p text:style-name="MP2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0">Proportionnalité et pourcentages : proportionalité</text:p></draw:text-box></draw:frame><draw:g text:anchor-type="paragraph" draw:z-index="219" draw:name="Shape4_23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2">: </text:p></draw:text-box></draw:frame><draw:g text:anchor-type="paragraph" draw:z-index="216" draw:name="Shape4_99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48">Utiliser des données</text:span> : <text:span text:style-name="MT48">Organiser</text:span> </text:p>
      </style:header>
      <style:header-left>
        <text:p text:style-name="MP33"><text:span text:style-name="MT48">Utiliser des données</text:span> : <text:span text:style-name="MT48">Organiser</text:span> </text:p>
      </style:header-left>
      <style:footer>
        <text:p text:style-name="MP11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32" draw:name="Shape4_7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49">R</text:span>epères du plan : se repérer</text:p></draw:text-box></draw:frame></text:p>
      </style:footer>
      <style:footer-left>
        <text:p text:style-name="MP2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27" draw:name="Shape4_72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49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43">Utilis</text:span><text:span text:style-name="MT50">er des</text:span><text:span text:style-name="MT43"> données </text:span>: <text:span text:style-name="MT51">Organiser</text:span> </text:p>
      </style:header>
      <style:header-left>
        <text:p text:style-name="_5f_Header_20_D_20_page_20_paire_20__28_G_29_"><text:s/><text:span text:style-name="MT43">Utilis</text:span><text:span text:style-name="MT50">er des</text:span><text:span text:style-name="MT43"> données </text:span>: <text:span text:style-name="MT51">Organiser</text:span> </text:p>
      </style:header-left>
      <style:footer>
        <text:p text:style-name="MP2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52">Utilis</text:span><text:span text:style-name="MT53">er</text:span><text:span text:style-name="MT52"> de</text:span><text:span text:style-name="MT53">s</text:span><text:span text:style-name="MT52"> données</text:span><text:span text:style-name="MT8"> : </text:span><text:span text:style-name="MT54">Organiser</text:span><text:span text:style-name="MT8"> </text:span></text:p></draw:text-box></draw:frame><draw:g text:anchor-type="paragraph" draw:z-index="234" draw:name="Shape4_74" draw:style-name="Mgr1"><draw:path draw:style-name="Mgr7" draw:text-style-name="MP1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52">Utilis</text:span><text:span text:style-name="MT53">er</text:span><text:span text:style-name="MT52"> de</text:span><text:span text:style-name="MT53">s</text:span><text:span text:style-name="MT52"> données</text:span><text:span text:style-name="MT8"> : </text:span><text:span text:style-name="MT54">Organiser</text:span><text:span text:style-name="MT8"> </text:span></text:p></draw:text-box></draw:frame><draw:g text:anchor-type="paragraph" draw:z-index="230" draw:name="Shape4_75" draw:style-name="Mgr1"><draw:path draw:style-name="Mgr7" draw:text-style-name="MP35" svg:width="0.855cm" svg:height="1.172cm" svg:x="-0.268cm" svg:y="-0.175cm" svg:viewBox="0 0 856 1173" svg:d="M856 1173h-856v-991c0-100 79-182 175-182h505c97 0 176 82 176 182z"><text:p/></draw:path></draw:g><draw:g text:anchor-type="paragraph" draw:z-index="231" draw:name="Shape4_259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36"><text:span text:style-name="MT55">Repères du plan : Se repérer</text:span> </text:p>
      </style:header>
      <style:header-left>
        <text:p text:style-name="MP36"><text:span text:style-name="MT55">Repères du plan : Se repérer</text:span> </text:p>
      </style:header-left>
      <style:footer>
        <text:p text:style-name="MP11"><draw:frame draw:style-name="Mfr1" draw:name="Frame2212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37" draw:name="Shape4_1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49">R</text:span>epères du plan : se repérer</text:p></draw:text-box></draw:frame></text:p>
      </style:footer>
      <style:footer-left>
        <text:p text:style-name="MP2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33" draw:name="Shape4_111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49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1" draw:style-name="Mdp1">
      <style:header>
        <text:p text:style-name="_5f_Header_20_D_20_page_20_impaire_20__28_D_29_"><text:s/><text:span text:style-name="MT43">Utilis</text:span><text:span text:style-name="MT50">er des</text:span><text:span text:style-name="MT43"> données </text:span>: <text:span text:style-name="MT56">Représenter</text:span> </text:p>
      </style:header>
      <style:header-left>
        <text:p text:style-name="_5f_Header_20_D_20_page_20_paire_20__28_G_29_"><text:span text:style-name="_5f_Caractères"><text:span text:style-name="MT57"><text:s/>Utiliser des données : Représenter </text:span></text:span></text:p>
      </style:header-left>
      <style:footer>
        <text:p text:style-name="MP2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13"><text:span text:style-name="MT52">Utilis</text:span><text:span text:style-name="MT53">er</text:span><text:span text:style-name="MT52"> de</text:span><text:span text:style-name="MT53">s</text:span><text:span text:style-name="MT52"> données</text:span><text:span text:style-name="MT8"> : </text:span><text:span text:style-name="MT59">représenter</text:span><text:span text:style-name="MT8"> </text:span></text:p></draw:text-box></draw:frame><draw:g text:anchor-type="paragraph" draw:z-index="240" draw:name="Shape4_70" draw:style-name="Mgr1"><draw:path draw:style-name="Mgr7" draw:text-style-name="MP15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52">Utilis</text:span><text:span text:style-name="MT53">er</text:span><text:span text:style-name="MT52"> de</text:span><text:span text:style-name="MT53">s</text:span><text:span text:style-name="MT52"> données</text:span><text:span text:style-name="MT8"> : </text:span><text:span text:style-name="MT59">représenter</text:span><text:span text:style-name="MT8"> </text:span></text:p></draw:text-box></draw:frame><draw:g text:anchor-type="paragraph" draw:z-index="235" draw:name="Shape4_91" draw:style-name="Mgr1"><draw:path draw:style-name="Mgr7" draw:text-style-name="MP35" svg:width="0.855cm" svg:height="1.172cm" svg:x="-0.268cm" svg:y="-0.175cm" svg:viewBox="0 0 856 1173" svg:d="M856 1173h-856v-991c0-100 79-182 175-182h505c97 0 176 82 176 182z"><text:p/></draw:path></draw:g><draw:g text:anchor-type="paragraph" draw:z-index="236" draw:name="Shape4_90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45" draw:name="Shape4_82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Résoudre des problèmes</text:p></draw:text-box></draw:frame><draw:g text:anchor-type="paragraph" draw:z-index="241" draw:name="Shape4_97" draw:style-name="Mgr1"><draw:path draw:style-name="Mgr6" draw:text-style-name="MP14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47" draw:name="Shape4_68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43" draw:name="Shape4_89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83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61">Calculer : </text:span><text:span text:style-name="MT62">Distributivité</text:span><text:span text:style-name="MT61"> </text:span></text:p>
      </style:header>
      <style:header-left>
        <text:p text:style-name="_5f_Header_20_N_20_page_20_impaire_20__28_D_29_"><text:span text:style-name="MT61">Calculer : </text:span><text:span text:style-name="MT62">Distributivité</text:span><text:span text:style-name="MT61"> </text:span></text:p>
      </style:header-left>
      <style:footer>
        <text:p text:style-name="MP11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54" draw:name="Shape4_79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3">calculer</text:span><text:span text:style-name="MT64"> : </text:span><text:span text:style-name="MT65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56" draw:name="Shape4_64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52" draw:name="Shape4_80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81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61">Calculer : </text:span><text:span text:style-name="MT66">Critères de divisibilité</text:span><text:span text:style-name="MT61"> </text:span></text:p>
      </style:header>
      <style:header-left>
        <text:p text:style-name="_5f_Header_20_N_20_page_20_impaire_20__28_D_29_"><text:span text:style-name="MT61">Calculer : </text:span><text:span text:style-name="MT66">Critères de divisibilité</text:span><text:span text:style-name="MT61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58" draw:name="Shape4_61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3">calculer</text:span><text:span text:style-name="MT64"> : </text:span><text:span text:style-name="MT67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<text:span text:style-name="MT63">calculer</text:span><text:span text:style-name="MT64"> : </text:span><text:span text:style-name="MT67">critères de divisibilité</text:span></text:p></draw:text-box></draw:frame><draw:g text:anchor-type="paragraph" draw:z-index="255" draw:name="Shape4_65" draw:style-name="Mgr1"><draw:path draw:style-name="Mgr6" draw:text-style-name="MP14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41"><text:span text:style-name="MT68">G</text:span>éométrie plane : Parallèles, perpendiculaires,<text:line-break/> distances</text:p>
      </style:header>
      <style:header-left>
        <text:p text:style-name="MP42"><text:s/><text:span text:style-name="MT68">Géométrie plane</text:span> : <text:span text:style-name="MT69">P</text:span><text:span text:style-name="MT70">arallèles, perpendiculaires,<text:line-break/> </text:span><text:span text:style-name="MT71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2">Géométrie plane : </text:span><text:span text:style-name="MT73">parallèles, perpendiculaires, </text:span><text:span text:style-name="MT74">distances</text:span></text:h></draw:text-box></draw:frame><draw:g text:anchor-type="paragraph" draw:z-index="260" draw:name="Shape4_59" draw:style-name="Mgr1"><draw:path draw:style-name="Mgr8" draw:text-style-name="MP31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3" text:outline-level="1"><text:span text:style-name="MT75">G</text:span>éométrie plane : Parallèles, perpendiculaires, distances</text:h></draw:text-box></draw:frame><draw:g text:anchor-type="paragraph" draw:z-index="257" draw:name="Shape4_62" draw:style-name="Mgr1"><draw:path draw:style-name="Mgr8" draw:text-style-name="MP3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61">Calculer : </text:span><text:span text:style-name="MT76">Diviser</text:span><text:span text:style-name="MT61"> </text:span></text:p>
      </style:header>
      <style:header-left>
        <text:p text:style-name="_5f_Header_20_N_20_page_20_impaire_20__28_D_29_"><text:span text:style-name="MT61">Calculer : </text:span><text:span text:style-name="MT76">Diviser</text:span><text:span text:style-name="MT61"> </text:span></text:p>
      </style:header-left>
      <style:footer>
        <text:p text:style-name="MP11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9"><draw:g text:anchor-type="paragraph" draw:z-index="263" draw:name="Shape4_51" draw:style-name="Mgr1"><draw:path draw:style-name="Mgr6" draw:text-style-name="MP14" svg:width="0.855cm" svg:height="1.172cm" svg:x="7.545cm" svg:y="-0.194cm" svg:viewBox="0 0 856 1173" svg:d="M856 1173h-856v-991c0-100 79-182 175-182h505c97 0 176 82 176 182z"><text:p/></draw:path></draw:g><text:span text:style-name="MT63">calculer</text:span><text:span text:style-name="MT64"> : </text:span><text:span text:style-name="MT77">diviser</text:span></text:p></draw:text-box></draw:frame></text:p>
      </style:footer>
      <style:footer-left>
        <text:p text:style-name="MP11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<text:span text:style-name="MT63">calculer</text:span><text:span text:style-name="MT64"> : </text:span><text:span text:style-name="MT77">diviser</text:span></text:p></draw:text-box></draw:frame><draw:g text:anchor-type="paragraph" draw:z-index="259" draw:name="Shape4_60" draw:style-name="Mgr1"><draw:path draw:style-name="Mgr6" draw:text-style-name="MP14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65" draw:name="Shape4_54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61" draw:name="Shape4_57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58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44">Calculer : <text:span text:style-name="MT78">Multiplier</text:span> </text:p>
      </style:header>
      <style:header-left>
        <text:p text:style-name="MP44">Calculer : <text:span text:style-name="MT78">Multiplier</text:span> </text:p>
      </style:header-left>
      <style:footer>
        <text:p text:style-name="MP11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9"><draw:g text:anchor-type="paragraph" draw:z-index="268" draw:name="Shape4_55" draw:style-name="Mgr1"><draw:path draw:style-name="Mgr6" draw:text-style-name="MP14" svg:width="0.855cm" svg:height="1.172cm" svg:x="7.535cm" svg:y="-0.178cm" svg:viewBox="0 0 856 1173" svg:d="M856 1173h-856v-991c0-100 79-182 175-182h505c97 0 176 82 176 182z"><text:p/></draw:path></draw:g><text:span text:style-name="MT63">calculer</text:span><text:span text:style-name="MT64"> : </text:span><text:span text:style-name="MT79">Multiplier</text:span></text:p></draw:text-box></draw:frame></text:p>
      </style:footer>
      <style:footer-left>
        <text:p text:style-name="MP11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<text:span text:style-name="MT63">calculer</text:span><text:span text:style-name="MT64"> : </text:span><text:span text:style-name="MT79">Multiplier</text:span></text:p></draw:text-box></draw:frame><draw:g text:anchor-type="paragraph" draw:z-index="264" draw:name="Shape4_262" draw:style-name="Mgr1"><draw:path draw:style-name="Mgr6" draw:text-style-name="MP14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70" draw:name="Shape4_50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66" draw:name="Shape4_52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53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1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5"><text:span text:style-name="MT63">calculer</text:span><text:span text:style-name="MT64"> : </text:span><text:span text:style-name="MT63">additionner et soustraire</text:span></text:p></draw:text-box></draw:frame><draw:g text:anchor-type="paragraph" draw:z-index="272" draw:name="Shape4_47" draw:style-name="Mgr1"><draw:path draw:style-name="Mgr6" draw:text-style-name="MP1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5"><text:span text:style-name="MT63">calculer</text:span><text:span text:style-name="MT64"> : </text:span><text:span text:style-name="MT63">additionner et soustraire</text:span></text:p></draw:text-box></draw:frame><draw:g text:anchor-type="paragraph" draw:z-index="269" draw:name="Shape4_261" draw:style-name="Mgr1"><draw:path draw:style-name="Mgr6" draw:text-style-name="MP14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6">Calculer</text:span> : <text:span text:style-name="MT6">Additionner et soustraire</text:span></text:p>
      </style:header>
      <style:header-left>
        <text:p text:style-name="_5f_Header_20_N_20_page_20_paire_20__28_G_29_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74" draw:name="Shape4_46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71" draw:name="Shape4_48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46"><draw:path text:anchor-type="paragraph" draw:z-index="277" draw:name="Shape1_6" draw:style-name="Mgr9" draw:text-style-name="MP47" svg:width="4.329cm" svg:height="2.238cm" svg:x="-1.5cm" svg:y="-1.001cm" svg:viewBox="0 0 4330 2239" svg:d="M0 2239l3984-288c209-15 363-167 345-342l-170-1609h-4159z"><text:p/></draw:path><draw:line text:anchor-type="paragraph" draw:z-index="278" draw:name="Shape3_10" draw:style-name="Mgr10" draw:text-style-name="MP7" svg:x1="10.308cm" svg:y1="0.388cm" svg:x2="20.496cm" svg:y2="0.36cm"><text:p/></draw:line><text:span text:style-name="MT80">Fractions</text:span><text:span text:style-name="MT81"> : </text:span><text:span text:style-name="MT82">Problèmes</text:span><text:span text:style-name="MT81"> </text:span></text:p>
      </style:header>
      <style:header-left>
        <text:p text:style-name="MP46"><draw:line text:anchor-type="paragraph" draw:z-index="279" draw:name="Shape3_27" draw:style-name="Mgr10" draw:text-style-name="MP7" svg:x1="10.308cm" svg:y1="0.388cm" svg:x2="20.496cm" svg:y2="0.36cm"><text:p/></draw:line><draw:path text:anchor-type="paragraph" draw:z-index="273" draw:name="Shape1_10" draw:style-name="Mgr9" draw:text-style-name="MP47" svg:width="4.329cm" svg:height="2.238cm" svg:x="-1.5cm" svg:y="-1.001cm" svg:viewBox="0 0 4330 2239" svg:d="M0 2239l3984-288c209-15 363-167 345-342l-170-1609h-4159z"><text:p/></draw:path><text:span text:style-name="MT80">Fractions</text:span><text:span text:style-name="MT81"> : </text:span><text:span text:style-name="MT82">Problèmes</text:span><text:span text:style-name="MT81"> </text:span></text:p>
      </style:header-left>
      <style:footer>
        <text:p text:style-name="MP11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75" draw:name="Shape4_43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83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85" draw:name="Shape4_41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80" draw:name="Shape4_45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44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49"><draw:line text:anchor-type="paragraph" draw:z-index="289" draw:name="Shape3_9" draw:style-name="Mgr10" draw:text-style-name="MP7" svg:x1="10.37cm" svg:y1="0.365cm" svg:x2="20.496cm" svg:y2="0.36cm"><text:p/></draw:line><draw:path text:anchor-type="paragraph" draw:z-index="290" draw:name="Shape1_4" draw:style-name="Mgr9" draw:text-style-name="MP47" svg:width="4.329cm" svg:height="2.238cm" svg:x="-1.5cm" svg:y="-7.4cm" svg:viewBox="0 0 4330 2239" svg:d="M0 2239l3984-288c209-15 363-167 345-342l-170-1609h-4159z"><text:p/></draw:path><text:span text:style-name="MT84">Fractions</text:span> : <text:span text:style-name="MT84">Opérations</text:span> </text:p>
      </style:header>
      <style:header-left>
        <text:p text:style-name="MP49"><draw:path text:anchor-type="paragraph" draw:z-index="291" draw:name="Shape1_8" draw:style-name="Mgr9" draw:text-style-name="MP47" svg:width="4.329cm" svg:height="2.238cm" svg:x="-1.5cm" svg:y="-7.4cm" svg:viewBox="0 0 4330 2239" svg:d="M0 2239l3984-288c209-15 363-167 345-342l-170-1609h-4159z"><text:p/></draw:path><draw:line text:anchor-type="paragraph" draw:z-index="284" draw:name="Shape3_26" draw:style-name="Mgr10" draw:text-style-name="MP7" svg:x1="10.37cm" svg:y1="0.365cm" svg:x2="20.496cm" svg:y2="0.36cm"><text:p/></draw:line><text:span text:style-name="MT84">Fractions</text:span> : <text:span text:style-name="MT84">Opérations</text:span> </text:p>
      </style:header-left>
      <style:footer>
        <text:p text:style-name="MP11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86" draw:name="Shape4_38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83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92" draw:name="Shape4_37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87" draw:name="Shape4_39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4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51"><draw:line text:anchor-type="paragraph" draw:z-index="296" draw:name="Shape3_8" draw:style-name="Mgr10" draw:text-style-name="MP7" svg:x1="17.736cm" svg:y1="0.376cm" svg:x2="20.496cm" svg:y2="0.36cm"><text:p/></draw:line><text:span text:style-name="MT85">Fractions</text:span> : <text:span text:style-name="MT85">Fractions, décimaux et comparaison</text:span></text:p>
      </style:header>
      <style:header-left>
        <text:p text:style-name="MP51"><draw:line text:anchor-type="paragraph" draw:z-index="297" draw:name="Shape3_25" draw:style-name="Mgr10" draw:text-style-name="MP7" svg:x1="17.736cm" svg:y1="0.376cm" svg:x2="20.496cm" svg:y2="0.36cm"><text:p/></draw:line><text:span text:style-name="MT85">Fractions</text:span> : <text:span text:style-name="MT85">Fractions, décimaux et comparaison</text:span></text:p>
      </style:header-left>
      <style:footer>
        <text:p text:style-name="MP11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93" draw:name="Shape4_34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83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98" draw:name="Shape4_33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94" draw:name="Shape4_3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95" draw:name="Shape4_36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53"><draw:line text:anchor-type="paragraph" draw:z-index="302" draw:name="Shape3_24" draw:style-name="Mgr10" draw:text-style-name="MP7" svg:x1="11.52cm" svg:y1="0.376cm" svg:x2="20.496cm" svg:y2="0.36cm"><text:p/></draw:line><text:span text:style-name="MT86">Fractions</text:span> : <text:span text:style-name="MT86">Droite graduée</text:span></text:p>
      </style:header>
      <style:header-left>
        <text:p text:style-name="MP53"><draw:line text:anchor-type="paragraph" draw:z-index="303" draw:name="Shape3_28" draw:style-name="Mgr10" draw:text-style-name="MP7" svg:x1="11.52cm" svg:y1="0.376cm" svg:x2="20.496cm" svg:y2="0.36cm"><text:p/></draw:line><text:span text:style-name="MT86">Fractions</text:span> : <text:span text:style-name="MT86">Droite graduée</text:span></text:p>
      </style:header-left>
      <style:footer>
        <text:p text:style-name="MP11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9" draw:name="Shape4_30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3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05" draw:name="Shape4_29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300" draw:name="Shape4_32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31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55"><draw:line text:anchor-type="paragraph" draw:z-index="309" draw:name="Shape3_14" draw:style-name="Mgr10" draw:text-style-name="MP7" svg:x1="12.876cm" svg:y1="0.392cm" svg:x2="20.496cm" svg:y2="0.36cm"><text:p/></draw:line><draw:path text:anchor-type="paragraph" draw:z-index="310" draw:name="Shape1_3" draw:style-name="Mgr9" draw:text-style-name="MP47" svg:width="4.329cm" svg:height="2.238cm" svg:x="-1.8cm" svg:y="-8.982cm" svg:viewBox="0 0 4330 2239" svg:d="M0 2239l3984-288c209-15 363-167 345-342l-170-1609h-4159z"><text:p/></draw:path><text:span text:style-name="MT87">Fractions</text:span> : <text:span text:style-name="MT87">Vocabulaire et sens</text:span></text:p>
      </style:header>
      <style:header-left>
        <text:p text:style-name="MP55"><draw:line text:anchor-type="paragraph" draw:z-index="311" draw:name="Shape3_23" draw:style-name="Mgr10" draw:text-style-name="MP7" svg:x1="12.876cm" svg:y1="0.392cm" svg:x2="20.496cm" svg:y2="0.36cm"><text:p/></draw:line><draw:path text:anchor-type="paragraph" draw:z-index="304" draw:name="Shape1_7" draw:style-name="Mgr9" draw:text-style-name="MP47" svg:width="4.329cm" svg:height="2.238cm" svg:x="-1.8cm" svg:y="-8.982cm" svg:viewBox="0 0 4330 2239" svg:d="M0 2239l3984-288c209-15 363-167 345-342l-170-1609h-4159z"><text:p/></draw:path><text:span text:style-name="MT87">Fractions</text:span> : <text:span text:style-name="MT87">Vocabulaire et sens</text:span></text:p>
      </style:header-left>
      <style:footer>
        <text:p text:style-name="MP11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306" draw:name="Shape4_26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3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13" draw:name="Shape4_27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307" draw:name="Shape4_28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57"><draw:path text:anchor-type="paragraph" draw:z-index="316" draw:name="Shape1_1" draw:style-name="Mgr9" draw:text-style-name="MP47" svg:width="4.329cm" svg:height="2.238cm" svg:x="-1.8cm" svg:y="-8.982cm" svg:viewBox="0 0 4330 2239" svg:d="M0 2239l3984-288c209-15 363-167 345-342l-170-1609h-4159z"><text:p/></draw:path><draw:line text:anchor-type="paragraph" draw:z-index="317" draw:name="Shape3_13" draw:style-name="Mgr10" draw:text-style-name="MP7" svg:x1="15.337cm" svg:y1="0.36cm" svg:x2="20.496cm" svg:y2="0.36cm"><text:p/></draw:line><text:span text:style-name="MT88">Fractions</text:span> : <text:span text:style-name="MT88">Représentation géométrique</text:span></text:p>
      </style:header>
      <style:header-left>
        <text:p text:style-name="MP57"><draw:line text:anchor-type="paragraph" draw:z-index="318" draw:name="Shape3_21" draw:style-name="Mgr10" draw:text-style-name="MP7" svg:x1="15.337cm" svg:y1="0.36cm" svg:x2="20.496cm" svg:y2="0.36cm"><text:p/></draw:line><draw:path text:anchor-type="paragraph" draw:z-index="312" draw:name="Shape1_13" draw:style-name="Mgr9" draw:text-style-name="MP47" svg:width="4.329cm" svg:height="2.238cm" svg:x="-1.8cm" svg:y="-8.982cm" svg:viewBox="0 0 4330 2239" svg:d="M0 2239l3984-288c209-15 363-167 345-342l-170-1609h-4159z"><text:p/></draw:path><text:span text:style-name="MT88">Fractions</text:span> : <text:span text:style-name="MT88">Représentation géométrique</text:span></text:p>
      </style:header-left>
      <style:footer>
        <text:p text:style-name="MP11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<text:span text:style-name="MT83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19" draw:name="Shape4_24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314" draw:name="Shape4_25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86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59"><draw:line text:anchor-type="paragraph" draw:z-index="323" draw:name="Shape3_5" draw:style-name="Mgr10" draw:text-style-name="MP7" svg:x1="18.701cm" svg:y1="0.36cm" svg:x2="20.497cm" svg:y2="0.36cm"><text:p/></draw:line><text:span text:style-name="MT89">Nombres entiers et décimaux</text:span> : <text:span text:style-name="MT89">Comparer, encadrer</text:span></text:p>
      </style:header>
      <style:header-left>
        <text:p text:style-name="MP59"><draw:line text:anchor-type="paragraph" draw:z-index="324" draw:name="Shape3_6" draw:style-name="Mgr10" draw:text-style-name="MP7" svg:x1="18.701cm" svg:y1="0.36cm" svg:x2="20.497cm" svg:y2="0.36cm"><text:p/></draw:line><text:span text:style-name="MT89">Nombres entiers et décimaux</text:span> : <text:span text:style-name="MT89">Comparer, encadrer</text:span></text:p>
      </style:header-left>
      <style:footer>
        <text:p text:style-name="MP11"><draw:frame draw:style-name="Mfr1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3"><draw:g text:anchor-type="paragraph" draw:z-index="320" draw:name="Shape4_19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<text:span text:style-name="MT83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26" draw:name="Shape4_14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321" draw:name="Shape4_21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2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61"><draw:line text:anchor-type="paragraph" draw:z-index="329" draw:name="Shape3_2" draw:style-name="Mgr10" draw:text-style-name="MP7" svg:x1="16.083cm" svg:y1="0.383cm" svg:x2="20.496cm" svg:y2="0.36cm"><text:p/></draw:line>Nombres entiers et décimaux : Numération</text:p>
      </style:header>
      <style:header-left>
        <text:p text:style-name="MP61"><draw:line text:anchor-type="paragraph" draw:z-index="330" draw:name="Shape3_3" draw:style-name="Mgr11" draw:text-style-name="MP7" svg:x1="16.085cm" svg:y1="1.458cm" svg:x2="20.498cm" svg:y2="1.435cm"><text:p/></draw:line>Nombres entiers et décimaux : Numération</text:p>
      </style:header-left>
      <style:footer>
        <text:p text:style-name="MP11"><draw:g text:anchor-type="paragraph" draw:z-index="331" draw:name="Shape4_42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<text:span text:style-name="MT83">N</text:span>ombres entiers et décimaux : numération</text:p></draw:text-box></draw:frame></text:p>
      </style:footer>
      <style:footer-left>
        <text:p text:style-name="MP11"><draw:g text:anchor-type="paragraph" draw:z-index="325" draw:name="Shape4_8" draw:style-name="Mgr1"><draw:path draw:style-name="Mgr6" draw:text-style-name="MP14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<text:span text:style-name="MT83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32" draw:name="Shape4_78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327" draw:name="Shape4_11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92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63"><draw:line text:anchor-type="paragraph" draw:z-index="336" draw:name="Shape3_15" draw:style-name="Mgr10" draw:text-style-name="MP7" svg:x1="17.597cm" svg:y1="0.383cm" svg:x2="19.595cm" svg:y2="0.383cm"><text:p/></draw:line><text:span text:style-name="MT81">Nombres entiers et décimaux : </text:span><text:span text:style-name="Character_5f_20_5f_style"><text:span text:style-name="MT90">×</text:span></text:span><text:span text:style-name="MT91"> 10, 100, 1000</text:span></text:p>
      </style:header>
      <style:header-left>
        <text:p text:style-name="MP63"><draw:line text:anchor-type="paragraph" draw:z-index="337" draw:name="Shape3_19" draw:style-name="Mgr10" draw:text-style-name="MP7" svg:x1="17.597cm" svg:y1="0.383cm" svg:x2="19.595cm" svg:y2="0.383cm"><text:p/></draw:line><text:span text:style-name="MT81">Nombres entiers et décimaux : </text:span><text:span text:style-name="Character_5f_20_5f_style"><text:span text:style-name="MT90">×</text:span></text:span><text:span text:style-name="MT91"> 10, 100, 1000</text:span></text:p>
      </style:header-left>
      <style:footer>
        <text:p text:style-name="MP11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33" draw:name="Shape4_15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63">N</text:span><text:span text:style-name="MT92">ombres entiers et décimaux : </text:span><text:span text:style-name="Character_5f_20_5f_style"><text:span text:style-name="MT90">×</text:span></text:span><text:span text:style-name="MT93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40" draw:name="Shape4_16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334" draw:name="Shape4_106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17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43" draw:name="Shape4_10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338" draw:name="Shape4_11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116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63"><draw:line text:anchor-type="paragraph" draw:z-index="344" draw:name="Shape3_22" draw:style-name="Mgr12" draw:text-style-name="MP7" svg:x1="16.575cm" svg:y1="0cm" svg:x2="19.073cm" svg:y2="0cm"><text:p/></draw:line><text:span text:style-name="MT81">Nombres entiers et décimaux : </text:span><text:span text:style-name="MT94">La droite graduée</text:span></text:p>
      </style:header>
      <style:header-left>
        <text:p text:style-name="MP63"><draw:line text:anchor-type="paragraph" draw:z-index="345" draw:name="Shape3_37" draw:style-name="Mgr10" draw:text-style-name="MP7" svg:x1="17.999cm" svg:y1="0.36cm" svg:x2="20.497cm" svg:y2="0.36cm"><text:p/></draw:line><text:span text:style-name="MT81">Nombres entiers et décimaux : </text:span><text:span text:style-name="MT94">La droite graduée</text:span></text:p>
      </style:header-left>
      <style:footer>
        <text:p text:style-name="MP11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42" draw:name="Shape4_9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63">N</text:span><text:span text:style-name="MT92">ombres entiers et décimaux : </text:span><text:span text:style-name="MT95">la droite graduée</text:span></text:p></draw:text-box></draw:frame></text:p>
      </style:footer>
      <style:footer-left>
        <text:p text:style-name="MP11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41" draw:name="Shape4_13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63">N</text:span><text:span text:style-name="MT92">ombres entiers et décimaux : </text:span><text:span text:style-name="MT95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42" draw:name="Shape4_66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38" draw:name="Shape4_76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77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61">Calculer : </text:span><text:span text:style-name="MT96">Priorités opératoires</text:span><text:span text:style-name="MT61"> </text:span></text:p>
      </style:header>
      <style:header-left>
        <text:p text:style-name="_5f_Header_20_N_20_page_20_impaire_20__28_D_29_"><text:span text:style-name="MT61">Calculer : </text:span><text:span text:style-name="MT96">Priorités opératoires</text:span><text:span text:style-name="MT61"> </text:span></text:p>
      </style:header-left>
      <style:footer>
        <text:p text:style-name="MP11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50" draw:name="Shape4_67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3">calculer</text:span><text:span text:style-name="MT64"> : </text:span><text:span text:style-name="MT97">priorités opératoires</text:span></text:p></draw:text-box></draw:frame></text:p>
      </style:footer>
      <style:footer-left>
        <text:p text:style-name="MP11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<text:span text:style-name="MT63">calculer</text:span><text:span text:style-name="MT64"> : </text:span><text:span text:style-name="MT97">priorités opératoires</text:span></text:p></draw:text-box></draw:frame><draw:g text:anchor-type="paragraph" draw:z-index="246" draw:name="Shape4_69" draw:style-name="Mgr1"><draw:path draw:style-name="Mgr6" draw:text-style-name="MP14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0" draw:style-name="Mdp1">
      <style:header>
        <text:p text:style-name="_5f_Header_20_D_20_page_20_impaire_20__28_D_29_">Proportionnalité et pourcentage : <text:span text:style-name="MT98">P</text:span>roportionnalité </text:p>
      </style:header>
      <style:header-left>
        <text:p text:style-name="_5f_Header_20_D_20_page_20_paire_20__28_G_29_"><text:span text:style-name="MT42"><text:tab/>Proportionnalité et pourcentage</text:span><text:span text:style-name="MT43"> </text:span>: <text:span text:style-name="MT42">proportionnalité</text:span> </text:p>
      </style:header-left>
      <style:footer>
        <text:p text:style-name="MP11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5"><draw:g text:anchor-type="paragraph" draw:z-index="221" draw:name="Shape4_73" draw:style-name="Mgr1"><draw:path draw:style-name="Mgr7" draw:text-style-name="MP35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2"><draw:frame draw:style-name="Mfr1" draw:name="Frame322" text:anchor-type="paragraph" svg:y="-0.06cm" draw:z-index="0"><draw:text-box fo:min-height="0.499cm" fo:min-width="3cm"><draw:frame draw:style-name="Mfr2" draw:name="Frame2241" text:anchor-type="frame" svg:x="0.45cm" svg:y="0.079cm" svg:width="0.817cm" draw:z-index="0"><draw:text-box fo:min-height="0.355cm"><text:p text:style-name="MP3"><draw:g text:anchor-type="paragraph" draw:z-index="218" draw:name="Shape4_88" draw:style-name="Mgr1"><draw:path draw:style-name="Mgr7" draw:text-style-name="MP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42">Proportionnalité et pourcentages</text:span><text:span text:style-name="MT43"> </text:span>: <text:span text:style-name="MT42">proportionnalité</text:span> </text:p>
        <text:p text:style-name="MP29"/>
      </style:header>
      <style:header-left>
        <text:p text:style-name="Header"><text:span text:style-name="MT42">Proportionnalité et pourcentages</text:span><text:span text:style-name="MT43"> </text:span>: <text:span text:style-name="MT42">proportionnalité</text:span> </text:p>
        <text:p text:style-name="MP29"/>
      </style:header-left>
      <style:footer>
        <text:p text:style-name="MP2"><draw:frame draw:style-name="Mfr1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0">Proportionnalité et pourcentages : proportionalité</text:p></draw:text-box></draw:frame><draw:g text:anchor-type="paragraph" draw:z-index="224" draw:name="Shape4_22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2">: </text:p></draw:text-box></draw:frame><draw:g text:anchor-type="paragraph" draw:z-index="220" draw:name="Shape4_257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25" draw:name="Shape4_71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22" draw:name="Shape4_104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105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28" draw:name="Shape3_4" draw:style-name="Mgr3" draw:text-style-name="MP7" svg:x1="12.104cm" svg:y1="0.392cm" svg:x2="20.497cm" svg:y2="0.36cm"><text:p/></draw:line><text:span text:style-name="MT37">Périmètre</text:span> : <text:span text:style-name="MT99">Coder et calculer</text:span></text:p>
      </style:header>
      <style:header-left>
        <text:p text:style-name="_5f_Header_20_M_20_page_20_impaire_20__28_D_29_"><draw:line text:anchor-type="paragraph" draw:z-index="229" draw:name="Shape3_18" draw:style-name="Mgr3" draw:text-style-name="MP7" svg:x1="12.104cm" svg:y1="0.392cm" svg:x2="20.497cm" svg:y2="0.36cm"><text:p/></draw:line><text:span text:style-name="MT37">Périmètre</text:span> : <text:span text:style-name="MT99">Coder et calculer</text:span></text:p>
      </style:header-left>
      <style:footer>
        <text:p text:style-name="MP11"><draw:frame draw:style-name="Mfr1" draw:name="Frame2221" text:anchor-type="paragraph" svg:y="-0.06cm" draw:z-index="0"><draw:text-box fo:min-height="0.499cm" fo:min-width="7.096cm"><draw:frame draw:style-name="Mfr2" draw:name="Frame2231" text:anchor-type="frame" svg:x="0.45cm" svg:y="0.079cm" svg:width="0.817cm" draw:z-index="0"><draw:text-box fo:min-height="0.355cm"><text:p text:style-name="MP3"><draw:g text:anchor-type="paragraph" draw:z-index="226" draw:name="Shape4_1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35">Périmètre : </text:span><text:span text:style-name="MT100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15">Conversions d’unités : longueurs</text:span></text:p>
      </style:header>
      <style:header-left>
        <text:p text:style-name="_5f_Header_20_N_20_page_20_impaire_20__28_D_29_"><text:s/><text:span text:style-name="MT15">Conversions d’unités : longueurs</text:span></text:p>
      </style:header-left>
      <style:footer>
        <text:p text:style-name="MP2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longueurs</text:span><text:span text:style-name="MT8"> </text:span></text:p></draw:text-box></draw:frame><draw:g text:anchor-type="paragraph" draw:z-index="189" draw:name="Shape4_84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84" draw:name="Shape4_124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25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1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Conversions d’unités : longueurs</text:p></draw:text-box></draw:frame><draw:g text:anchor-type="paragraph" draw:z-index="190" draw:name="Shape4_127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87" draw:name="Shape4_133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Conversions d’unités : longueurs</text:p></draw:text-box></draw:frame><draw:g text:anchor-type="paragraph" draw:z-index="188" draw:name="Shape4_177" draw:style-name="Mgr1"><draw:path draw:style-name="Mgr6" draw:text-style-name="MP14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69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70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92" draw:name="Shape4_145" draw:style-name="Mgr1"><draw:path draw:style-name="Mgr6" draw:text-style-name="MP14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2">Conversions d’unités : </text:span><text:span text:style-name="MT101">Volume</text:span><text:span text:style-name="MT8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2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81" draw:name="Shape4_162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82" draw:name="Shape4_163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83" draw:name="Shape4_164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71"><text:span text:style-name="MT5"><text:s text:c="15"/>A</text:span>ires : Aire par comptage</text:p>
      </style:header>
      <style:footer>
        <text:p text:style-name="MP11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4" draw:name="Shape4_16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102">Aires</text:span><text:span text:style-name="MT35"> <text:s/>: </text:span><text:span text:style-name="MT102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72"><text:span text:style-name="MT37"><text:s text:c="15"/>A</text:span><text:span text:style-name="MT103">ires : Problèmes d’aires</text:span></text:p>
      </style:header>
      <style:footer>
        <text:p text:style-name="MP11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14" draw:name="Shape4_16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2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111" draw:name="Shape4_166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08" draw:name="Shape4_167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09" draw:name="Shape4_168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2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110" draw:name="Shape4_170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105" draw:name="Shape4_171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106" draw:name="Shape4_172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74"><text:span text:style-name="MT5"><text:s text:c="15"/>A</text:span>ires : Aires de disques</text:p>
      </style:header>
      <style:footer>
        <text:p text:style-name="MP11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07" draw:name="Shape4_17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1" draw:style-name="Mdp1">
      <style:header>
        <text:p text:style-name="MP6"><draw:path text:anchor-type="paragraph" draw:z-index="102" draw:name="Shape5_3" draw:style-name="Mgr4" draw:text-style-name="MP8" svg:width="4.329cm" svg:height="2.24cm" svg:x="-1.499cm" svg:y="-1cm" svg:viewBox="0 0 4330 2241" svg:d="M0 2241l3984-288c209-15 363-168 345-342l-170-1611h-4159z"><text:p/></draw:path><draw:frame text:anchor-type="paragraph" draw:z-index="103" draw:name="Shape6_3" draw:style-name="Mgr5" draw:text-style-name="MP9" svg:width="2.703cm" svg:height="0.715cm" draw:transform="rotate (0.0872664625997165) translate (-0.172861111111111cm 0.218722222222222cm)"><draw:text-box><text:p text:style-name="MP7"><text:span text:style-name="MT2">Série 1</text:span></text:p></draw:text-box></draw:frame><draw:line text:anchor-type="paragraph" draw:z-index="104" draw:name="Shape7_6" draw:style-name="Mgr3" draw:text-style-name="MP7" svg:x1="9.042cm" svg:y1="0.36cm" svg:x2="20.461cm" svg:y2="0.36cm"><text:p/></draw:line>T<text:span text:style-name="MT3">itre de la série</text:span></text:p>
      </style:header>
      <style:header-left>
        <text:p text:style-name="MP6"><draw:path text:anchor-type="paragraph" draw:z-index="97" draw:name="Shape5_4" draw:style-name="Mgr4" draw:text-style-name="MP8" svg:width="4.329cm" svg:height="2.24cm" svg:x="-1.499cm" svg:y="-1cm" svg:viewBox="0 0 4330 2241" svg:d="M0 2241l3984-288c209-15 363-168 345-342l-170-1611h-4159z"><text:p/></draw:path><draw:frame text:anchor-type="paragraph" draw:z-index="98" draw:name="Shape6_4" draw:style-name="Mgr5" draw:text-style-name="MP9" svg:width="2.703cm" svg:height="0.715cm" draw:transform="rotate (0.0872664625997165) translate (-0.172861111111111cm 0.218722222222222cm)"><draw:text-box><text:p text:style-name="MP7"><text:span text:style-name="MT2">Série 1</text:span></text:p></draw:text-box></draw:frame><draw:line text:anchor-type="paragraph" draw:z-index="99" draw:name="Shape7_3" draw:style-name="Mgr3" draw:text-style-name="MP7" svg:x1="9.042cm" svg:y1="0.36cm" svg:x2="20.461cm" svg:y2="0.36cm"><text:p/></draw:line>T<text:span text:style-name="MT3">itre de la série</text:span></text:p>
      </style:header-left>
      <style:footer>
        <text:p text:style-name="MP2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01" draw:name="Shape8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4">Angles</text:span> • <text:span text:style-name="MT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0" draw:style-name="Mdp1">
      <style:header>
        <text:p text:style-name="_5f_Header_20_M_20_page_20_impaire_20__28_D_29_">Calculs et conversions </text:p>
      </style:header>
      <style:header-left>
        <text:p text:style-name="_5f_Header_20_M_20_page_20_paire_20__28_G_29_">Calculs et conversions</text:p>
      </style:header-left>
      <style:footer>
        <text:list xml:id="list3161053802" text:style-name="_5f_Numérotation_20_des_20_exercices">
          <text:list-item>
            <text:list>
              <text:list-item>
                <text:p text:style-name="MP76"><draw:frame draw:style-name="Mfr1" draw:name="Frame256" text:anchor-type="paragraph" svg:y="-0.06cm" draw:z-index="89"><draw:text-box fo:min-height="0.499cm" fo:min-width="1cm"><draw:frame draw:style-name="Mfr2" draw:name="Frame257" text:anchor-type="frame" svg:x="0.45cm" svg:y="0.079cm" svg:width="0.817cm" draw:z-index="100"><draw:text-box fo:min-height="0.355cm"><text:p text:style-name="MP3"><text:page-number text:select-page="current">213</text:page-number></text:p></draw:text-box></draw:frame><text:p text:style-name="MP5"><text:s/><text:span text:style-name="MT1">Volumes : </text:span><text:span text:style-name="MT104">Calculs et conversions</text:span> </text:p></draw:text-box></draw:frame><draw:g text:anchor-type="paragraph" draw:z-index="90" draw:name="Shape4_174" draw:style-name="Mgr1"><draw:path draw:style-name="Mgr2" draw:text-style-name="MP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33216335656198" text:continue-numbering="true" text:style-name="_5f_Numérotation_20_des_20_exercices">
          <text:list-item>
            <text:list>
              <text:list-item>
                <text:p text:style-name="MP76"><draw:frame draw:style-name="Mfr1" draw:name="Frame258" text:anchor-type="paragraph" svg:y="-0.06cm" draw:z-index="92"><draw:text-box fo:min-height="0.499cm" fo:min-width="1cm"><draw:frame draw:style-name="Mfr2" draw:name="Frame259" text:anchor-type="frame" svg:x="0.45cm" svg:y="0.079cm" svg:width="0.817cm" draw:z-index="94"><draw:text-box fo:min-height="0.355cm"><text:p text:style-name="MP3"><text:page-number text:select-page="current">214</text:page-number></text:p></draw:text-box></draw:frame><text:p text:style-name="MP5"><text:s/><text:span text:style-name="MT1">Volumes : </text:span><text:span text:style-name="MT104">Calculs et conversions</text:span> </text:p></draw:text-box></draw:frame><draw:g text:anchor-type="paragraph" draw:z-index="96" draw:name="Shape4_175" draw:style-name="Mgr1"><draw:path draw:style-name="Mgr2" draw:text-style-name="MP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18" draw:name="Shape3_7" draw:style-name="Mgr13" draw:text-style-name="MP7" svg:x1="15.12cm" svg:y1="0.36cm" svg:x2="20.496cm" svg:y2="0.36cm"><text:p/></draw:line><text:s/><text:span text:style-name="MT105">Angles : </text:span>Angles : <text:span text:style-name="MT106">Comprendre la notion d’angle</text:span></text:p>
      </style:header>
      <style:header-left>
        <text:p text:style-name="MP77"><draw:line text:anchor-type="paragraph" draw:z-index="19" draw:name="Shape3_29" draw:style-name="Mgr13" draw:text-style-name="MP7" svg:x1="15.12cm" svg:y1="0.36cm" svg:x2="20.496cm" svg:y2="0.36cm"><text:p/></draw:line>Angles : <text:span text:style-name="MT106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07">Angles : </text:span><text:span text:style-name="MT108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07">Angles : </text:span><text:span text:style-name="MT109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07">Angles : </text:span><text:span text:style-name="MT110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79"><draw:line text:anchor-type="paragraph" draw:z-index="359" draw:name="Shape3_33" draw:style-name="Mgr13" draw:text-style-name="MP7" svg:x1="15.12cm" svg:y1="0.36cm" svg:x2="20.496cm" svg:y2="0.36cm"><text:p/></draw:line><text:s/><text:span text:style-name="MT111">Angles</text:span> : <text:span text:style-name="MT106">Comprendre la notion d’angle</text:span></text:p>
      </style:header>
      <style:footer>
        <text:p text:style-name="MP2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/text:p>
      </style:footer>
      <style:footer-left>
        <text:p text:style-name="MP2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12">Angles</text:span><text:span text:style-name="MT8"> : </text:span><text:span text:style-name="MT112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58" draw:name="Shape3_35" draw:style-name="Mgr13" draw:text-style-name="MP7" svg:x1="11.344cm" svg:y1="0.358cm" svg:x2="20.497cm" svg:y2="0.36cm"><text:p/></draw:line><text:span text:style-name="MT113">Angles </text:span>: Nommer un angle</text:p>
      </style:header>
      <style:footer>
        <text:p text:style-name="MP11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2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57" draw:name="Shape4_184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354" draw:name="Shape4_186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draw:g text:anchor-type="paragraph" draw:z-index="355" draw:name="Shape4_18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56" draw:name="Shape3_30" draw:style-name="Mgr13" draw:text-style-name="MP7" svg:x1="11.435cm" svg:y1="0.388cm" svg:x2="20.496cm" svg:y2="0.36cm"><text:p/></draw:line><text:span text:style-name="MT114">Angles</text:span> : <text:span text:style-name="MT114">Mesurer un angle</text:span></text:p>
      </style:header-left>
      <style:footer>
        <text:p text:style-name="MP2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52" draw:name="Shape4_176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115">Angles </text:span><text:span text:style-name="MT8">: </text:span><text:span text:style-name="MT115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51" draw:name="Shape3_31" draw:style-name="Mgr13" draw:text-style-name="MP7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53" draw:name="Shape3_32" draw:style-name="Mgr13" draw:text-style-name="MP7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07">Angles : </text:span><text:span text:style-name="MT108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07">Angles : </text:span><text:span text:style-name="MT116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07">Angles : </text:span><text:span text:style-name="MT108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2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350" draw:name="Shape4_180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346" draw:name="Shape4_188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47" draw:name="Shape4_187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48" draw:name="Shape3_34" draw:style-name="Mgr13" draw:text-style-name="MP7" svg:x1="15.448cm" svg:y1="0.365cm" svg:x2="20.496cm" svg:y2="0.36cm"><text:p/></draw:line><text:span text:style-name="MT117">Angles</text:span><text:span text:style-name="MT118"> : </text:span><text:span text:style-name="MT119">Calculer des mesures d’angle</text:span></text:p>
      </style:header>
      <style:header-left>
        <text:p text:style-name="_5f_Header_20_G_20_page_20_paire_20__28_G_29_"><draw:line text:anchor-type="paragraph" draw:z-index="349" draw:name="Shape3_36" draw:style-name="Mgr13" draw:text-style-name="MP7" svg:x1="15.448cm" svg:y1="0.365cm" svg:x2="20.496cm" svg:y2="0.36cm"><text:p/></draw:line><text:span text:style-name="MT117">Angles : </text:span><text:span text:style-name="MT119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07">Angles : </text:span><text:span text:style-name="MT108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07">Angles : </text:span><text:span text:style-name="MT120">Calculer des </text:span><text:span text:style-name="MT116">Mesure</text:span><text:span text:style-name="MT120">s</text:span><text:span text:style-name="MT116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pan text:style-name="MT107">Angles : </text:span><text:span text:style-name="MT121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81"><draw:line text:anchor-type="paragraph" draw:z-index="282" draw:name="Shape3_39" draw:style-name="Mgr10" draw:text-style-name="MP7" svg:x1="10.308cm" svg:y1="0.388cm" svg:x2="20.496cm" svg:y2="0.36cm"><text:p/></draw:line><draw:path text:anchor-type="paragraph" draw:z-index="283" draw:name="Shape1_12" draw:style-name="Mgr9" draw:text-style-name="MP47" svg:width="4.329cm" svg:height="2.238cm" svg:x="-1.5cm" svg:y="-1.001cm" svg:viewBox="0 0 4330 2239" svg:d="M0 2239l3984-288c209-15 363-167 345-342l-170-1609h-4159z"><text:p/></draw:path><text:span text:style-name="MT80">Fractions</text:span><text:span text:style-name="MT81"> : </text:span><text:span text:style-name="MT82">Problèmes</text:span><text:span text:style-name="MT81"> </text:span></text:p>
      </style:header>
      <style:footer>
        <text:p text:style-name="MP11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76" draw:name="Shape4_258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83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2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 : additionner et soustraire</text:span><text:span text:style-name="MT8"> </text:span></text:p></draw:text-box></draw:frame><draw:g text:anchor-type="paragraph" draw:z-index="251" draw:name="Shape4_85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">Calculer</text:span><text:span text:style-name="MT8"> : </text:span><text:span text:style-name="MT7">additionner et soustraire</text:span></text:p></draw:text-box></draw:frame><draw:g text:anchor-type="paragraph" draw:z-index="248" draw:name="Shape4_26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87" draw:style-name="Mgr1"><draw:path draw:style-name="Mgr7" draw:text-style-name="MP1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68">Géométrie plane, </text:span><text:span text:style-name="MT122">partie 1</text:span> : <text:span text:style-name="MT123">Assembler et décomposer</text:span></text:p>
      </style:header>
      <style:footer>
        <text:p text:style-name="MP11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<text:span text:style-name="MT124">Géométrie plane, </text:span><text:span text:style-name="MT125">partie 1</text:span><text:span text:style-name="MT124"> : </text:span><text:span text:style-name="MT126">assembler et décomposer</text:span></text:p></draw:text-box></draw:frame><draw:g text:anchor-type="paragraph" draw:z-index="152" draw:name="Shape4_216" draw:style-name="Mgr1"><draw:path draw:style-name="Mgr8" draw:text-style-name="MP3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50" draw:name="Shape4_217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72">Géométrie plane, </text:span><text:span text:style-name="MT125">partie 1</text:span><text:span text:style-name="MT72"> : </text:span><text:span text:style-name="MT126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84"><text:span text:style-name="MT127">Géométrie plane</text:span><text:span text:style-name="MT128"> : </text:span><text:span text:style-name="MT129">Vocabulaire</text:span></text:p>
      </style:header>
      <style:footer>
        <text:p text:style-name="MP2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2">Géométrie plane : </text:span><text:span text:style-name="MT130">vocabulaire</text:span></text:p></draw:text-box></draw:frame><draw:g text:anchor-type="paragraph" draw:z-index="151" draw:name="Shape4_213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2">Géométrie plane : </text:span><text:span text:style-name="MT130">vocabulaire</text:span></text:p></draw:text-box></draw:frame><draw:g text:anchor-type="paragraph" draw:z-index="148" draw:name="Shape4_214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68">Géométrie plane, </text:span><text:span text:style-name="MT122">partie 1</text:span> : <text:span text:style-name="MT131">coder</text:span></text:p>
      </style:header>
      <style:footer>
        <text:p text:style-name="MP11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2"><text:span text:style-name="MT124">Géométrie plane, </text:span><text:span text:style-name="MT125">partie 1</text:span><text:span text:style-name="MT124"> : </text:span><text:span text:style-name="MT132">coder</text:span></text:p></draw:text-box></draw:frame><draw:g text:anchor-type="paragraph" draw:z-index="149" draw:name="Shape4_211" draw:style-name="Mgr1"><draw:path draw:style-name="Mgr8" draw:text-style-name="MP31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3"><text:span text:style-name="MT72">Géométrie plane, </text:span><text:span text:style-name="MT125">partie 1</text:span><text:span text:style-name="MT72"> : </text:span><text:span text:style-name="MT132">coder</text:span></text:p></draw:text-box></draw:frame><draw:g text:anchor-type="paragraph" draw:z-index="146" draw:name="Shape4_212" draw:style-name="Mgr1"><draw:path draw:style-name="Mgr8" draw:text-style-name="MP31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84"><text:span text:style-name="MT127">Géométrie plane</text:span><text:span text:style-name="MT128"> : </text:span><text:span text:style-name="MT129">Vocabulaire</text:span></text:p>
      </style:header>
      <style:header-left>
        <text:p text:style-name="MP84"><text:span text:style-name="MT127">Géométrie plane</text:span><text:span text:style-name="MT128"> : </text:span><text:span text:style-name="MT129">Vocabulaire</text:span></text:p>
      </style:header-left>
      <style:footer>
        <text:p text:style-name="MP2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2">Géométrie plane : </text:span><text:span text:style-name="MT130">vocabulaire</text:span></text:p></draw:text-box></draw:frame><draw:g text:anchor-type="paragraph" draw:z-index="147" draw:name="Shape4_209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72">Géométrie plane : </text:span><text:span text:style-name="MT130">vocabulaire</text:span></text:p></draw:text-box></draw:frame><draw:g text:anchor-type="paragraph" draw:z-index="144" draw:name="Shape4_210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68">Géométrie plane</text:span> : <text:span text:style-name="MT69">P</text:span><text:span text:style-name="MT70">arallèles, perpendiculaires,<text:line-break/> </text:span><text:span text:style-name="MT71">distances</text:span></text:p>
      </style:header>
      <style:footer>
        <text:p text:style-name="MP11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45" draw:name="Shape4_204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4">Géométrie plane : </text:span><text:span text:style-name="MT73">Parallèles, perpendiculaires, </text:span><text:span text:style-name="MT74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3"><text:span text:style-name="MT72">Géométrie plane : </text:span><text:span text:style-name="MT73">parallèles, perpendiculaires, </text:span><text:span text:style-name="MT74">distances</text:span></text:p></draw:text-box></draw:frame><draw:g text:anchor-type="paragraph" draw:z-index="142" draw:name="Shape4_206" draw:style-name="Mgr1"><draw:path draw:style-name="Mgr8" draw:text-style-name="MP31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2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143" draw:name="Shape4_205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140" draw:name="Shape4_154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0" draw:style-name="Mdp1">
      <style:header>
        <text:p text:style-name="_5f_Header_20_G_20_page_20_impaire_20__28_D_29_"><text:span text:style-name="MT68">Géométrie plane</text:span> : <text:span text:style-name="MT134">Milieu, alignement, </text:span><text:span text:style-name="MT135">appartenance</text:span></text:p>
      </style:header>
      <style:footer>
        <text:p text:style-name="MP11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41" draw:name="Shape4_151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pan text:style-name="MT124">Géométrie plane : </text:span><text:span text:style-name="MT136">milieu, Alignement, </text:span><text:span text:style-name="MT137">APPARTENANCE</text:span></text:p></draw:text-box></draw:frame></text:p>
      </style:footer>
      <style:footer-left>
        <text:p text:style-name="MP2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38" draw:name="Shape4_152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72">Géométrie plane : </text:span><text:span text:style-name="MT136">milieu, alignement, </text:span><text:span text:style-name="MT137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1" draw:style-name="Mdp1">
      <style:header>
        <text:p text:style-name="MP86"><text:span text:style-name="MT138">S</text:span><text:span text:style-name="MT139">olides</text:span> : <text:span text:style-name="MT138">Vocabulaire, nature</text:span></text:p>
      </style:header>
      <style:footer>
        <text:p text:style-name="MP2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39" draw:name="Shape4_149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36" draw:name="Shape4_150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0" draw:style-name="Mdp1">
      <style:header>
        <text:p text:style-name="_5f_Header_20_G_20_page_20_paire_20__28_G_29_"><text:span text:style-name="MT68">Géométrie plane</text:span> : <text:span text:style-name="MT68">Points, droites </text:span><text:span text:style-name="MT140">et cercles</text:span></text:p>
      </style:header>
      <style:footer>
        <text:p text:style-name="MP2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37" draw:name="Shape4_202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Géométrie plane : points, droites <text:span text:style-name="MT141">et cercles</text:span></text:p></draw:text-box></draw:frame></text:p>
      </style:footer>
      <style:footer-left>
        <text:p text:style-name="MP2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34" draw:name="Shape4_203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Géométrie plane : points, droites <text:span text:style-name="MT141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1" draw:style-name="Mdp1">
      <style:header>
        <text:p text:style-name="MP86"><text:span text:style-name="MT138">S</text:span><text:span text:style-name="MT139">olides</text:span> : <text:span text:style-name="MT138">Vocabulaire, nature</text:span></text:p>
      </style:header>
      <style:footer>
        <text:p text:style-name="MP2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35" draw:name="Shape4_200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32" draw:name="Shape4_201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36"><text:span text:style-name="MT55">Repères du plan : Se repérer</text:span> </text:p>
      </style:header>
      <style:footer>
        <text:p text:style-name="MP11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33" draw:name="Shape4_194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49">R</text:span>epères du plan : se repérer</text:p></draw:text-box></draw:frame></text:p>
      </style:footer>
      <style:footer-left>
        <text:p text:style-name="MP2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30" draw:name="Shape4_195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49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42">R</text:span><text:span text:style-name="MT143">epères du plan : Se </text:span><text:span text:style-name="MT144">déplacer</text:span></text:p>
      </style:header>
      <style:footer>
        <text:p text:style-name="MP2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8">Repères du plan : Se </text:span><text:span text:style-name="MT145">déplacer</text:span></text:p></draw:text-box></draw:frame><draw:g text:anchor-type="paragraph" draw:z-index="131" draw:name="Shape4_192" draw:style-name="Mgr1"><draw:path draw:style-name="Mgr8" draw:text-style-name="MP31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2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8">Repères du plan : se </text:span><text:span text:style-name="MT145">déplacer</text:span></text:p></draw:text-box></draw:frame><draw:g text:anchor-type="paragraph" draw:z-index="128" draw:name="Shape4_193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36"><text:span text:style-name="MT55">Repères du plan : Se repérer</text:span> </text:p>
      </style:header>
      <style:footer>
        <text:p text:style-name="MP11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29" draw:name="Shape4_190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49">R</text:span>epères du plan : se repérer</text:p></draw:text-box></draw:frame></text:p>
      </style:footer>
      <style:footer-left>
        <text:p text:style-name="MP2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26" draw:name="Shape4_191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49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49">R</text:span>epères du plan : Se repérer</text:p>
      </style:header>
      <style:header-left>
        <text:p text:style-name="_5f_Header_20_G_20_page_20_paire_20__28_G_29_"><text:span text:style-name="MT49">R</text:span>epères du plan : Se repérer</text:p>
      </style:header-left>
      <style:footer>
        <text:p text:style-name="MP2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1">Repères du plan : Se repérer</text:p></draw:text-box></draw:frame><draw:g text:anchor-type="paragraph" draw:z-index="127" draw:name="Shape4_117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2">Repères du plan : se repérer</text:p></draw:text-box></draw:frame><draw:g text:anchor-type="paragraph" draw:z-index="124" draw:name="Shape4_189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1COL" style:display-name="3_2_SERIE_G_GAUCHE_ET_DROITE_1COL" style:page-layout-name="Mpm11" draw:style-name="Mdp1">
      <style:header>
        <text:p text:style-name="MP86"><text:span text:style-name="MT138">S</text:span><text:span text:style-name="MT139">olides</text:span> : <text:span text:style-name="MT138">Vocabulaire, nature</text:span></text:p>
      </style:header>
      <style:footer>
        <text:p text:style-name="MP2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87" draw:name="Shape4_196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88" draw:name="Shape4_197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0" draw:style-name="Mdp1">
      <style:header>
        <text:p text:style-name="MP92"><text:span text:style-name="MT68">Géométrie plane</text:span> : <text:span text:style-name="MT146">D</text:span><text:span text:style-name="MT68">roites, </text:span><text:span text:style-name="MT147">demi-droites </text:span><text:span text:style-name="MT148">&amp; </text:span><text:span text:style-name="MT147">segments</text:span></text:p>
      </style:header>
      <style:footer>
        <text:p text:style-name="MP2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85" draw:name="Shape4_198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<text:span text:style-name="MT124">Géométrie plane : </text:span><text:span text:style-name="MT72">droites, </text:span><text:span text:style-name="MT149">DEMI-droites et segments</text:span></text:p></draw:text-box></draw:frame></text:p>
      </style:footer>
      <style:footer-left>
        <text:p text:style-name="MP2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6" draw:name="Shape4_199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72">Géométrie plane : droites, </text:span><text:span text:style-name="MT149">DEMI-droites et segments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1" draw:style-name="Mdp1">
      <style:header>
        <text:p text:style-name="MP93"><text:span text:style-name="MT150">Constructions géométriques : </text:span><text:span text:style-name="MT151">Reproduire</text:span></text:p>
      </style:header>
      <style:header-left>
        <text:p text:style-name="MP93"><text:span text:style-name="MT150">Constructions géométriques : </text:span><text:span text:style-name="MT151">Reproduire</text:span></text:p>
      </style:header-left>
      <style:footer>
        <text:p text:style-name="MP2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75" draw:name="Shape10_0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2">CONSTRUCTIONS Géométriques : <text:s/></text:span><text:span text:style-name="MT153">REPRODUIRE</text:span></text:p></draw:text-box></draw:frame></text:p>
      </style:footer>
      <style:footer-left>
        <text:p text:style-name="MP2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76" draw:name="Shape10_2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0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2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73" draw:name="Shape4_208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3">G</text:span><text:span text:style-name="MT154">éométrie </text:span><text:span text:style-name="MT155">plane </text:span><text:span text:style-name="MT154">: </text:span><text:span text:style-name="MT155">vocabulaire</text:span></text:h></draw:text-box></draw:frame></text:p>
      </style:footer>
      <style:footer-left>
        <text:p text:style-name="MP2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4" draw:name="Shape4_207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3">G</text:span><text:span text:style-name="MT154">éométrie </text:span><text:span text:style-name="MT156">plane</text:span><text:span text:style-name="MT154"> : </text:span><text:span text:style-name="MT156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1" draw:style-name="Mdp1">
      <style:header>
        <text:p text:style-name="MP98"><draw:line text:anchor-type="paragraph" draw:z-index="69" draw:name="Shape9_1" draw:style-name="Mgr13" draw:text-style-name="MP7" svg:x1="11.559cm" svg:y1="0.36cm" svg:x2="20.5cm" svg:y2="0.36cm"><text:p/></draw:line><draw:frame text:anchor-type="paragraph" draw:z-index="70" draw:name="Shape8_6" draw:style-name="Mgr5" draw:text-style-name="MP9" svg:width="2.703cm" svg:height="0.715cm" draw:transform="rotate (0.0872664625997165) translate (-0.172861111111111cm 0.218722222222222cm)"><draw:text-box><text:p text:style-name="MP7"><text:span text:style-name="MT2">Série 1</text:span></text:p></draw:text-box></draw:frame><draw:path text:anchor-type="paragraph" draw:z-index="71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7">itre de la série</text:span></text:p>
      </style:header>
      <style:footer>
        <text:p text:style-name="MP2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72" draw:name="Shape10_4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8">Éléments de géométrie</text:span> • <text:span text:style-name="MT158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0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2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68" draw:name="Shape4_215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1" draw:style-name="Mdp1">
      <style:header>
        <text:p text:style-name="_5f_Header_20_G_20_page_20_impaire_20__28_D_29_"><text:span text:style-name="MT150">Constructions géométriques : </text:span><text:span text:style-name="MT151">Reproduire</text:span></text:p>
      </style:header>
      <style:header-left>
        <text:p text:style-name="MP102"><text:span text:style-name="MT150">Constructions géométriques : </text:span><text:span text:style-name="MT151">Reproduire</text:span></text:p>
      </style:header-left>
      <style:footer>
        <text:p text:style-name="MP2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7" draw:name="Shape4_218" draw:style-name="Mgr1"><draw:path draw:style-name="Mgr8" draw:text-style-name="MP31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0" draw:style-name="Mdp1">
      <style:header>
        <text:p text:style-name="_5f_Header_20_G_20_page_20_paire_20__28_G_29_"><text:span text:style-name="MT159">Constructions géométriques : </text:span><text:span text:style-name="MT160">Reproduire</text:span></text:p>
      </style:header>
      <style:header-left>
        <text:p text:style-name="_5f_Header_20_G_20_page_20_paire_20__28_G_29_"><text:span text:style-name="MT159">Constructions géométriques : </text:span><text:span text:style-name="MT160">Reproduire</text:span></text:p>
      </style:header-left>
      <style:footer>
        <text:p text:style-name="MP2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65" draw:name="Shape4_220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2">CONSTRUCTIONS Géométriques : </text:span><text:span text:style-name="MT153">REPRODUIRE</text:span></text:p></draw:text-box></draw:frame></text:p>
      </style:footer>
      <style:footer-left>
        <text:p text:style-name="MP2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6" draw:name="Shape4_219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1" draw:style-name="Mdp1">
      <style:header>
        <text:p text:style-name="MP93"><text:span text:style-name="MT150">Constructions géométriques : </text:span><text:span text:style-name="MT151">Reproduire</text:span></text:p>
      </style:header>
      <style:footer>
        <text:p text:style-name="MP2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63" draw:name="Shape10_1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2">CONSTRUCTIONS Géométriques : <text:s/></text:span><text:span text:style-name="MT153">REPRODUIRE</text:span></text:p></draw:text-box></draw:frame></text:p>
      </style:footer>
      <style:footer-left>
        <text:p text:style-name="MP2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64" draw:name="Shape10_3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2">CONSTRUCTIONS Géométriques : <text:s/></text:span><text:span text:style-name="MT153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0" draw:style-name="Mdp1">
      <style:header>
        <text:p text:style-name="_5f_Header_20_G_20_page_20_impaire_20__28_D_29_"><text:span text:style-name="MT159">Constructions géométriques : </text:span><text:span text:style-name="MT161">Rédiger</text:span></text:p>
      </style:header>
      <style:header-left>
        <text:p text:style-name="_5f_Header_20_G_20_page_20_paire_20__28_G_29_"><text:span text:style-name="MT159">Constructions géométriques : </text:span><text:span text:style-name="MT161">Rédiger</text:span></text:p>
      </style:header-left>
      <style:footer>
        <text:p text:style-name="MP2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62" draw:name="Shape4_221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2">CONSTRUCTIONS Géométriques : </text:span><text:span text:style-name="MT162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0" draw:style-name="Mdp1">
      <style:header>
        <text:p text:style-name="_5f_Header_20_G_20_page_20_impaire_20__28_D_29_"><text:span text:style-name="MT163">S</text:span>olides : <text:span text:style-name="MT163">Vocabulaire, nature</text:span></text:p>
      </style:header>
      <style:header-left>
        <text:p text:style-name="_5f_Header_20_G_20_page_20_impaire_20__28_D_29_"><text:span text:style-name="MT163">S</text:span>olides : <text:span text:style-name="MT163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60" draw:name="Shape4_255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2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61" draw:name="Shape4_256" draw:style-name="Mgr1"><draw:path draw:style-name="Mgr8" draw:text-style-name="MP31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1" draw:style-name="Mdp1">
      <style:header>
        <text:p text:style-name="MP86"><text:span text:style-name="MT138">S</text:span><text:span text:style-name="MT139">olides</text:span> : <text:span text:style-name="MT138">Vocabulaire, nature</text:span></text:p>
      </style:header>
      <style:header-left>
        <text:p text:style-name="MP86"><text:span text:style-name="MT138">S</text:span><text:span text:style-name="MT139">olides</text:span> : <text:span text:style-name="MT138">Vocabulaire, nature</text:span></text:p>
      </style:header-left>
      <style:footer>
        <text:p text:style-name="MP2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58" draw:name="Shape4_225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59" draw:name="Shape4_254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0" draw:style-name="Mdp1">
      <style:header>
        <text:p text:style-name="_5f_Header_20_G_20_page_20_impaire_20__28_D_29_"><text:span text:style-name="MT163">S</text:span>olides : <text:span text:style-name="MT164">Perspective cavalière</text:span></text:p>
      </style:header>
      <style:header-left>
        <text:p text:style-name="_5f_Header_20_G_20_page_20_impaire_20__28_D_29_"><text:span text:style-name="MT163">S</text:span>olides : <text:span text:style-name="MT164">Perspective cavalière</text:span></text:p>
      </style:header-left>
      <style:footer>
        <text:p text:style-name="MP2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56" draw:name="Shape4_224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solides : </text:span><text:span text:style-name="MT166">perspective cavalière</text:span></text:h></draw:text-box></draw:frame></text:p>
      </style:footer>
      <style:footer-left>
        <text:p text:style-name="MP2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57" draw:name="Shape4_253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65">solides : </text:span><text:span text:style-name="MT166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1" draw:style-name="Mdp1">
      <style:header>
        <text:p text:style-name="_5f_Header_20_G_20_page_20_impaire_20__28_D_29_"><text:span text:style-name="MT138">Solides : </text:span><text:span text:style-name="MT167">Patrons</text:span></text:p>
      </style:header>
      <style:header-left>
        <text:p text:style-name="_5f_Header_20_G_20_page_20_paire_20__28_G_29_"><text:span text:style-name="MT138">Solides : </text:span><text:span text:style-name="MT167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<text:span text:style-name="MT168">patrons</text:span></text:p></draw:text-box></draw:frame><draw:g text:anchor-type="paragraph" draw:z-index="54" draw:name="Shape4_223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2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8">patrons</text:span></text:h></draw:text-box></draw:frame><draw:g text:anchor-type="paragraph" draw:z-index="55" draw:name="Shape4_252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0" draw:style-name="Mdp1">
      <style:header>
        <text:p text:style-name="_5f_Header_20_G_20_page_20_impaire_20__28_D_29_"><text:span text:style-name="MT163">S</text:span>olides : <text:span text:style-name="MT169">Patrons</text:span></text:p>
      </style:header>
      <style:header-left>
        <text:p text:style-name="_5f_Header_20_G_20_page_20_impaire_20__28_D_29_"><text:span text:style-name="MT163">S</text:span>olides : <text:span text:style-name="MT169">Patrons</text:span></text:p>
      </style:header-left>
      <style:footer>
        <text:p text:style-name="MP2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52" draw:name="Shape4_222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solides : </text:span><text:span text:style-name="MT170">Patrons</text:span></text:h></draw:text-box></draw:frame></text:p>
      </style:footer>
      <style:footer-left>
        <text:p text:style-name="MP2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53" draw:name="Shape4_251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165">solides : </text:span><text:span text:style-name="MT170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1" draw:style-name="Mdp1">
      <style:header>
        <text:p text:style-name="_5f_Header_20_G_20_page_20_impaire_20__28_D_29_"><text:span text:style-name="MT138">S</text:span><text:span text:style-name="MT139">olides</text:span> : <text:span text:style-name="MT138">Vocabulaire, nature</text:span></text:p>
      </style:header>
      <style:header-left>
        <text:p text:style-name="_5f_Header_20_G_20_page_20_impaire_20__28_D_29_"><text:span text:style-name="MT138">S</text:span><text:span text:style-name="MT139">olides</text:span> : <text:span text:style-name="MT138">Vocabulaire, nature</text:span></text:p>
      </style:header-left>
      <style:footer>
        <text:p text:style-name="MP2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50" draw:name="Shape4_249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51" draw:name="Shape4_250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5"><text:span text:style-name="MT171">Géométrie plane</text:span><text:span text:style-name="MT138"> : </text:span><text:span text:style-name="MT172">Parallèles, perpendiculaires,<text:line-break/> </text:span><text:span text:style-name="MT173">distances</text:span></text:p>
      </style:header>
      <style:footer>
        <text:p text:style-name="MP2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48" draw:name="Shape4_247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49" draw:name="Shape4_248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4">Symétrie axiale</text:span><text:span text:style-name="MT71"> : </text:span><text:span text:style-name="MT175">Reconnaissance et axes</text:span></text:p>
      </style:header>
      <style:footer>
        <text:p text:style-name="MP11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46" draw:name="Shape4_245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9">S</text:span>ymétrie axiale : reconnaissance et axes</text:h></draw:text-box></draw:frame></text:p>
      </style:footer>
      <style:footer-left>
        <text:p text:style-name="MP2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47" draw:name="Shape4_246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72">Géométrie plane : </text:span><text:span text:style-name="MT73">parallèles, perpendiculaires, </text:span><text:span text:style-name="MT74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5"><text:span text:style-name="MT171">Géométrie plane</text:span><text:span text:style-name="MT138"> : </text:span><text:span text:style-name="MT172">Parallèles, perpendiculaires,<text:line-break/> </text:span><text:span text:style-name="MT173">distances</text:span></text:p>
      </style:header>
      <style:footer>
        <text:p text:style-name="MP2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44" draw:name="Shape4_243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45" draw:name="Shape4_244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4">Symétrie axiale</text:span><text:span text:style-name="MT71"> : </text:span><text:span text:style-name="MT174">Médiatrice d’un segment</text:span></text:p>
      </style:header>
      <style:footer>
        <text:p text:style-name="MP11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42" draw:name="Shape4_241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4">S</text:span><text:span text:style-name="MT176">ymétrie axiale : </text:span><text:span text:style-name="MT177">Médiatrice d’un segment</text:span></text:h></draw:text-box></draw:frame></text:p>
      </style:footer>
      <style:footer-left>
        <text:p text:style-name="MP2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43" draw:name="Shape4_242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24">S</text:span><text:span text:style-name="MT176">ymétrie axiale : </text:span><text:span text:style-name="MT177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2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40" draw:name="Shape4_226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41" draw:name="Shape4_240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49">S</text:span><text:span text:style-name="MT71">ymétrie axiale : Constructions</text:span></text:p>
      </style:header>
      <style:footer>
        <text:p text:style-name="MP11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8" draw:name="Shape4_238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49">S</text:span>ymétrie axiale : Constructions</text:h></draw:text-box></draw:frame></text:p>
      </style:footer>
      <style:footer-left>
        <text:p text:style-name="MP2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39" draw:name="Shape4_239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72">Géométrie plane : </text:span><text:span text:style-name="MT73">parallèles, perpendiculaires, </text:span><text:span text:style-name="MT74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5"><text:span text:style-name="MT171">Géométrie plane</text:span><text:span text:style-name="MT138"> : </text:span><text:span text:style-name="MT172">Parallèles, perpendiculaires,<text:line-break/> </text:span><text:span text:style-name="MT173">distances</text:span></text:p>
      </style:header>
      <style:header-left>
        <text:p text:style-name="MP105"><text:span text:style-name="MT171">Géométrie plane</text:span><text:span text:style-name="MT138"> : </text:span><text:span text:style-name="MT172">Parallèles, perpendiculaires,<text:line-break/> </text:span><text:span text:style-name="MT173">distances</text:span></text:p>
      </style:header-left>
      <style:footer>
        <text:p text:style-name="MP2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36" draw:name="Shape4_236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37" draw:name="Shape4_237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78">Symétrie axiale</text:span><text:span text:style-name="MT71"> : </text:span><text:span text:style-name="MT179">Axes de symétrie de figures</text:span></text:p>
      </style:header>
      <style:header-left>
        <text:p text:style-name="MP109"><text:span text:style-name="MT178">Symétrie axiale</text:span><text:span text:style-name="MT71"> : </text:span><text:span text:style-name="MT179">Axes de symétrie de figures</text:span></text:p>
      </style:header-left>
      <style:footer>
        <text:p text:style-name="MP11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34" draw:name="Shape4_234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49">S</text:span>ymétrie axiale : axes de symétrie de figures</text:p></draw:text-box></draw:frame></text:p>
      </style:footer>
      <style:footer-left>
        <text:p text:style-name="MP2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35" draw:name="Shape4_235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72">Géométrie plane : </text:span><text:span text:style-name="MT73">parallèles, perpendiculaires, </text:span><text:span text:style-name="MT74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5"><text:span text:style-name="MT171">Géométrie plane</text:span><text:span text:style-name="MT138"> : </text:span><text:span text:style-name="MT172">Parallèles, perpendiculaires,<text:line-break/> </text:span><text:span text:style-name="MT173">distances</text:span></text:p>
      </style:header>
      <style:footer>
        <text:p text:style-name="MP2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32" draw:name="Shape4_232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33" draw:name="Shape4_233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49">S</text:span>ymétrie : Propriétés</text:p>
      </style:header>
      <style:footer>
        <text:p text:style-name="MP11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30" draw:name="Shape4_230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9">S</text:span>ymétrie axiale : propriétés</text:p></draw:text-box></draw:frame></text:p>
      </style:footer>
      <style:footer-left>
        <text:p text:style-name="MP2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31" draw:name="Shape4_231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72">Géométrie plane : </text:span><text:span text:style-name="MT73">parallèles, perpendiculaires, </text:span><text:span text:style-name="MT74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5"><text:span text:style-name="MT171">Géométrie plane</text:span><text:span text:style-name="MT138"> : </text:span><text:span text:style-name="MT172">Parallèles, perpendiculaires,<text:line-break/> </text:span><text:span text:style-name="MT173">distances</text:span></text:p>
      </style:header>
      <style:footer>
        <text:p text:style-name="MP2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28" draw:name="Shape4_228" draw:style-name="Mgr1"><draw:path draw:style-name="Mgr8" draw:text-style-name="MP3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133">Géométrie plane : </text:span><text:span text:style-name="MT69">parallèles, perpendiculaires, </text:span><text:span text:style-name="MT49">distances</text:span></text:p></draw:text-box></draw:frame><draw:g text:anchor-type="paragraph" draw:z-index="29" draw:name="Shape4_229" draw:style-name="Mgr1"><draw:path draw:style-name="Mgr8" draw:text-style-name="MP31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2"><text:span text:style-name="MT49">S</text:span>ymétrie axiale : pour aller plus loin</text:p>
      </style:header>
      <style:footer>
        <text:p text:style-name="MP11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6" draw:name="Shape4_49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49">S</text:span>ymétrie axiale : pour aller plus loin</text:p></draw:text-box></draw:frame></text:p>
      </style:footer>
      <style:footer-left>
        <text:p text:style-name="MP2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7" draw:name="Shape4_227" draw:style-name="Mgr1"><draw:path draw:style-name="Mgr8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72">Géométrie plane : </text:span><text:span text:style-name="MT73">parallèles, perpendiculaires, </text:span><text:span text:style-name="MT74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20" draw:name="Shape3_1" draw:style-name="Mgr15" draw:text-style-name="MP7" svg:x1="10.893cm" svg:y1="0.403cm" svg:x2="20.503cm" svg:y2="0.327cm"><text:p/></draw:line><draw:path text:anchor-type="char" draw:z-index="21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4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23" draw:name="Shape3_38" draw:style-name="Mgr15" draw:text-style-name="MP7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22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0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Résoudre des problèmes</text:p></draw:text-box></draw:frame><draw:g text:anchor-type="paragraph" draw:z-index="25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7-27T13:33:40</meta:creation-date>
    <dc:date>2021-07-14T13:32:13.815000000</dc:date>
    <meta:editing-duration>P4DT19H51M6S</meta:editing-duration>
    <meta:editing-cycles>123</meta:editing-cycles>
    <meta:generator>LibreOffice/7.1.1.2$Windows_X86_64 LibreOffice_project/fe0b08f4af1bacafe4c7ecc87ce55bb426164676</meta:generator>
    <meta:print-date>2014-09-09T22:24:42.216581000</meta:print-date>
    <meta:document-statistic meta:table-count="0" meta:image-count="0" meta:object-count="0" meta:page-count="4" meta:paragraph-count="822" meta:word-count="3229" meta:character-count="21425" meta:non-whitespace-character-count="18531"/>
    <meta:template xlink:type="simple" xlink:actuate="onRequest" xlink:title="lycee_v3" xlink:href="../../fichiers%20définitifs/Modele_cahier.ott" meta:date="2021-07-09T13:45:32.011278978"/>
  </office:meta>
</office:document-meta>
</file>